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automatic-styles>
    <style:style style:name="co1" style:family="table-column">
      <style:table-column-properties fo:break-before="auto" style:column-width="13.69mm"/>
    </style:style>
    <style:style style:name="co2" style:family="table-column">
      <style:table-column-properties fo:break-before="auto" style:column-width="22.58mm"/>
    </style:style>
    <style:style style:name="co3" style:family="table-column">
      <style:table-column-properties fo:break-before="auto" style:column-width="95.67mm"/>
    </style:style>
    <style:style style:name="co4" style:family="table-column">
      <style:table-column-properties fo:break-before="auto" style:column-width="56.9mm"/>
    </style:style>
    <style:style style:name="co5" style:family="table-column">
      <style:table-column-properties fo:break-before="auto" style:column-width="52.92mm"/>
    </style:style>
    <style:style style:name="co6" style:family="table-column">
      <style:table-column-properties fo:break-before="auto" style:column-width="7.34mm"/>
    </style:style>
    <style:style style:name="co7" style:family="table-column">
      <style:table-column-properties fo:break-before="auto" style:column-width="84.51mm"/>
    </style:style>
    <style:style style:name="co8" style:family="table-column">
      <style:table-column-properties fo:break-before="auto" style:column-width="151.77mm"/>
    </style:style>
    <style:style style:name="co9" style:family="table-column">
      <style:table-column-properties fo:break-before="auto" style:column-width="101.94mm"/>
    </style:style>
    <style:style style:name="co10" style:family="table-column">
      <style:table-column-properties fo:break-before="auto" style:column-width="338.05mm"/>
    </style:style>
    <style:style style:name="ro1" style:family="table-row">
      <style:table-row-properties style:row-height="4.5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200" style:text-align-source="fix" style:repeat-content="false"/>
      <style:paragraph-properties fo:text-align="center" fo:margin-left="0mm"/>
    </style:style>
    <style:style style:name="ce2" style:family="table-cell" style:parent-style-name="Default" style:data-style-name="N100"/>
    <style:style style:name="ce3" style:family="table-cell" style:parent-style-name="Default" style:data-style-name="N0">
      <style:table-cell-properties fo:background-color="#fff200" style:text-align-source="fix" style:repeat-content="false"/>
      <style:paragraph-properties fo:text-align="center" fo:margin-left="0mm"/>
    </style:style>
    <style:style style:name="ce4" style:family="table-cell" style:parent-style-name="Default" style:data-style-name="N0"/>
    <style:style style:name="ce5" style:family="table-cell" style:parent-style-name="Default">
      <style:table-cell-properties fo:background-color="#fff200"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content-validations>
        <table:content-validation table:name="val1" table:base-cell-address="article.B1">
          <table:error-message table:message-type="stop" table:display="true"/>
        </table:content-validation>
        <table:content-validation table:name="val2" table:condition="of:cell-content-is-in-list([$category.$B$2:$category.$B$14])" table:allow-empty-cell="true" table:display-list="unsorted" table:base-cell-address="article.B1">
          <table:error-message table:message-type="stop" table:display="true"/>
        </table:content-validation>
      </table:content-validations>
      <table:table table:name="article"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3" table:default-cell-style-name="ce2"/>
        <table:table-column table:style-name="co2" table:number-columns-repeated="1018" table:default-cell-style-name="ce2"/>
        <table:table-row table:style-name="ro1">
          <table:table-cell table:style-name="ce1" office:value-type="string" calcext:value-type="string">
            <text:p>記事ID</text:p>
          </table:table-cell>
          <table:table-cell table:style-name="ce1" table:content-validation-name="val1" office:value-type="string" calcext:value-type="string">
            <text:p>カテゴリ</text:p>
          </table:table-cell>
          <table:table-cell table:style-name="ce1" office:value-type="string" calcext:value-type="string">
            <text:p>タイトル</text:p>
          </table:table-cell>
          <table:table-cell table:style-name="ce1" office:value-type="string" calcext:value-type="string">
            <text:p>本文</text:p>
          </table:table-cell>
          <table:table-cell table:style-name="ce3" office:value-type="string" calcext:value-type="string">
            <text:p>マークダウンURL</text:p>
          </table:table-cell>
          <table:table-cell table:style-name="ce1" office:value-type="string" calcext:value-type="string">
            <text:p>閲覧URLリンクをタイトル表示</text:p>
          </table:table-cell>
          <table:table-cell table:number-columns-repeated="1018"/>
        </table:table-row>
        <table:table-row table:style-name="ro1">
          <table:table-cell office:value-type="string" calcext:value-type="string">
            <text:p>462</text:p>
          </table:table-cell>
          <table:table-cell table:content-validation-name="val2" office:value-type="string" calcext:value-type="string">
            <text:p>IT技術</text:p>
          </table:table-cell>
          <table:table-cell office:value-type="string" calcext:value-type="string">
            <text:p>seleniumで手動ログイン後に自動処理を行おうと試みるも失敗</text:p>
          </table:table-cell>
          <table:table-cell office:value-type="string" calcext:value-type="string">
            <text:p>　手動ログイン後のHTMLを取得できなかった。ログイン前のHTMLだけしか取得できない模様。</text:p>
            <text:p/>
            <text:p>&lt;!-- more --&gt;</text:p>
            <text:p/>
            <text:p># ブツ</text:p>
            <text:p/>
            <text:p>* [コード][]</text:p>
            <text:p/>
            <text:p>[コード]:https://github.com/ytyaru/Python.Selenium.ChromeDriver.Install.20220722170131</text:p>
            <text:p/>
            <text:p># 前回まで</text:p>
            <text:p/>
            <text:p>* [モナレッジから自分の記事のマークダウンをすべて取得したい][]</text:p>
            <text:p>* [ラズパイ4にseleniumとchromedriver-binaryをインストールする][]</text:p>
            <text:p/>
            <text:p>[ラズパイ4にseleniumとchromedriver-binaryをインストールする]:https://monaledge.com/article/460</text:p>
            <text:p>[モナレッジから自分の記事のマークダウンをすべて取得したい]:https://monaledge.com/article/459</text:p>
            <text:p>[モナレッジにログインできなかった件]:https://monaledge.com/article/458</text:p>
            <text:p/>
            <text:p># ソースコード</text:p>
            <text:p/>
            <text:p>0.py</text:p>
            <text:p>```python</text:p>
            <text:p>#!/usr/bin/env python3.7</text:p>
            <text:p># -*- coding: utf-8 -*-</text:p>
            <text:p>import time</text:p>
            <text:p>from selenium import webdriver</text:p>
            <text:p>from selenium.webdriver.common.desired_capabilities import DesiredCapabilities</text:p>
            <text:p>from selenium.webdriver.chrome import service as fs</text:p>
            <text:p>from selenium.webdriver.common.by import By</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f"window.open('{url}');")</text:p>
            <text:p/>
            <text:p>#time.sleep(30)</text:p>
            <text:p>#driver.close()</text:p>
            <text:p/>
            <text:p>time.sleep(30)</text:p>
            <text:p/>
            <text:p>def yet_login():</text:p>
            <text:p>    username = driver.find_element(By.CSS_SELECTOR, "div.display-1").text</text:p>
            <text:p>    print('username:', username)</text:p>
            <text:p>    elements = driver.find_elements(By.CSS_SELECTOR, "a")</text:p>
            <text:p>    urls = list(map(lambda e: e.get_attribute('href'), elements))</text:p>
            <text:p>    print(len(urls), urls)</text:p>
            <text:p>    elements = list(filter(lambda x: x.startswith('/article/'), urls))</text:p>
            <text:p>    print(len(elements))</text:p>
            <text:p>    if 0 &lt; len(elements): return False</text:p>
            <text:p>    return True</text:p>
            <text:p/>
            <text:p>while yet_login():</text:p>
            <text:p>    time.sleep(3)</text:p>
            <text:p/>
            <text:p>print('ログイン済みであることを確認しました！')</text:p>
            <text:p/>
            <text:p># クリックボタンを押す</text:p>
            <text:p>#browser.find_elements_by_css_selector("header button")[-1].click()</text:p>
            <text:p>```</text:p>
            <text:p/>
            <text:p>　実行するとブラウザが起動する。</text:p>
            <text:p/>
            <text:p>```sh</text:p>
            <text:p>python3.7 0.py</text:p>
            <text:p>```</text:p>
            <text:p/>
            <text:p>　mpurseが起動したあとパスワードを入力しログインするも、取得できるHTMLはログイン前のものだった。そのため自分の記事番号が取得できなかった。無念。</text:p>
            <text:p/>
            <text:p># [モナレッジにログインできなかった件][]</text:p>
            <text:p/>
            <text:p>　上記のようなコードを書いては起動してを何度か繰り返していました。するとモナレッジにログインできなくなって[モナレッジにログインできなかった件][]の経緯に至りました。</text:p>
            <text:p/>
            <text:p>## 分析</text:p>
            <text:p/>
            <text:p>### BANされた？</text:p>
            <text:p/>
            <text:p>　私はBANされたのだと思いました。WEBサービスの中にはパスワードの総当りで不正ログインを試みるクラッカーがいます。それへの対処として一定の頻度でログインを試みたら不審者としてそのIPアドレスからのアクセスを禁止する処置をとることがあります。今回のことはそれかと思いました。</text:p>
            <text:p/>
            <text:p>　もっとも、ふつうは一定時間内にログイン失敗回数が一定回数に達したときだと思います。私は毎回ログインに成功していたので不正ログイン扱いされるとは思えません。でも、それしか思い当たる節がありませんでした。</text:p>
            <text:p/>
            <text:p>### サーバが落ちた</text:p>
            <text:p/>
            <text:p>　その後らいう様からツイッターで教えていただいた所、バックエンドのAPIサーバが落ちていたとのことでした。</text:p>
            <text:p/>
            <text:p>　もしこの作業がサーバダウンにつながるとしたら過剰リクエストにより負荷がかかりすぎたときだと思います。けれど今回のコードでモナレッジのサーバにリクエストしているのは`driver.execute_script(f"window.open('{url}');")`の1回だけのはず。それ以降の3秒ごとにループしている処理ではリクエストはせずHTML解析しているだけなのでサーバ負荷はかかっていないと思います。</text:p>
            <text:p/>
            <text:p>　私は何度もこのコードの動作確認をしました。でもブラウザが立ち上がり、mpurseが表示され、パスワードを入力し、mpurseのボタンを2回押してログインされるまで、少なく見積もって15秒でした。これは体感で測ったので正確ではありません。でもサーバが過剰負荷で落ちるほどの頻度でアクセスしているとも思えません。</text:p>
            <text:p/>
            <text:p>　コードを変えながらやっていたので繰り返した回数までは覚えていませんが、いくら多くても三十回もやってないと思います。サーバが落ちるような負荷ではないと思うのですが、サーバのスペックも知らないので何とも言えません。</text:p>
            <text:p/>
            <text:p>### タイミング</text:p>
            <text:p/>
            <text:p>　ただ、私はこの作業をしているときにログインできなくなりました。タイミング的にこれが無関係とも思えません。けれどサーバが落ちるようなこととも思えず。</text:p>
            <text:p/>
            <text:p>### 原因不明</text:p>
            <text:p/>
            <text:p>　はたしてこれは私のせいだったのか。正直よくわかりません。でもタイミング的に怪しいので、とりあえず私がやったことを報告しておきます。ここまでが経緯のすべてです。復旧したので別にどうでもいいかもしれませんが念の為。</text:p>
            <text:p/>
            <text:p># これからどうするか</text:p>
            <text:p/>
            <text:p>　[モナレッジから自分の記事のマークダウンをすべて取得したい][]と思ってはじめたことですが、結局ログイン後のHTMLを取得することはできませんでした。それについては何か方法があるはずだと思うのですが、それを見つけるためには実際に動作させる必要があります。けれどこのまま続けていいものか疑問です。</text:p>
            <text:p/>
            <text:p>　モナレッジにログインできなくなったのはサーバダウンのようですが、その原因がよくわかりません。私がやった作業が原因である可能性も否定できないので、念の為ここでやめておこうと思います。</text:p>
            <text:p/>
            <text:p>　もし仮にやるとしても一日一回とか、限りなく少ない回数だけやるほうがいいでしょう。</text:p>
            <text:p/>
            <text:p>　あるいはいっそ自動化をあきらめて、手動でポチポチやりながらバックアップをとると決めたほうが良さそうです。そうしようかな。うん、とりあえずそうしよう。</text:p>
            <text:p/>
          </table:table-cell>
          <table:table-cell table:formula="of:=HYPERLINK(CONCATENATE([url.$A$4]; [.A2]))" office:value-type="string" office:string-value="https://monaledge.com/edit/462" calcext:value-type="string">
            <text:p>https://monaledge.com/edit/462</text:p>
          </table:table-cell>
          <table:table-cell table:style-name="ce4" table:formula="of:=HYPERLINK(CONCATENATE([url.$A$5]; [.$A2]); [.$C2])" office:value-type="string" office:string-value="seleniumで手動ログイン後に自動処理を行おうと試みるも失敗" calcext:value-type="string">
            <text:p>seleniumで手動ログイン後に自動処理を行おうと試みるも失敗</text:p>
          </table:table-cell>
          <table:table-cell table:number-columns-repeated="1018"/>
        </table:table-row>
        <table:table-row table:style-name="ro1">
          <table:table-cell office:value-type="string" calcext:value-type="string">
            <text:p>460</text:p>
          </table:table-cell>
          <table:table-cell table:content-validation-name="val2" office:value-type="string" calcext:value-type="string">
            <text:p>IT技術</text:p>
          </table:table-cell>
          <table:table-cell office:value-type="string" calcext:value-type="string">
            <text:p>ラズパイ4にseleniumとchromedriver-binaryをインストールする</text:p>
          </table:table-cell>
          <table:table-cell office:value-type="string" calcext:value-type="string">
            <text:p>　めちゃくちゃ苦労した。</text:p>
            <text:p/>
            <text:p>&lt;!-- more --&gt;</text:p>
            <text:p/>
            <text:p># 動機</text:p>
            <text:p/>
            <text:p>* [モナレッジから自分の記事のマークダウンをすべて取得したい][]</text:p>
            <text:p/>
            <text:p>[モナレッジから自分の記事のマークダウンをすべて取得したい]:https://monaledge.com/article/459</text:p>
            <text:p/>
            <text:p>　ログインできず記事のマークダウンを取得できなかった。</text:p>
            <text:p/>
            <text:p>　seleniumを使えばモナレッジにログインできるかと思い試した。</text:p>
            <text:p/>
            <text:p># 結論</text:p>
            <text:p/>
            <text:p>　Chromiumの指定Profileを使って起動することには成功した。</text:p>
            <text:p/>
            <text:p>　モナレッジにログインするにはブラウザ拡張機能mpurseをインストールしたProfileでseleniumを起動する必要がある。そのProfileを指定する必要がある。</text:p>
            <text:p/>
            <text:p>　ただし、ログインを手動でやったあと、どうやって記事番号の取得などを実行させるかはまだわからない。</text:p>
            <text:p/>
            <text:p>## インストール</text:p>
            <text:p/>
            <text:p>```sh</text:p>
            <text:p>sudo pip3 install selenium</text:p>
            <text:p>sudo apt-get install chromium-chromedriver</text:p>
            <text:p>```</text:p>
            <text:p/>
            <text:p>パッケージ|役割</text:p>
            <text:p>----------|----</text:p>
            <text:p>selenium|ブラウザを起動するやつ？</text:p>
            <text:p>chromium-chromedriver|Profileを指定するやつ？</text:p>
            <text:p/>
            <text:p>## 動作確認コード</text:p>
            <text:p/>
            <text:p>　指定したProfileでブラウザを起動する。</text:p>
            <text:p/>
            <text:p>```python</text:p>
            <text:p>#!/usr/bin/env python3.7</text:p>
            <text:p>import time</text:p>
            <text:p>from selenium import webdriver</text:p>
            <text:p>from selenium.webdriver.common.desired_capabilities import DesiredCapabilities</text:p>
            <text:p>from selenium.webdriver.chrome import service as fs</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window.open('${url}');`)</text:p>
            <text:p/>
            <text:p>time.sleep(30)</text:p>
            <text:p>driver.close()</text:p>
            <text:p>```</text:p>
            <text:p/>
            <text:p>### パラメータ</text:p>
            <text:p/>
            <text:p>キー|意味|値の例</text:p>
            <text:p>----|----|------</text:p>
            <text:p>`--user-data-dir`|ユーザープロファイルの保存先を指定|`/home/pi/.config/chromium`</text:p>
            <text:p>`--profile-directory`|使用するユーザープロファイルを指定|`Profile 3`</text:p>
            <text:p/>
            <text:p>　値は各自の環境にあわせること。</text:p>
            <text:p/>
            <text:p># 情報源</text:p>
            <text:p/>
            <text:p>* [Python+Selenium+ChromeDriverでログオン認証状態を維持する方法][]</text:p>
            <text:p/>
            <text:p>[Python+Selenium+ChromeDriverでログオン認証状態を維持する方法]:https://syachiku.net/pythonseleniumchromedriver%E3%81%A7%E3%83%AD%E3%82%B0%E3%82%AA%E3%83%B3%E7%8A%B6%E6%85%8B%E3%82%92%E3%82%AD%E3%83%A3%E3%83%83%E3%82%B7%E3%83%A5%E3%81%99%E3%82%8B/</text:p>
            <text:p/>
            <text:p># selenium</text:p>
            <text:p/>
            <text:p>## pythonのバージョン確認</text:p>
            <text:p/>
            <text:p>　まずはPythonの状態確認から。以前anyenv、pyenvでPythonをインストールした。</text:p>
            <text:p/>
            <text:p>* [electrum-monaをラズパイ4にインストールできなかったログ]</text:p>
            <text:p/>
            <text:p>[electrum-monaをラズパイ4にインストールできなかったログ]:https://monaledge.com/article/429</text:p>
            <text:p/>
            <text:p>　インストール済みPythonのバージョンを確認する。</text:p>
            <text:p/>
            <text:p>```sh</text:p>
            <text:p>$ pyenv versions</text:p>
            <text:p>  system</text:p>
            <text:p>* 3.10.5</text:p>
            <text:p>  3.9.13</text:p>
            <text:p>```</text:p>
            <text:p>```sh</text:p>
            <text:p>$ python -V</text:p>
            <text:p>Python 3.10.5</text:p>
            <text:p>```</text:p>
            <text:p>```sh</text:p>
            <text:p>$ pip -V</text:p>
            <text:p>pip 22.1.2 ... /pip (python 3.10)</text:p>
            <text:p>```</text:p>
            <text:p/>
            <text:p>## seleniumをインストールする</text:p>
            <text:p/>
            <text:p>### 失敗1</text:p>
            <text:p/>
            <text:p>```sh</text:p>
            <text:p>sudo pip install selenium</text:p>
            <text:p>```</text:p>
            <text:p>```sh</text:p>
            <text:p>Looking in indexes: https://pypi.org/simple, https://www.piwheels.org/simple</text:p>
            <text:p>Collecting selenium</text:p>
            <text:p>  Downloading https://files.pythonhosted.org/packages/80/d6/4294f0b4bce4de0abf13e17190289f9d0613b0a44e5dd6a7f5ca98459853/selenium-3.141.0-py2.py3-none-any.whl (904kB)</text:p>
            <text:p>    100% |████████████████████████████████| 911kB 225kB/s </text:p>
            <text:p>Requirement already satisfied: urllib3 in /usr/lib/python2.7/dist-packages (from selenium) (1.24.1)</text:p>
            <text:p>Installing collected packages: selenium</text:p>
            <text:p>Successfully installed selenium-3.141.0</text:p>
            <text:p>```</text:p>
            <text:p/>
            <text:p>　すんなり入ったっぽい。そんなバカな。Pythonやらpipはいつも何かしらトラブルるイメージが染み付いているので逆に不安になる。</text:p>
            <text:p/>
            <text:p>　よくみると`python2.7`が参照されている。なんでだよ……3.10.5参照できてたろ……。やはり失敗している。</text:p>
            <text:p/>
            <text:p>### 失敗2</text:p>
            <text:p/>
            <text:p>　`sudo`を取っ払ってみる。さっきと違うログ。たぶん`sudo`がつくと参照している`python`コマンドが変わるのだろう。意味不明だがそういうものなのだろう。でもエラーが出ている。</text:p>
            <text:p/>
            <text:p>```sh</text:p>
            <text:p>pip install selenium</text:p>
            <text:p>```</text:p>
            <text:p/>
            <text:p>&lt;details&gt;&lt;summary&gt;ログ&lt;/summary&gt;</text:p>
            <text:p/>
            <text:p>```sh</text:p>
            <text:p>$ pip install selenium</text:p>
            <text:p>Looking in indexes: https://pypi.org/simple, https://www.piwheels.org/simple</text:p>
            <text:p>Collecting selenium</text:p>
            <text:p>  Downloading selenium-4.3.0-py3-none-any.whl (981 kB)</text:p>
            <text:p>     ━━━━━━━━━━━━━━━━━━━━━━━━━━━━━━━━━━━━━━━━ 981.4/981.4 kB 1.4 MB/s eta 0:00:00</text:p>
            <text:p>Collecting trio~=0.17</text:p>
            <text:p>  Downloading https://www.piwheels.org/simple/trio/trio-0.21.0-py3-none-any.whl (358 kB)</text:p>
            <text:p>     ━━━━━━━━━━━━━━━━━━━━━━━━━━━━━━━━━━━━━━━━ 359.0/359.0 kB 184.9 kB/s eta 0:00:00</text:p>
            <text:p>Collecting urllib3[secure,socks]~=1.26</text:p>
            <text:p>  Downloading https://www.piwheels.org/simple/urllib3/urllib3-1.26.10-py2.py3-none-any.whl (139 kB)</text:p>
            <text:p>     ━━━━━━━━━━━━━━━━━━━━━━━━━━━━━━━━━━━━━━━━ 139.2/139.2 kB 224.7 kB/s eta 0:00:00</text:p>
            <text:p>Collecting trio-websocket~=0.9</text:p>
            <text:p>  Downloading https://www.piwheels.org/simple/trio-websocket/trio_websocket-0.9.2-py3-none-any.whl (16 kB)</text:p>
            <text:p>Collecting outcome</text:p>
            <text:p>  Downloading https://www.piwheels.org/simple/outcome/outcome-1.2.0-py2.py3-none-any.whl (9.7 kB)</text:p>
            <text:p>Collecting sniffio</text:p>
            <text:p>  Downloading https://www.piwheels.org/simple/sniffio/sniffio-1.2.0-py3-none-any.whl (10 kB)</text:p>
            <text:p>Collecting idna</text:p>
            <text:p>  Using cached https://www.piwheels.org/simple/idna/idna-3.3-py3-none-any.whl (64 kB)</text:p>
            <text:p>Collecting sortedcontainers</text:p>
            <text:p>  Downloading https://www.piwheels.org/simple/sortedcontainers/sortedcontainers-2.4.0-py2.py3-none-any.whl (29 kB)</text:p>
            <text:p>Collecting async-generator&gt;=1.9</text:p>
            <text:p>  Downloading https://www.piwheels.org/simple/async-generator/async_generator-1.10-py3-none-any.whl (18 kB)</text:p>
            <text:p>Collecting attrs&gt;=19.2.0</text:p>
            <text:p>  Using cached https://www.piwheels.org/simple/attrs/attrs-21.4.0-py2.py3-none-any.whl (60 kB)</text:p>
            <text:p>Collecting wsproto&gt;=0.14</text:p>
            <text:p>  Downloading https://www.piwheels.org/simple/wsproto/wsproto-1.1.0-py3-none-any.whl (24 kB)</text:p>
            <text:p>Collecting PySocks!=1.5.7,&lt;2.0,&gt;=1.5.6</text:p>
            <text:p>  Downloading https://www.piwheels.org/simple/pysocks/PySocks-1.7.1-py3-none-any.whl (16 kB)</text:p>
            <text:p>Collecting cryptography&gt;=1.3.4</text:p>
            <text:p>  Downloading cryptography-37.0.4.tar.gz (585 kB)</text:p>
            <text:p>     ━━━━━━━━━━━━━━━━━━━━━━━━━━━━━━━━━━━━━━━━ 585.9/585.9 kB 197.0 kB/s eta 0:00:00</text:p>
            <text:p>  Installing build dependencies ... error</text:p>
            <text:p>  error: subprocess-exited-with-error</text:p>
            <text:p>  </text:p>
            <text:p>  × pip subprocess to install build dependencies did not run successfully.</text:p>
            <text:p>  │ exit code: 1</text:p>
            <text:p>  ╰─&gt; [30 lines of output]</text:p>
            <text:p>      Looking in indexes: https://pypi.org/simple, https://www.piwheels.org/simple, https://www.piwheels.org/simple</text:p>
            <text:p>      Collecting setuptools!=60.9.0,&gt;=40.6.0</text:p>
            <text:p>        Downloading https://www.piwheels.org/simple/setuptools/setuptools-63.2.0-py3-none-any.whl (1.2 MB)</text:p>
            <text:p>           ━━━━━━━━━━━━━━━━━━━━━━━━━━━━━━━━━━━━━━━━ 1.2/1.2 MB 105.4 kB/s eta 0:00:00</text:p>
            <text:p>      Collecting wheel</text:p>
            <text:p>        Downloading https://www.piwheels.org/simple/wheel/wheel-0.37.1-py2.py3-none-any.whl (35 kB)</text:p>
            <text:p>      Collecting cffi&gt;=1.12</text:p>
            <text:p>        Downloading cffi-1.15.1.tar.gz (508 kB)</text:p>
            <text:p>           ━━━━━━━━━━━━━━━━━━━━━━━━━━━━━━━━━━━━━━━ 508.5/508.5 kB 1.5 MB/s eta 0:00:00</text:p>
            <text:p>        Preparing metadata (setup.py): started</text:p>
            <text:p>        Preparing metadata (setup.py): finished with status 'error'</text:p>
            <text:p>        error: subprocess-exited-with-error</text:p>
            <text:p>      </text:p>
            <text:p>        × python setup.py egg_info did not run successfully.</text:p>
            <text:p>        │ exit code: 1</text:p>
            <text:p>        ╰─&gt; [1 lines of output]</text:p>
            <text:p>            ERROR: Can not execute `setup.py` since setuptools is not available in the build environment.</text:p>
            <text:p>            [end of output]</text:p>
            <text:p>      </text:p>
            <text:p>        note: This error originates from a subprocess, and is likely not a problem with pip.</text:p>
            <text:p>      error: metadata-generation-failed</text:p>
            <text:p>      </text:p>
            <text:p>      × Encountered error while generating package metadata.</text:p>
            <text:p>      ╰─&gt; See above for output.</text:p>
            <text:p>      </text:p>
            <text:p>      note: This is an issue with the package mentioned above, not pip.</text:p>
            <text:p>      hint: See above for details.</text:p>
            <text:p>      </text:p>
            <text:p>      [notice] A new release of pip available: 22.1.2 -&gt; 22.2</text:p>
            <text:p>      [notice] To update, run: pip install --upgrade pip</text:p>
            <text:p>      [end of output]</text:p>
            <text:p>  </text:p>
            <text:p>  note: This error originates from a subprocess, and is likely not a problem with pip.</text:p>
            <text:p>error: subprocess-exited-with-error</text:p>
            <text:p/>
            <text:p>× pip subprocess to install build dependencies did not run successfully.</text:p>
            <text:p>│ exit code: 1</text:p>
            <text:p>╰─&gt; See above for output.</text:p>
            <text:p/>
            <text:p>note: This error originates from a subprocess, and is likely not a problem with pip.</text:p>
            <text:p/>
            <text:p>[notice] A new release of pip available: 22.1.2 -&gt; 22.2</text:p>
            <text:p>[notice] To update, run: pip install --upgrade pip</text:p>
            <text:p>```</text:p>
            <text:p/>
            <text:p>　なんかエラー出たけど。</text:p>
            <text:p/>
            <text:p>&lt;/details&gt;</text:p>
            <text:p/>
            <text:p>### 失敗3</text:p>
            <text:p/>
            <text:p>　pipをアップグレードして再試行。だが同じエラー。</text:p>
            <text:p/>
            <text:p>```sh</text:p>
            <text:p>pip install --upgrade pip</text:p>
            <text:p>```</text:p>
            <text:p/>
            <text:p>&lt;details&gt;&lt;summary&gt;ログ&lt;/summary&gt;</text:p>
            <text:p/>
            <text:p>```sh</text:p>
            <text:p>Looking in indexes: https://pypi.org/simple, https://www.piwheels.org/simple</text:p>
            <text:p>Requirement already satisfied: pip in /home/pi/.anyenv/envs/pyenv/versions/3.10.5/lib/python3.10/site-packages (22.1.2)</text:p>
            <text:p>Collecting pip</text:p>
            <text:p>  Downloading https://www.piwheels.org/simple/pip/pip-22.2-py3-none-any.whl (2.0 MB)</text:p>
            <text:p>     ━━━━━━━━━━━━━━━━━━━━━━━━━━━━━━━━━━━━━━━━ 2.0/2.0 MB 112.8 kB/s eta 0:00:00</text:p>
            <text:p>Installing collected packages: pip</text:p>
            <text:p>  Attempting uninstall: pip</text:p>
            <text:p>    Found existing installation: pip 22.1.2</text:p>
            <text:p>    Uninstalling pip-22.1.2:</text:p>
            <text:p>      Successfully uninstalled pip-22.1.2</text:p>
            <text:p>Successfully installed pip-22.2</text:p>
            <text:p>pi@raspberrypi:/tmp/work $ pip install selenium</text:p>
            <text:p>Looking in indexes: https://pypi.org/simple, https://www.piwheels.org/simple</text:p>
            <text:p>Collecting selenium</text:p>
            <text:p>  Using cached selenium-4.3.0-py3-none-any.whl (981 kB)</text:p>
            <text:p>Collecting trio~=0.17</text:p>
            <text:p>  Using cached https://www.piwheels.org/simple/trio/trio-0.21.0-py3-none-any.whl (358 kB)</text:p>
            <text:p>Collecting trio-websocket~=0.9</text:p>
            <text:p>  Using cached https://www.piwheels.org/simple/trio-websocket/trio_websocket-0.9.2-py3-none-any.whl (16 kB)</text:p>
            <text:p>Collecting urllib3[secure,socks]~=1.26</text:p>
            <text:p>  Using cached https://www.piwheels.org/simple/urllib3/urllib3-1.26.10-py2.py3-none-any.whl (139 kB)</text:p>
            <text:p>Collecting async-generator&gt;=1.9</text:p>
            <text:p>  Using cached https://www.piwheels.org/simple/async-generator/async_generator-1.10-py3-none-any.whl (18 kB)</text:p>
            <text:p>Collecting sortedcontainers</text:p>
            <text:p>  Using cached https://www.piwheels.org/simple/sortedcontainers/sortedcontainers-2.4.0-py2.py3-none-any.whl (29 kB)</text:p>
            <text:p>Collecting sniffio</text:p>
            <text:p>  Using cached https://www.piwheels.org/simple/sniffio/sniffio-1.2.0-py3-none-any.whl (10 kB)</text:p>
            <text:p>Collecting attrs&gt;=19.2.0</text:p>
            <text:p>  Using cached https://www.piwheels.org/simple/attrs/attrs-21.4.0-py2.py3-none-any.whl (60 kB)</text:p>
            <text:p>Collecting idna</text:p>
            <text:p>  Using cached https://www.piwheels.org/simple/idna/idna-3.3-py3-none-any.whl (64 kB)</text:p>
            <text:p>Collecting outcome</text:p>
            <text:p>  Using cached https://www.piwheels.org/simple/outcome/outcome-1.2.0-py2.py3-none-any.whl (9.7 kB)</text:p>
            <text:p>Collecting wsproto&gt;=0.14</text:p>
            <text:p>  Using cached https://www.piwheels.org/simple/wsproto/wsproto-1.1.0-py3-none-any.whl (24 kB)</text:p>
            <text:p>Collecting cryptography&gt;=1.3.4</text:p>
            <text:p>  Using cached cryptography-37.0.4.tar.gz (585 kB)</text:p>
            <text:p>  Installing build dependencies ... error</text:p>
            <text:p>  error: subprocess-exited-with-error</text:p>
            <text:p>  </text:p>
            <text:p>  × pip subprocess to install build dependencies did not run successfully.</text:p>
            <text:p>  │ exit code: 1</text:p>
            <text:p>  ╰─&gt; [25 lines of output]</text:p>
            <text:p>      Looking in indexes: https://pypi.org/simple, https://www.piwheels.org/simple, https://www.piwheels.org/simple</text:p>
            <text:p>      Collecting setuptools!=60.9.0,&gt;=40.6.0</text:p>
            <text:p>        Using cached https://www.piwheels.org/simple/setuptools/setuptools-63.2.0-py3-none-any.whl (1.2 MB)</text:p>
            <text:p>      Collecting wheel</text:p>
            <text:p>        Using cached https://www.piwheels.org/simple/wheel/wheel-0.37.1-py2.py3-none-any.whl (35 kB)</text:p>
            <text:p>      Collecting cffi&gt;=1.12</text:p>
            <text:p>        Using cached cffi-1.15.1.tar.gz (508 kB)</text:p>
            <text:p>        Preparing metadata (setup.py): started</text:p>
            <text:p>        Preparing metadata (setup.py): finished with status 'error'</text:p>
            <text:p>        error: subprocess-exited-with-error</text:p>
            <text:p>      </text:p>
            <text:p>        × python setup.py egg_info did not run successfully.</text:p>
            <text:p>        │ exit code: 1</text:p>
            <text:p>        ╰─&gt; [1 lines of output]</text:p>
            <text:p>            ERROR: Can not execute `setup.py` since setuptools is not available in the build environment.</text:p>
            <text:p>            [end of output]</text:p>
            <text:p>      </text:p>
            <text:p>        note: This error originates from a subprocess, and is likely not a problem with pip.</text:p>
            <text:p>      error: metadata-generation-failed</text:p>
            <text:p>      </text:p>
            <text:p>      × Encountered error while generating package metadata.</text:p>
            <text:p>      ╰─&gt; See above for output.</text:p>
            <text:p>      </text:p>
            <text:p>      note: This is an issue with the package mentioned above, not pip.</text:p>
            <text:p>      hint: See above for details.</text:p>
            <text:p>      [end of output]</text:p>
            <text:p>  </text:p>
            <text:p>  note: This error originates from a subprocess, and is likely not a problem with pip.</text:p>
            <text:p>error: subprocess-exited-with-error</text:p>
            <text:p/>
            <text:p>× pip subprocess to install build dependencies did not run successfully.</text:p>
            <text:p>│ exit code: 1</text:p>
            <text:p>╰─&gt; See above for output.</text:p>
            <text:p/>
            <text:p>note: This error originates from a subprocess, and is likely not a problem with pip.</text:p>
            <text:p>```</text:p>
            <text:p/>
            <text:p>&lt;/details&gt;</text:p>
            <text:p/>
            <text:p>### 成功</text:p>
            <text:p/>
            <text:p>　今度は`sudo pip3`で実行してみる。たぶんこれでOSに最初からインストールされていたPython3.7.3が参照されるはず。</text:p>
            <text:p/>
            <text:p>```sh</text:p>
            <text:p>sudo pip3 install selenium</text:p>
            <text:p>```</text:p>
            <text:p/>
            <text:p>&lt;details&gt;&lt;summary&gt;ログ&lt;/summary&gt;</text:p>
            <text:p/>
            <text:p>```sh</text:p>
            <text:p>$ sudo pip3 install selenium</text:p>
            <text:p>Looking in indexes: https://pypi.org/simple, https://www.piwheels.org/simple</text:p>
            <text:p>Collecting selenium</text:p>
            <text:p>  Downloading https://files.pythonhosted.org/packages/85/67/bea2994e161226ee09c3ee4a1a8ebdf2c033136228afdecab530910f158a/selenium-4.3.0-py3-none-any.whl (981kB)</text:p>
            <text:p>    100% |████████████████████████████████| 983kB 282kB/s </text:p>
            <text:p>Collecting trio-websocket~=0.9 (from selenium)</text:p>
            <text:p>  Downloading https://files.pythonhosted.org/packages/db/c5/b5e8bc1f40568a354f2a9cc296b8892605a9d2f22e725290fc33836dd2a3/trio_websocket-0.9.2-py3-none-any.whl</text:p>
            <text:p>Collecting trio~=0.17 (from selenium)</text:p>
            <text:p>  Downloading https://files.pythonhosted.org/packages/a9/bc/aef5a15725e95df49d41838dd816b95aad7df07de9f87e4ff453a3326615/trio-0.21.0-py3-none-any.whl (358kB)</text:p>
            <text:p>    100% |████████████████████████████████| 368kB 560kB/s </text:p>
            <text:p>Collecting urllib3[secure,socks]~=1.26 (from selenium)</text:p>
            <text:p>  Downloading https://files.pythonhosted.org/packages/68/47/93d3d28e97c7577f563903907912f4b3804054e4877a5ba6651f7182c53b/urllib3-1.26.10-py2.py3-none-any.whl (139kB)</text:p>
            <text:p>    100% |████████████████████████████████| 143kB 1.1MB/s </text:p>
            <text:p>Collecting async-generator&gt;=1.10 (from trio-websocket~=0.9-&gt;selenium)</text:p>
            <text:p>  Downloading https://files.pythonhosted.org/packages/71/52/39d20e03abd0ac9159c162ec24b93fbcaa111e8400308f2465432495ca2b/async_generator-1.10-py3-none-any.whl</text:p>
            <text:p>Collecting wsproto&gt;=0.14 (from trio-websocket~=0.9-&gt;selenium)</text:p>
            <text:p>  Downloading https://files.pythonhosted.org/packages/4b/6e/5f8c3e8418966f50d028e336f0c2c568f8522577183678923609d4d24924/wsproto-1.1.0-py3-none-any.whl</text:p>
            <text:p>Collecting outcome (from trio~=0.17-&gt;selenium)</text:p>
            <text:p>  Downloading https://files.pythonhosted.org/packages/e9/4f/2f2d3f65d851852712b4de3fd0cfdcec9c5e9a9c347430e004ba770ef4db/outcome-1.2.0-py2.py3-none-any.whl</text:p>
            <text:p>Collecting attrs&gt;=19.2.0 (from trio~=0.17-&gt;selenium)</text:p>
            <text:p>  Downloading https://files.pythonhosted.org/packages/be/be/7abce643bfdf8ca01c48afa2ddf8308c2308b0c3b239a44e57d020afa0ef/attrs-21.4.0-py2.py3-none-any.whl (60kB)</text:p>
            <text:p>    100% |████████████████████████████████| 61kB 845kB/s </text:p>
            <text:p>Requirement already satisfied: idna in /usr/lib/python3/dist-packages (from trio~=0.17-&gt;selenium) (2.6)</text:p>
            <text:p>Collecting sniffio (from trio~=0.17-&gt;selenium)</text:p>
            <text:p>  Downloading https://files.pythonhosted.org/packages/52/b0/7b2e028b63d092804b6794595871f936aafa5e9322dcaaad50ebf67445b3/sniffio-1.2.0-py3-none-any.whl</text:p>
            <text:p>Collecting sortedcontainers (from trio~=0.17-&gt;selenium)</text:p>
            <text:p>  Downloading https://files.pythonhosted.org/packages/32/46/9cb0e58b2deb7f82b84065f37f3bffeb12413f947f9388e4cac22c4621ce/sortedcontainers-2.4.0-py2.py3-none-any.whl</text:p>
            <text:p>Requirement already satisfied: certifi; extra == "secure" in /usr/lib/python3/dist-packages (from urllib3[secure,socks]~=1.26-&gt;selenium) (2018.8.24)</text:p>
            <text:p>Requirement already satisfied: cryptography&gt;=1.3.4; extra == "secure" in /usr/lib/python3/dist-packages (from urllib3[secure,socks]~=1.26-&gt;selenium) (2.6.1)</text:p>
            <text:p>Requirement already satisfied: pyOpenSSL&gt;=0.14; extra == "secure" in /usr/lib/python3/dist-packages (from urllib3[secure,socks]~=1.26-&gt;selenium) (19.0.0)</text:p>
            <text:p>Collecting PySocks!=1.5.7,&lt;2.0,&gt;=1.5.6; extra == "socks" (from urllib3[secure,socks]~=1.26-&gt;selenium)</text:p>
            <text:p>  Downloading https://files.pythonhosted.org/packages/8d/59/b4572118e098ac8e46e399a1dd0f2d85403ce8bbaad9ec79373ed6badaf9/PySocks-1.7.1-py3-none-any.whl</text:p>
            <text:p>Collecting h11&lt;1,&gt;=0.9.0 (from wsproto&gt;=0.14-&gt;trio-websocket~=0.9-&gt;selenium)</text:p>
            <text:p>  Downloading https://files.pythonhosted.org/packages/19/d2/32a15a4955be1b8114a1c570999eefd31279c7f9aa2d2a43d492a79b53c5/h11-0.13.0-py3-none-any.whl (58kB)</text:p>
            <text:p>    100% |████████████████████████████████| 61kB 740kB/s </text:p>
            <text:p>Collecting typing-extensions; python_version &lt; "3.8" (from h11&lt;1,&gt;=0.9.0-&gt;wsproto&gt;=0.14-&gt;trio-websocket~=0.9-&gt;selenium)</text:p>
            <text:p>  Downloading https://files.pythonhosted.org/packages/ed/d6/2afc375a8d55b8be879d6b4986d4f69f01115e795e36827fd3a40166028b/typing_extensions-4.3.0-py3-none-any.whl</text:p>
            <text:p>Installing collected packages: async-generator, typing-extensions, h11, wsproto, attrs, outcome, sniffio, sortedcontainers, trio, trio-websocket, PySocks, urllib3, selenium</text:p>
            <text:p>  Found existing installation: urllib3 1.24.1</text:p>
            <text:p>    Not uninstalling urllib3 at /usr/lib/python3/dist-packages, outside environment /usr</text:p>
            <text:p>    Can't uninstall 'urllib3'. No files were found to uninstall.</text:p>
            <text:p>Successfully installed PySocks-1.7.1 async-generator-1.10 attrs-21.4.0 h11-0.13.0 outcome-1.2.0 selenium-4.3.0 sniffio-1.2.0 sortedcontainers-2.4.0 trio-0.21.0 trio-websocket-0.9.2 typing-extensions-4.3.0 urllib3-1.26.10 wsproto-1.1.0</text:p>
            <text:p>```</text:p>
            <text:p/>
            <text:p>&lt;/details&gt;</text:p>
            <text:p/>
            <text:p>　インストールに成功したっぽい。もうわけわからん。</text:p>
            <text:p/>
            <text:p># chromedriver-binaryパッケージをインストールできなかった</text:p>
            <text:p/>
            <text:p>　seleniumでプロファイルを使うために必要なパッケージっぽい。残念ながらここでつまづいた。</text:p>
            <text:p/>
            <text:p>```sh</text:p>
            <text:p>sudo pip3 install chromedriver-binary</text:p>
            <text:p>```</text:p>
            <text:p>```sh</text:p>
            <text:p>Looking in indexes: https://pypi.org/simple, https://www.piwheels.org/simple</text:p>
            <text:p>Collecting chromedriver-binary</text:p>
            <text:p>  Downloading https://files.pythonhosted.org/packages/c0/8f/1ca15d38ac01148a5211162ebe056b209f9656d6ae014e0af682c6b108c8/chromedriver-binary-104.0.5112.29.0.tar.gz</text:p>
            <text:p>Building wheels for collected packages: chromedriver-binary</text:p>
            <text:p>  Running setup.py bdist_wheel for chromedriver-binary ... error</text:p>
            <text:p>  Complete output from command /usr/bin/python3 -u -c "import setuptools, tokenize;__file__='/tmp/pip-install-65f0x72b/chromedriver-binary/setup.py';f=getattr(tokenize, 'open', open)(__file__);code=f.read().replace('\r\n', '\n');f.close();exec(compile(code, __file__, 'exec'))" bdist_wheel -d /tmp/pip-wheel-dvt6ei1_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65f0x72b/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65f0x72b/chromedriver-binary/setup.py", line 42, in run</text:p>
            <text:p>      url = get_chromedriver_url(version=chromedriver_version)</text:p>
            <text:p>    File "/tmp/pip-install-65f0x72b/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65f0x72b/chromedriver-binary/setup.py';f=getattr(tokenize, 'open', open)(__file__);code=f.read().replace('\r\n', '\n');f.close();exec(compile(code, __file__, 'exec'))" install --record /tmp/pip-record-_1o3r8go/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65f0x72b/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65f0x72b/chromedriver-binary/setup.py", line 42, in run</text:p>
            <text:p>        url = get_chromedriver_url(version=chromedriver_version)</text:p>
            <text:p>      File "/tmp/pip-install-65f0x72b/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65f0x72b/chromedriver-binary/setup.py';f=getattr(tokenize, 'open', open)(__file__);code=f.read().replace('\r\n', '\n');f.close();exec(compile(code, __file__, 'exec'))" install --record /tmp/pip-record-_1o3r8go/install-record.txt --single-version-externally-managed --compile" failed with error code 1 in /tmp/pip-install-65f0x72b/chromedriver-binary/</text:p>
            <text:p>```</text:p>
            <text:p/>
            <text:p>　ビルドエラーになったっぽい。`chromedriver_binary`が参照できない。</text:p>
            <text:p/>
            <text:p>　以下のように参照するコードを書くと、そこでエラーになる。</text:p>
            <text:p/>
            <text:p>run.py</text:p>
            <text:p>```python</text:p>
            <text:p>#!/usr/bin/env python3.7</text:p>
            <text:p>from selenium import webdriver</text:p>
            <text:p>import chromedriver_binary</text:p>
            <text:p>from selenium.webdriver.common.desired_capabilities import DesiredCapabilities</text:p>
            <text:p>```</text:p>
            <text:p/>
            <text:p>```sh</text:p>
            <text:p>python3.7 run.py</text:p>
            <text:p>```</text:p>
            <text:p>```sh</text:p>
            <text:p>Traceback (most recent call last):</text:p>
            <text:p>  File "/tmp/work/login_monaledge.py", line 3, in &lt;module&gt;</text:p>
            <text:p>    import chromedriver_binary</text:p>
            <text:p>ModuleNotFoundError: No module named 'chromedriver_binary'</text:p>
            <text:p>```</text:p>
            <text:p/>
            <text:p>　[electrum-monaをラズパイ4にインストールできなかったログ][]のときもそうだけど、Pythonが絡むと高確率で環境構築に失敗する。勘弁してください。Pythonさん仕事して。無駄骨ばかり折らされてつらい。</text:p>
            <text:p/>
            <text:p>## ググってみる</text:p>
            <text:p/>
            <text:p>* [Rasberry Pi 4でcron を用いてSeleniumを実行する][]</text:p>
            <text:p/>
            <text:p>[Rasberry Pi 4でcron を用いてSeleniumを実行する]:https://life100create.com/rasberry-pi-4_cron_selenium/</text:p>
            <text:p/>
            <text:p>　なんか知らないパッケージがあった。これも一応入れてみる。</text:p>
            <text:p/>
            <text:p>### `webdriver-manager`</text:p>
            <text:p/>
            <text:p>```sh</text:p>
            <text:p>sudo pip3 install webdriver-manager</text:p>
            <text:p>```</text:p>
            <text:p>```sh</text:p>
            <text:p>  Downloading https://files.pythonhosted.org/packages/0d/92/6d990e73dbdfcdfcc06f09d52a1ec9a018f851c6c3bd1fe605c6842adf2b/webdriver_manager-3.8.2-py2.py3-none-any.whl</text:p>
            <text:p>Collecting python-dotenv (from webdriver-manager)</text:p>
            <text:p>  Downloading https://files.pythonhosted.org/packages/30/5f/2e5c564bd86349fe6b82ca840f46acf6f4bb76d79ba9057fce3d3e008864/python_dotenv-0.20.0-py3-none-any.whl</text:p>
            <text:p>Requirement already satisfied: requests in /usr/lib/python3/dist-packages (from webdriver-manager) (2.21.0)</text:p>
            <text:p>Installing collected packages: python-dotenv, webdriver-manager</text:p>
            <text:p>Successfully installed python-dotenv-0.20.0 webdriver-manager-3.8.2</text:p>
            <text:p>```</text:p>
            <text:p/>
            <text:p>### `chromedriver_binary`</text:p>
            <text:p/>
            <text:p>　URL先のパッケージ名、よくみると`_`だった。</text:p>
            <text:p/>
            <text:p>```</text:p>
            <text:p>pip3 install chromedriver_binary</text:p>
            <text:p>```</text:p>
            <text:p/>
            <text:p>　さっき私が指定したパッケージ名は`-`。え、まさか。</text:p>
            <text:p/>
            <text:p>```sh</text:p>
            <text:p>sudo pip3 install chromedriver-binary</text:p>
            <text:p>```</text:p>
            <text:p/>
            <text:p>　`sudo`を付与して`_`でやってみる。</text:p>
            <text:p/>
            <text:p>```</text:p>
            <text:p>sudo pip3 install chromedriver_binary</text:p>
            <text:p>```</text:p>
            <text:p/>
            <text:p>　ダメだった。同じエラーっぽい。なんだよもう。</text:p>
            <text:p/>
            <text:p>&lt;details&gt;&lt;summary&gt;ログ&lt;/summary&gt;</text:p>
            <text:p/>
            <text:p>```sh</text:p>
            <text:p>Looking in indexes: https://pypi.org/simple, https://www.piwheels.org/simple</text:p>
            <text:p>Collecting chromedriver_binary</text:p>
            <text:p>  Using cached https://files.pythonhosted.org/packages/c0/8f/1ca15d38ac01148a5211162ebe056b209f9656d6ae014e0af682c6b108c8/chromedriver-binary-104.0.5112.29.0.tar.gz</text:p>
            <text:p>Building wheels for collected packages: chromedriver-binary</text:p>
            <text:p>  Running setup.py bdist_wheel for chromedriver-binary ... error</text:p>
            <text:p>  Complete output from command /usr/bin/python3 -u -c "import setuptools, tokenize;__file__='/tmp/pip-install-3afrkyr5/chromedriver-binary/setup.py';f=getattr(tokenize, 'open', open)(__file__);code=f.read().replace('\r\n', '\n');f.close();exec(compile(code, __file__, 'exec'))" bdist_wheel -d /tmp/pip-wheel-5021g_ua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3afrkyr5/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3afrkyr5/chromedriver-binary/setup.py", line 42, in run</text:p>
            <text:p>      url = get_chromedriver_url(version=chromedriver_version)</text:p>
            <text:p>    File "/tmp/pip-install-3afrkyr5/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3afrkyr5/chromedriver-binary/setup.py';f=getattr(tokenize, 'open', open)(__file__);code=f.read().replace('\r\n', '\n');f.close();exec(compile(code, __file__, 'exec'))" install --record /tmp/pip-record-qbkmdx5e/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3afrkyr5/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3afrkyr5/chromedriver-binary/setup.py", line 42, in run</text:p>
            <text:p>        url = get_chromedriver_url(version=chromedriver_version)</text:p>
            <text:p>      File "/tmp/pip-install-3afrkyr5/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3afrkyr5/chromedriver-binary/setup.py';f=getattr(tokenize, 'open', open)(__file__);code=f.read().replace('\r\n', '\n');f.close();exec(compile(code, __file__, 'exec'))" install --record /tmp/pip-record-qbkmdx5e/install-record.txt --single-version-externally-managed --compile" failed with error code 1 in /tmp/pip-install-3afrkyr5/chromedriver-binary/</text:p>
            <text:p>```</text:p>
            <text:p/>
            <text:p>&lt;/details&gt;</text:p>
            <text:p/>
            <text:p>　URL先のコードを実行してみたらエラーになった。</text:p>
            <text:p/>
            <text:p>a.py</text:p>
            <text:p>```python</text:p>
            <text:p>import time # スリープを使うために必要</text:p>
            <text:p>from selenium import webdriver # Webブラウザを自動操作する（python -m pip install selenium) </text:p>
            <text:p>from selenium.webdriver.chrome.options import Options # オプションを使うために必要 </text:p>
            <text:p>option = Options() # オプションを用意</text:p>
            <text:p>option.add_argument('--incognito') # シークレットモードの設定を付与</text:p>
            <text:p># option.add_argument('--headless')  # ヘッドレスモード(画面表示させない)設定</text:p>
            <text:p> </text:p>
            <text:p># Sleniumでwebブラウザを起動する</text:p>
            <text:p>browser = webdriver.Chrome(ChromeDriverManager().install(), options=option) # Chromeを準備(optionでシークレットモードにしている）</text:p>
            <text:p> </text:p>
            <text:p># 5秒間保持する</text:p>
            <text:p>time.sleep(5)</text:p>
            <text:p> </text:p>
            <text:p># Sleniumでwebブラウザを停止する</text:p>
            <text:p>browser.quit()</text:p>
            <text:p>```</text:p>
            <text:p>```sh</text:p>
            <text:p>$ python3.7 a.py</text:p>
            <text:p>Traceback (most recent call last):</text:p>
            <text:p>  File "a.py", line 9, in &lt;module&gt;</text:p>
            <text:p>    browser = webdriver.Chrome(ChromeDriverManager().install(), options=option) # Chromeを準備(optionでシークレットモードにしている）</text:p>
            <text:p>NameError: name 'ChromeDriverManager' is not defined</text:p>
            <text:p>```</text:p>
            <text:p/>
            <text:p>　何もかも使えない。</text:p>
            <text:p/>
            <text:p>### 妥協</text:p>
            <text:p/>
            <text:p>　こうなったらプロフィールは使えなくてもいい。せめてseleniumの起動だけでも確認したい。それだとログインを残せなくて自分の記事を取得できないだろうけど、もういい。妥協するから、頼む。お願いします神様仏様。</text:p>
            <text:p/>
            <text:p>* [Raspberry Pi4上でのWebスクレピング環境構築][]</text:p>
            <text:p/>
            <text:p>[Raspberry Pi4上でのWebスクレピング環境構築]:https://qiita.com/NT1123/items/ad2d781cab3df2e6e04c</text:p>
            <text:p/>
            <text:p>```python</text:p>
            <text:p>import sys</text:p>
            <text:p>sys.path.append('/home/pi/.local/lib/python3.5/site-packages/')</text:p>
            <text:p>from selenium import webdriver</text:p>
            <text:p>browser = webdriver.Chrome(executable_path="/usr/lib/chromium-browser/chromedriver")</text:p>
            <text:p>browser.get('https://www.yahoo.co.jp')</text:p>
            <text:p>```</text:p>
            <text:p>```sh</text:p>
            <text:p>b.py:4: DeprecationWarning: executable_path has been deprecated, please pass in a Service object</text:p>
            <text:p>  browser = webdriver.Chrome(executable_path="/usr/lib/chromium-browser/chromedriver")</text:p>
            <text:p>Traceback (most recent call last):</text:p>
            <text:p>  File "/usr/local/lib/python3.7/dist-packages/selenium/webdriver/common/service.py", line 76, in start</text:p>
            <text:p>    creationflags=self.creationflags)</text:p>
            <text:p>  File "/usr/lib/python3.7/subprocess.py", line 775, in __init__</text:p>
            <text:p>    restore_signals, start_new_session)</text:p>
            <text:p>  File "/usr/lib/python3.7/subprocess.py", line 1522, in _execute_child</text:p>
            <text:p>    raise child_exception_type(errno_num, err_msg, err_filename)</text:p>
            <text:p>FileNotFoundError: [Errno 2] No such file or directory: '/usr/lib/chromium-browser/chromedriver': '/usr/lib/chromium-browser/chromedriver'</text:p>
            <text:p/>
            <text:p>During handling of the above exception, another exception occurred:</text:p>
            <text:p/>
            <text:p>Traceback (most recent call last):</text:p>
            <text:p>  File "b.py", line 4, in &lt;module&gt;</text:p>
            <text:p>    browser = webdriver.Chrome(executable_path="/usr/lib/chromium-browser/chromedriver")</text:p>
            <text:p>  File "/usr/local/lib/python3.7/dist-packages/selenium/webdriver/chrome/webdriver.py", line 72, in __init__</text:p>
            <text:p>    service_log_path, service, keep_alive)</text:p>
            <text:p>  File "/usr/local/lib/python3.7/dist-packages/selenium/webdriver/chromium/webdriver.py", line 89, in __init__</text:p>
            <text:p>    self.service.start()</text:p>
            <text:p>  File "/usr/local/lib/python3.7/dist-packages/selenium/webdriver/common/service.py", line 83, in start</text:p>
            <text:p>    os.path.basename(self.path), self.start_error_message)</text:p>
            <text:p>selenium.common.exceptions.WebDriverException: Message: 'chromedriver' executable needs to be in PATH. Please see https://chromedriver.chromium.org/home</text:p>
            <text:p>```</text:p>
            <text:p/>
            <text:p>　ぐは！　またしてもエラー。</text:p>
            <text:p/>
            <text:p>　ん？　URLのインストールログ、ちょっとへんじゃないか？</text:p>
            <text:p/>
            <text:p>```sh</text:p>
            <text:p>sudo pip install selenium==4.0.0</text:p>
            <text:p>sudo apt-get install chromium-chromedriver　#chromium-chromedriverのインストールを実施する。</text:p>
            <text:p>chromedriver --version #正しくインストールできたか確認</text:p>
            <text:p>```</text:p>
            <text:p/>
            <text:p>　なぜ`chromium-chromedriver`だけ`apt-get`で入れてるの？　`pip`じゃないの？</text:p>
            <text:p/>
            <text:p>```sh</text:p>
            <text:p>sudo apt-get install chromium-chromedriver　#chromium-chromedriverのインストールを実施する。</text:p>
            <text:p>```</text:p>
            <text:p/>
            <text:p>　ググってみる。</text:p>
            <text:p/>
            <text:p>* [selenium向け ChromeDriverをpipでインストールする方法（パス通し不要、バージョン指定可能）][]</text:p>
            <text:p/>
            <text:p>[selenium向け ChromeDriverをpipでインストールする方法（パス通し不要、バージョン指定可能）]:https://qiita.com/hanzawak/items/2ab4d2a333d6be6ac760</text:p>
            <text:p/>
            <text:p>&gt; 普通にpip install chromedriver-binaryコマンドでインストールすると、ChromeとChromeDriverの互換性の問題でseleniumが使えないことが多々あります</text:p>
            <text:p/>
            <text:p>　なん、だと？</text:p>
            <text:p/>
            <text:p>　私のChromimumバージョンは以下。</text:p>
            <text:p/>
            <text:p>```</text:p>
            <text:p>バージョン: 92.0.4515.98（Official Build）Built on Raspbian , running on Raspbian 10 （32 ビット）</text:p>
            <text:p>```</text:p>
            <text:p/>
            <text:p>　これに合わせて`chromedriver-binary`をインストールするみたい。</text:p>
            <text:p/>
            <text:p>```sh</text:p>
            <text:p>sudo pip3 install chromedriver-binary==92.0.4515.98</text:p>
            <text:p>```</text:p>
            <text:p>```sh</text:p>
            <text:p>Looking in indexes: https://pypi.org/simple, https://www.piwheels.org/simple</text:p>
            <text:p>Collecting chromedriver-binary==92.0.4515.98</text:p>
            <text:p>  Could not find a version that satisfies the requirement chromedriver-binary==92.0.4515.98 (from versions: 2.29.1, 2.31.1, 2.33.1, 2.34.0, 2.35.0, 2.35.1, 2.36.0, 2.37.0, 2.38.0, 2.39.0, 2.40.1, 2.41.0, 2.42.0, 2.43.0, 2.44.0, 2.45.0, 2.46.0, 70.0.3538.16.0, 70.0.3538.67.0, 70.0.3538.97.0, 71.0.3578.30.0, 71.0.3578.33.0, 71.0.3578.80.0, 71.0.3578.137.0, 72.0.3626.7.0, 72.0.3626.69.0, 73.0.3683.20.0, 73.0.3683.68.0, 74.0.3729.6.0, 75.0.3770.8.0, 75.0.3770.90.0, 75.0.3770.140.0, 76.0.3809.12.0, 76.0.3809.25.0, 76.0.3809.68.0, 76.0.3809.126.0, 77.0.3865.10.0, 77.0.3865.40.0, 78.0.3904.11.0, 78.0.3904.70.0, 78.0.3904.105.0, 79.0.3945.16.0, 79.0.3945.36.0, 80.0.3987.16.0, 80.0.3987.106.0, 81.0.4044.20.0, 81.0.4044.69.0, 81.0.4044.138.0, 83.0.4103.14.0, 83.0.4103.39.0, 84.0.4147.30.0, 85.0.4183.38.0, 85.0.4183.83.0, 85.0.4183.87.0, 86.0.4240.22.0, 87.0.4280.20.0, 87.0.4280.87.0, 87.0.4280.88.0, 88.0.4324.27.0, 88.0.4324.27.1, 88.0.4324.96.0, 89.0.4389.23.0, 90.0.4430.24.0, 91.0.4472.19.0, 91.0.4472.101.0, 92.0.4515.43.0, 92.0.4515.107.0, 93.0.4577.15.0, 93.0.4577.63.0, 94.0.4606.41.0, 94.0.4606.61.0, 94.0.4606.113.0, 95.0.4638.10.0, 95.0.4638.17.0, 95.0.4638.54.0, 95.0.4638.69.0, 96.0.4664.18.0, 96.0.4664.35.0, 96.0.4664.45.0, 97.0.4692.20.0, 97.0.4692.36.0, 97.0.4692.71.0, 98.0.4758.48.0, 98.0.4758.80.0, 98.0.4758.102.0, 99.0.4844.17.0, 99.0.4844.35.0, 99.0.4844.51.0, 100.0.4896.20.0, 100.0.4896.60.0, 101.0.4951.15.0, 101.0.4951.41.0, 102.0.5005.27.0, 102.0.5005.61.0, 103.0.5060.24.0, 103.0.5060.53.0, 103.0.5060.134.0, 104.0.5112.20.0, 104.0.5112.29.0)</text:p>
            <text:p>No matching distribution found for chromedriver-binary==92.0.4515.98</text:p>
            <text:p>```</text:p>
            <text:p/>
            <text:p>　怒られた。存在するバージョンのリストが返された。自分のバージョンより少し小さいやつを選んでもう一度やるらしい。</text:p>
            <text:p/>
            <text:p>　ええと私の環境のバージョンが`92.0.4515.98`だから、それより小さいやつは……</text:p>
            <text:p/>
            <text:p>```</text:p>
            <text:p>92.0.4515.43.0, 92.0.4515.107.0</text:p>
            <text:p>```</text:p>
            <text:p/>
            <text:p>　はい、`92.0.4515.43.0`だね。それを指定して再試行。</text:p>
            <text:p/>
            <text:p>```sh</text:p>
            <text:p>sudo pip3 install chromedriver-binary==92.0.4515.43.0</text:p>
            <text:p>```</text:p>
            <text:p/>
            <text:p>　はいまたビルドエラー。今までと同じ。</text:p>
            <text:p/>
            <text:p>```sh</text:p>
            <text:p>Looking in indexes: https://pypi.org/simple, https://www.piwheels.org/simple</text:p>
            <text:p>Collecting chromedriver-binary==92.0.4515.43.0</text:p>
            <text:p>  Downloading https://files.pythonhosted.org/packages/82/db/8c973c3189c1b7d8660352f767c3923426dac79b8fea0a7b819b8d213294/chromedriver-binary-92.0.4515.43.0.tar.gz</text:p>
            <text:p>Building wheels for collected packages: chromedriver-binary</text:p>
            <text:p>  Running setup.py bdist_wheel for chromedriver-binary ... error</text:p>
            <text:p>  Complete output from command /usr/bin/python3 -u -c "import setuptools, tokenize;__file__='/tmp/pip-install-k5clgq61/chromedriver-binary/setup.py';f=getattr(tokenize, 'open', open)(__file__);code=f.read().replace('\r\n', '\n');f.close();exec(compile(code, __file__, 'exec'))" bdist_wheel -d /tmp/pip-wheel-ybed9n2q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k5clgq61/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k5clgq61/chromedriver-binary/setup.py", line 42, in run</text:p>
            <text:p>      url = get_chromedriver_url(version=chromedriver_version)</text:p>
            <text:p>    File "/tmp/pip-install-k5clgq61/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k5clgq61/chromedriver-binary/setup.py';f=getattr(tokenize, 'open', open)(__file__);code=f.read().replace('\r\n', '\n');f.close();exec(compile(code, __file__, 'exec'))" install --record /tmp/pip-record-jr05ngeq/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k5clgq61/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k5clgq61/chromedriver-binary/setup.py", line 42, in run</text:p>
            <text:p>        url = get_chromedriver_url(version=chromedriver_version)</text:p>
            <text:p>      File "/tmp/pip-install-k5clgq61/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k5clgq61/chromedriver-binary/setup.py';f=getattr(tokenize, 'open', open)(__file__);code=f.read().replace('\r\n', '\n');f.close();exec(compile(code, __file__, 'exec'))" install --record /tmp/pip-record-jr05ngeq/install-record.txt --single-version-externally-managed --compile" failed with error code 1 in /tmp/pip-install-k5clgq61/chromedriver-binary/</text:p>
            <text:p>```</text:p>
            <text:p/>
            <text:p>　思うんだけど、ARMv7 32bit版のバイナリが提供されていないってオチではなかろうか。でも、そのためにコードからビルドしているはず。あるいは依存関係のライブラリが64bitしか対応していないとか？</text:p>
            <text:p/>
            <text:p>　ここ最近32bit CPUに人権ないからなぁ。</text:p>
            <text:p/>
            <text:p>　さらにググる。</text:p>
            <text:p/>
            <text:p>* [Raspberry PiにSeleniumとchromedriverでブラウザ操作][]</text:p>
            <text:p/>
            <text:p>[Raspberry PiにSeleniumとchromedriverでブラウザ操作]:https://www.miki-ie.com/raspberry-pi/raspberry-pi%E3%81%ABselenium%E3%81%A8chromedriver%E3%81%A7%E3%83%96%E3%83%A9%E3%82%A6%E3%82%B6%E6%93%8D%E4%BD%9C/</text:p>
            <text:p/>
            <text:p>方法|問題</text:p>
            <text:p>----|----</text:p>
            <text:p>オフィシャルサイトよりダウンロード（一番推奨される方法）|ただし、Linux版は64Bitしか提供されていない。</text:p>
            <text:p>apt sourceでのインストール|chromiumブラウザともバージョンが合い、まだ安定して動作しました。</text:p>
            <text:p>pipでのインストール|あまり安定して動作しませんでした。</text:p>
            <text:p/>
            <text:p>　ということらしい。もう`apt`で入手するしかないか。</text:p>
            <text:p/>
            <text:p>```sh</text:p>
            <text:p>sudo apt-get install chromium-chromedriver</text:p>
            <text:p>```</text:p>
            <text:p>```sh</text:p>
            <text:p>パッケージリストを読み込んでいます... 完了</text:p>
            <text:p>依存関係ツリーを作成しています                </text:p>
            <text:p>状態情報を読み取っています... 完了</text:p>
            <text:p>以下のパッケージが自動でインストールされましたが、もう必要とされていません:</text:p>
            <text:p>  gyp libc-ares2 libjs-inherits libjs-is-typedarray libnode-dev libnode64 libuv1 libuv1-dev nodejs-doc python-colorzero rlwrap</text:p>
            <text:p>これを削除するには 'sudo apt autoremove' を利用してください。</text:p>
            <text:p>以下のパッケージが新たにインストールされます:</text:p>
            <text:p>  chromium-chromedriver</text:p>
            <text:p>アップグレード: 0 個、新規インストール: 1 個、削除: 0 個、保留: 0 個。</text:p>
            <text:p>4,946 kB のアーカイブを取得する必要があります。</text:p>
            <text:p>この操作後に追加で 13.5 MB のディスク容量が消費されます。</text:p>
            <text:p>取得:1 http://archive.raspberrypi.org/debian buster/main armhf chromium-chromedriver armhf 92.0.4515.98~buster-rpt2 [4,946 kB]</text:p>
            <text:p>4,946 kB を 16秒 で取得しました (302 kB/s)                                                                                            </text:p>
            <text:p>以前に未選択のパッケージ chromium-chromedriver を選択しています。</text:p>
            <text:p>(データベースを読み込んでいます ... 現在 134257 個のファイルとディレクトリがインストールされています。)</text:p>
            <text:p>.../chromium-chromedriver_92.0.4515.98~buster-rpt2_armhf.deb を展開する準備をしています ...</text:p>
            <text:p>chromium-chromedriver (92.0.4515.98~buster-rpt2) を展開しています...</text:p>
            <text:p>chromium-chromedriver (92.0.4515.98~buster-rpt2) を設定しています ...</text:p>
            <text:p>```</text:p>
            <text:p/>
            <text:p>　以下コードは動作した。</text:p>
            <text:p/>
            <text:p>b.py</text:p>
            <text:p>```python</text:p>
            <text:p>import sys</text:p>
            <text:p>sys.path.append('/home/pi/.local/lib/python3.5/site-packages/')</text:p>
            <text:p>from selenium import webdriver</text:p>
            <text:p>browser = webdriver.Chrome(executable_path="/usr/lib/chromium-browser/chromedriver")</text:p>
            <text:p>browser.get('https://www.yahoo.co.jp')</text:p>
            <text:p>```</text:p>
            <text:p/>
            <text:p>　が、以下コードはエラーになった。</text:p>
            <text:p/>
            <text:p>a.</text:p>
            <text:p>```python</text:p>
            <text:p>import time # スリープを使うために必要</text:p>
            <text:p>from selenium import webdriver # Webブラウザを自動操作する（python -m pip install selenium) </text:p>
            <text:p>from selenium.webdriver.chrome.options import Options # オプションを使うために必要 </text:p>
            <text:p>option = Options() # オプションを用意</text:p>
            <text:p>option.add_argument('--incognito') # シークレットモードの設定を付与</text:p>
            <text:p># option.add_argument('--headless')  # ヘッドレスモード(画面表示させない)設定</text:p>
            <text:p> </text:p>
            <text:p># Sleniumでwebブラウザを起動する</text:p>
            <text:p>browser = webdriver.Chrome(ChromeDriverManager().install(), options=option) # Chromeを準備(optionでシークレットモードにしている）</text:p>
            <text:p> </text:p>
            <text:p># 5秒間保持する</text:p>
            <text:p>time.sleep(5)</text:p>
            <text:p> </text:p>
            <text:p># Sleniumでwebブラウザを停止する</text:p>
            <text:p>browser.quit()</text:p>
            <text:p>```</text:p>
            <text:p>```sh</text:p>
            <text:p>Traceback (most recent call last):</text:p>
            <text:p>  File "a.py", line 9, in &lt;module&gt;</text:p>
            <text:p>    browser = webdriver.Chrome(ChromeDriverManager().install(), options=option) # Chromeを準備(optionでシークレットモードにしている）</text:p>
            <text:p>NameError: name 'ChromeDriverManager' is not defined</text:p>
            <text:p>```</text:p>
            <text:p/>
            <text:p>　以下コードもダメ</text:p>
            <text:p/>
            <text:p>0.py</text:p>
            <text:p>```sh</text:p>
            <text:p>#!/usr/bin/env python3.7</text:p>
            <text:p>from selenium import webdriver</text:p>
            <text:p>import chromedriver_binary</text:p>
            <text:p>from selenium.webdriver.common.desired_capabilities import DesiredCapabilities</text:p>
            <text:p/>
            <text:p>url = "https://monaledge.com/mypage"</text:p>
            <text:p>user_profile = 'Profile 3'</text:p>
            <text:p/>
            <text:p># Optionでユーザプロファイルの場所を指定する</text:p>
            <text:p>options = webdriver.ChromeOptions()</text:p>
            <text:p>#options.add_argument('--user-data-dir=' + user_profile)</text:p>
            <text:p>options.add_argument(f'--user-data-dir="{user_profile}"')</text:p>
            <text:p/>
            <text:p>driver = webdriver.Chrome(options=options)</text:p>
            <text:p>driver.get(url)</text:p>
            <text:p/>
            <text:p>time.sleep(30)</text:p>
            <text:p/>
            <text:p>driver.close()</text:p>
            <text:p>```</text:p>
            <text:p>```sh</text:p>
            <text:p>Traceback (most recent call last):</text:p>
            <text:p>  File "/tmp/work/0.py", line 3, in &lt;module&gt;</text:p>
            <text:p>    import chromedriver_binary</text:p>
            <text:p>ModuleNotFoundError: No module named 'chromedriver_binary'</text:p>
            <text:p>```</text:p>
            <text:p/>
            <text:p>　`import chromedriver_binary`をコメントアウトすれば起動するが、Profileが使われず、mpurseなどのアドオンもない状態。なのでログインもできない。それじゃダメなんだよなぁ。</text:p>
            <text:p/>
            <text:p>```sh</text:p>
            <text:p>$ chromedriver --version</text:p>
            <text:p>ChromeDriver 92.0.4515.98 (564abd8de2c05f45308eec14f9110a10aff40ad9-refs/branch-heads/4515@{#1501})</text:p>
            <text:p>```</text:p>
            <text:p>```sh</text:p>
            <text:p>$ which chromedriver</text:p>
            <text:p>/usr/bin/chromedriver</text:p>
            <text:p>```</text:p>
            <text:p/>
            <text:p>　Pythonのコードを以下のように一部修正してみる。</text:p>
            <text:p/>
            <text:p>```python</text:p>
            <text:p>driver = webdriver.Chrome(options=options, executable_path='/usr/bin/chromedriver')</text:p>
            <text:p>```</text:p>
            <text:p/>
            <text:p>　実行するとなんかいっぱい出た。</text:p>
            <text:p/>
            <text:p>```sh</text:p>
            <text:p>0.py:17: DeprecationWarning: executable_path has been deprecated, please pass in a Service object</text:p>
            <text:p>  driver = webdriver.Chrome(options=options, executable_path='/usr/bin/chromedriver')</text:p>
            <text:p>Traceback (most recent call last):</text:p>
            <text:p>  File "0.py", line 17, in &lt;module&gt;</text:p>
            <text:p>    driver = webdriver.Chrome(options=options, executable_path='/usr/bin/chromedriver')</text:p>
            <text:p>  File "/usr/local/lib/python3.7/dist-packages/selenium/webdriver/chrome/webdriver.py", line 72, in __init__</text:p>
            <text:p>    service_log_path, service, keep_alive)</text:p>
            <text:p>  File "/usr/local/lib/python3.7/dist-packages/selenium/webdriver/chromium/webdriver.py", line 97, in __init__</text:p>
            <text:p>    options=options)</text:p>
            <text:p>  File "/usr/local/lib/python3.7/dist-packages/selenium/webdriver/remote/webdriver.py", line 277, in __init__</text:p>
            <text:p>    self.start_session(capabilities, browser_profile)</text:p>
            <text:p>  File "/usr/local/lib/python3.7/dist-packages/selenium/webdriver/remote/webdriver.py", line 370, in start_session</text:p>
            <text:p>    response = self.execute(Command.NEW_SESSION, parameters)</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InvalidArgumentException: Message: invalid argument: user data directory is already in use, please specify a unique value for --user-data-dir argument, or don't use --user-data-dir</text:p>
            <text:p>Stacktrace:</text:p>
            <text:p>#0 0x0000009da618 &lt;unknown&gt;</text:p>
            <text:p>#1 0x0000007409f4 &lt;unknown&gt;</text:p>
            <text:p>#2 0x000000762328 &lt;unknown&gt;</text:p>
            <text:p>#3 0x00000075ec04 &lt;unknown&gt;</text:p>
            <text:p>#4 0x00000079528c &lt;unknown&gt;</text:p>
            <text:p>#5 0x00000078fa14 &lt;unknown&gt;</text:p>
            <text:p>#6 0x000000768478 &lt;unknown&gt;</text:p>
            <text:p>#7 0x0000007693a4 &lt;unknown&gt;</text:p>
            <text:p>#8 0x000000a07944 &lt;unknown&gt;</text:p>
            <text:p>#9 0x000000a1990c &lt;unknown&gt;</text:p>
            <text:p>#10 0x000000a19550 &lt;unknown&gt;</text:p>
            <text:p>#11 0x000000a1ad40 &lt;unknown&gt;</text:p>
            <text:p>#12 0x000000a08944 &lt;unknown&gt;</text:p>
            <text:p>#13 0x000000a1afec &lt;unknown&gt;</text:p>
            <text:p>#14 0x0000009ff3ac &lt;unknown&gt;</text:p>
            <text:p>#15 0x000000a326e8 &lt;unknown&gt;</text:p>
            <text:p>#16 0x000000a32858 &lt;unknown&gt;</text:p>
            <text:p>#17 0x000000a4cf4c &lt;unknown&gt;</text:p>
            <text:p>#18 0x0000b6f60494 start_thread</text:p>
            <text:p>#19 0x000000000000 &lt;unknown&gt;</text:p>
            <text:p>```</text:p>
            <text:p/>
            <text:p>　ググってみる。</text:p>
            <text:p/>
            <text:p>* [Selenium 4で「DeprecationWarning」が出る場合の対策][]</text:p>
            <text:p/>
            <text:p>[Selenium 4で「DeprecationWarning」が出る場合の対策]:https://self-development.info/selenium-4%E3%81%A7%E3%80%8Cdeprecationwarning%E3%80%8D%E3%81%8C%E5%87%BA%E3%82%8B%E5%A0%B4%E5%90%88%E3%81%AE%E5%AF%BE%E7%AD%96/</text:p>
            <text:p/>
            <text:p>```python</text:p>
            <text:p>from selenium import webdriver</text:p>
            <text:p>from selenium.webdriver.common.by import By</text:p>
            <text:p>from selenium.webdriver.common.keys import Keys</text:p>
            <text:p>from selenium.webdriver.chrome import service as fs</text:p>
            <text:p> </text:p>
            <text:p>CHROMEDRIVER = "C:\data\etc\chromedriver.exe"</text:p>
            <text:p> </text:p>
            <text:p># ドライバー指定でChromeブラウザを開く</text:p>
            <text:p>chrome_service = fs.Service(executable_path=CHROMEDRIVER)</text:p>
            <text:p>browser = webdriver.Chrome(service=chrome_service)</text:p>
            <text:p> </text:p>
            <text:p># Googleアクセス</text:p>
            <text:p>browser.get('https://www.google.com/')</text:p>
            <text:p> </text:p>
            <text:p># 検索ボックスを特定</text:p>
            <text:p>elem = browser.find_element(By.NAME, 'q')</text:p>
            <text:p># 「Selenium」と入力して、「Enter」を押す</text:p>
            <text:p>elem.send_keys('Selenium' + Keys.RETURN)</text:p>
            <text:p> </text:p>
            <text:p># ブラウザを閉じる</text:p>
            <text:p># browser.quit()</text:p>
            <text:p>```</text:p>
            <text:p/>
            <text:p>　上記をもとに以下のように変更してみる。</text:p>
            <text:p/>
            <text:p>```python</text:p>
            <text:p>#!/usr/bin/env python3.7</text:p>
            <text:p>import time</text:p>
            <text:p>from selenium import webdriver</text:p>
            <text:p>#import chromedriver_binary</text:p>
            <text:p>from selenium.webdriver.common.desired_capabilities import DesiredCapabilities</text:p>
            <text:p>from selenium.webdriver.chrome import service as fs</text:p>
            <text:p/>
            <text:p>url = "https://monaledge.com/mypage"</text:p>
            <text:p>user_profile = 'Profile 3'</text:p>
            <text:p>#user_profile = 'Default'</text:p>
            <text:p/>
            <text:p># Optionでユーザプロファイルの場所を指定する</text:p>
            <text:p>options = webdriver.ChromeOptions()</text:p>
            <text:p>#options.add_argument('--user-data-dir=' + user_profile)</text:p>
            <text:p>#options.add_argument(f'--user-data-dir="{user_profile}"')</text:p>
            <text:p>options.add_argument(f'--user-data-dir="{user_profile}"')</text:p>
            <text:p/>
            <text:p>chrome_service = fs.Service(executable_path='/usr/bin/chromedriver')</text:p>
            <text:p>#driver = webdriver.Chrome(options=options)</text:p>
            <text:p>driver = webdriver.Chrome(options=options, service=chrome_service)</text:p>
            <text:p>driver.get(url)</text:p>
            <text:p/>
            <text:p>time.sleep(30)</text:p>
            <text:p/>
            <text:p>driver.close()</text:p>
            <text:p>```</text:p>
            <text:p/>
            <text:p>　起動した。が、Profileが使われていない。起動したブラウザを閉じると以下のようなエラーが出た。</text:p>
            <text:p/>
            <text:p>```sh</text:p>
            <text:p>Traceback (most recent call last):</text:p>
            <text:p>  File "1.py", line 20, in &lt;module&gt;</text:p>
            <text:p>    driver = webdriver.Chrome(options=options, service=chrome_service)</text:p>
            <text:p>  File "/usr/local/lib/python3.7/dist-packages/selenium/webdriver/chrome/webdriver.py", line 72, in __init__</text:p>
            <text:p>    service_log_path, service, keep_alive)</text:p>
            <text:p>  File "/usr/local/lib/python3.7/dist-packages/selenium/webdriver/chromium/webdriver.py", line 97, in __init__</text:p>
            <text:p>    options=options)</text:p>
            <text:p>  File "/usr/local/lib/python3.7/dist-packages/selenium/webdriver/remote/webdriver.py", line 277, in __init__</text:p>
            <text:p>    self.start_session(capabilities, browser_profile)</text:p>
            <text:p>  File "/usr/local/lib/python3.7/dist-packages/selenium/webdriver/remote/webdriver.py", line 370, in start_session</text:p>
            <text:p>    response = self.execute(Command.NEW_SESSION, parameters)</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InvalidArgumentException: Message: invalid argument: user data directory is already in use, please specify a unique value for --user-data-dir argument, or don't use --user-data-dir</text:p>
            <text:p>Stacktrace:</text:p>
            <text:p>#0 0x000000a2a618 &lt;unknown&gt;</text:p>
            <text:p>#1 0x0000007909f4 &lt;unknown&gt;</text:p>
            <text:p>#2 0x0000007b2328 &lt;unknown&gt;</text:p>
            <text:p>#3 0x0000007aec04 &lt;unknown&gt;</text:p>
            <text:p>#4 0x0000007e528c &lt;unknown&gt;</text:p>
            <text:p>#5 0x0000007dfa14 &lt;unknown&gt;</text:p>
            <text:p>#6 0x0000007b8478 &lt;unknown&gt;</text:p>
            <text:p>#7 0x0000007b93a4 &lt;unknown&gt;</text:p>
            <text:p>#8 0x000000a57944 &lt;unknown&gt;</text:p>
            <text:p>#9 0x000000a6990c &lt;unknown&gt;</text:p>
            <text:p>#10 0x000000a69550 &lt;unknown&gt;</text:p>
            <text:p>#11 0x000000a6ad40 &lt;unknown&gt;</text:p>
            <text:p>#12 0x000000a58944 &lt;unknown&gt;</text:p>
            <text:p>#13 0x000000a6afec &lt;unknown&gt;</text:p>
            <text:p>#14 0x000000a4f3ac &lt;unknown&gt;</text:p>
            <text:p>#15 0x000000a826e8 &lt;unknown&gt;</text:p>
            <text:p>#16 0x000000a82858 &lt;unknown&gt;</text:p>
            <text:p>#17 0x000000a9cf4c &lt;unknown&gt;</text:p>
            <text:p>#18 0x0000b6f50494 start_thread</text:p>
            <text:p>#19 0x000000000000 &lt;unknown&gt;</text:p>
            <text:p>```</text:p>
            <text:p>```sh</text:p>
            <text:p>Traceback (most recent call last):</text:p>
            <text:p>  File "1.py", line 25, in &lt;module&gt;</text:p>
            <text:p>    driver.close()</text:p>
            <text:p>  File "/usr/local/lib/python3.7/dist-packages/selenium/webdriver/remote/webdriver.py", line 552, in close</text:p>
            <text:p>    self.execute(Command.CLOSE)</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WebDriverException: Message: chrome not reachable</text:p>
            <text:p>  (Session info: chrome=92.0.4515.98)</text:p>
            <text:p>Stacktrace:</text:p>
            <text:p>#0 0x000000aba618 &lt;unknown&gt;</text:p>
            <text:p>#1 0x000000820894 &lt;unknown&gt;</text:p>
            <text:p>#2 0x000000810c00 &lt;unknown&gt;</text:p>
            <text:p>#3 0x000000803300 &lt;unknown&gt;</text:p>
            <text:p>#4 0x000000876eb8 &lt;unknown&gt;</text:p>
            <text:p>#5 0x00000086fb24 &lt;unknown&gt;</text:p>
            <text:p>#6 0x000000848478 &lt;unknown&gt;</text:p>
            <text:p>#7 0x0000008493a4 &lt;unknown&gt;</text:p>
            <text:p>#8 0x000000ae7944 &lt;unknown&gt;</text:p>
            <text:p>#9 0x000000af990c &lt;unknown&gt;</text:p>
            <text:p>#10 0x000000af9550 &lt;unknown&gt;</text:p>
            <text:p>#11 0x000000afad40 &lt;unknown&gt;</text:p>
            <text:p>#12 0x000000ae8944 &lt;unknown&gt;</text:p>
            <text:p>#13 0x000000afafec &lt;unknown&gt;</text:p>
            <text:p>#14 0x000000adf3ac &lt;unknown&gt;</text:p>
            <text:p>#15 0x000000b126e8 &lt;unknown&gt;</text:p>
            <text:p>#16 0x000000b12858 &lt;unknown&gt;</text:p>
            <text:p>#17 0x000000b2cf4c &lt;unknown&gt;</text:p>
            <text:p>#18 0x0000b6ec7494 start_thread</text:p>
            <text:p>#19 0x000000000000 &lt;unknown&gt;</text:p>
            <text:p>```</text:p>
            <text:p/>
            <text:p>　どうやら、すでにブラウザが立ち上がっているとこういうエラーが出るらしい。ブラウザで調べながらコードを書いているのに、閉じろというのか。仕方ない。</text:p>
            <text:p/>
            <text:p>　はい、閉じても同じ状態、同じエラーでした。残念。</text:p>
            <text:p/>
            <text:p># Profile指定方法をググる</text:p>
            <text:p/>
            <text:p>* [SeleniumでChromeのプロファイルを使う][]</text:p>
            <text:p/>
            <text:p>[SeleniumでChromeのプロファイルを使う]:https://selenium-world.net/selenium-tips/3519/</text:p>
            <text:p/>
            <text:p>キー|意味|値の例</text:p>
            <text:p>----|----|------</text:p>
            <text:p>`--user-data-dir`|ユーザープロファイルの保存先を指定|`/home/pi/.config/chromium`</text:p>
            <text:p>`--profile-directory`|使用するユーザープロファイルを指定|`Profile 3`</text:p>
            <text:p/>
            <text:p>```python</text:p>
            <text:p>#!/usr/bin/env python3.7</text:p>
            <text:p>import time</text:p>
            <text:p>from selenium import webdriver</text:p>
            <text:p>from selenium.webdriver.common.desired_capabilities import DesiredCapabilities</text:p>
            <text:p>from selenium.webdriver.chrome import service as fs</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window.open('${url}');`)</text:p>
            <text:p/>
            <text:p>time.sleep(30)</text:p>
            <text:p>driver.close()</text:p>
            <text:p>```</text:p>
            <text:p/>
            <text:p>　これで起動した。たぶんバージョンによって引数が変わったのだろう。</text:p>
            <text:p/>
            <text:p>　mpurseをインストールしたProfileを指定して起動すればログインできるはず。確認は次回にする。</text:p>
            <text:p/>
          </table:table-cell>
          <table:table-cell table:formula="of:=HYPERLINK(CONCATENATE([url.$A$4]; [.A3]))" office:value-type="string" office:string-value="https://monaledge.com/edit/460" calcext:value-type="string">
            <text:p>https://monaledge.com/edit/460</text:p>
          </table:table-cell>
          <table:table-cell table:style-name="ce4" table:formula="of:=HYPERLINK(CONCATENATE([url.$A$5]; [.$A3]); [.$C3])" office:value-type="string" office:string-value="ラズパイ4にseleniumとchromedriver-binaryをインストールする" calcext:value-type="string">
            <text:p>ラズパイ4にseleniumとchromedriver-binaryをインストールする</text:p>
          </table:table-cell>
          <table:table-cell table:number-columns-repeated="1018"/>
        </table:table-row>
        <table:table-row table:style-name="ro1">
          <table:table-cell office:value-type="string" calcext:value-type="string">
            <text:p>459</text:p>
          </table:table-cell>
          <table:table-cell table:content-validation-name="val2" office:value-type="string" calcext:value-type="string">
            <text:p>IT技術</text:p>
          </table:table-cell>
          <table:table-cell office:value-type="string" calcext:value-type="string">
            <text:p>モナレッジから自分の記事のマークダウンをすべて取得したい</text:p>
          </table:table-cell>
          <table:table-cell office:value-type="string" calcext:value-type="string">
            <text:p>　ローカルにバックアップしておきたいしgrepもしたい。100記事くらいある。なんとか自動化できないものか。挑戦した結果、みごとに玉砕。ログインの壁に阻まれた。</text:p>
            <text:p/>
            <text:p>&lt;!-- more --&gt;</text:p>
            <text:p/>
            <text:p># 結論</text:p>
            <text:p/>
            <text:p>　JavaScriptのfetchで取得しようとしたが、ログインできず取得できなかった。</text:p>
            <text:p/>
            <text:p># 動機</text:p>
            <text:p/>
            <text:p>* 学習結果を記事にしてきたのでそれをバックアップしておきたい</text:p>
            <text:p>* ローカルでgrep検索できるようにしたい</text:p>
            <text:p>* 100記事に達しそう。手作業でやるには多すぎる</text:p>
            <text:p/>
            <text:p>　自分の学習記録から「あれ何だっけ？」と検索したくなることが稀によくある。検索ならモナレッジでもGoogleでも可能だが、マシンのメモリ不足をカバーするためブラウザを閉じる必要があるときもある。また、モナレッジ以外の資料も含めて一括検索したいときもある。バックアップもしておきたい。諸々を考えるとローカルに自分の記事を保存して煮るなり焼くなりすればいいという結論になる。ただ、モナレッジで書いた自分の記事が100に達しそう。手作業でやるのは億劫。さりとてダウンロード機能もない。というわけで自分でやってみようと思い立つ。</text:p>
            <text:p/>
            <text:p>　データはHTMLでなくマークダウンがいい。そのほうが編集、grep検索ともに好都合。</text:p>
            <text:p/>
            <text:p># 方法</text:p>
            <text:p/>
            <text:p>* `https://monaledge.com/mypage`にアクセスする</text:p>
            <text:p>    * ログインする</text:p>
            <text:p>    * 自分の記事一覧から`記事番号`を取得する</text:p>
            <text:p>        * `&lt;a href="/article/435" &gt;`要素</text:p>
            <text:p>    * ページネーションして全ページ分取得する</text:p>
            <text:p>* `https://monaledge.com/edit/記事番号`にアクセスする</text:p>
            <text:p>    * `&lt;pre class="auto-textarea-block" ...&gt;`要素のテキストノードにマークダウンが含まれている</text:p>
            <text:p>    * どうにかしてそれを取得し、ファイル保存する</text:p>
            <text:p/>
            <text:p>　モナレッジのページを解析した結果、こんな感じのフローでいけそうな気がする。問題はこれが実現できるかどうか。</text:p>
            <text:p/>
            <text:p># 懸念</text:p>
            <text:p/>
            <text:p>　先に問題となりそうな所をピックアップしておく。</text:p>
            <text:p/>
            <text:p>## ログイン</text:p>
            <text:p/>
            <text:p>　これは自動化できなさそう。これができないと自分の記事番号を取得できないと思う。さりとて、ここを手作業でやるとほぼ無意味。すべてを手作業でやるのと変わらない。ログイン処理をどう解決するかがキモになりそう。</text:p>
            <text:p/>
            <text:p>## サーバ負荷</text:p>
            <text:p/>
            <text:p>　できるだけサーバ負荷をかけずに行うにはどうしたらいいか。</text:p>
            <text:p/>
            <text:p>* 一回のリクエストあたり最低1秒のウェイトをかける</text:p>
            <text:p>* すでに保存した記事番号まで達したら終了する</text:p>
            <text:p/>
            <text:p>　昔の記事を変更したときはどうするか。個別に取得するしかない。自動化はできなさそう。そこは諦める。</text:p>
            <text:p/>
            <text:p>## 著作権</text:p>
            <text:p/>
            <text:p>　自分の記事だけを対象にしていれば問題ないはず。もとよりそれが目的だし。</text:p>
            <text:p/>
            <text:p>　ただ、`https://monaledge.com/edit/記事番号`とすれば自分以外の記事のマークダウンまで見れるみたい。</text:p>
            <text:p/>
            <text:p>　もしログインできず自分の記事だけを取得するのが面倒だからと`1`から順にすべての記事番号でダウンロードすると他人の記事まで取得することになる。その場合、著作権の侵害になったりしないのかな？　そもそもスクレイピングしてサイトから情報を取得すること自体グレー。そもそも法律うんぬん関係なく運営や記事を書いた人の同意を得ず勝手に取得するという時点でどうかと思う。あと、サーバ負荷もムダに増える。もとより他人の記事はいらない。あらゆる意味で全ダウンロードはやめるべき。横着してやらかす前に考えだけはまとめておく。</text:p>
            <text:p/>
            <text:p>　自分の記事だけを取得するなら著作権に関する問題はないはず。やはりどうにかして自分の記事番号だけを取得することが必要。</text:p>
            <text:p/>
            <text:p># 記事番号を取得する</text:p>
            <text:p/>
            <text:p>1. ブラウザで`https://monaledge.com/mypage`にアクセスする</text:p>
            <text:p>1. 以下コマンドをデベロッパツールのコンソールで実行する</text:p>
            <text:p/>
            <text:p>　自分の記事へのリンクを定義したa要素をすべて取得する。</text:p>
            <text:p/>
            <text:p>```javascript</text:p>
            <text:p>document.querySelectorAll(`a[href^='/article/']`)</text:p>
            <text:p>```</text:p>
            <text:p/>
            <text:p>　自分の記事へのリンクを定義した全a要素からURLを抽出する。</text:p>
            <text:p/>
            <text:p>```javascript</text:p>
            <text:p>Array.from(document.querySelectorAll(`a[href^='/article/']`)).map(e=&gt;e.getAttribute('href'))</text:p>
            <text:p>```</text:p>
            <text:p/>
            <text:p>　URLから末尾の記事番号だけを取得する。</text:p>
            <text:p/>
            <text:p>```javascript</text:p>
            <text:p>Array.from(document.querySelectorAll(`a[href^='/article/']`)).map(e=&gt;e.getAttribute('href').replace(/.*[\/\\]/, ''))</text:p>
            <text:p>```</text:p>
            <text:p/>
            <text:p>　記事番号は整数値なので数値化する。</text:p>
            <text:p/>
            <text:p>```javascript</text:p>
            <text:p>Array.from(document.querySelectorAll(`a[href^='/article/']`)).map(e=&gt;parseInt(e.getAttribute('href').replace(/.*[\/\\]/, '')))</text:p>
            <text:p>```</text:p>
            <text:p/>
            <text:p>　たとえば以下のように取得できる。間の`455`はらいうさんの記事なので私のmypageには出てこない。ここまでは思い通り。</text:p>
            <text:p/>
            <text:p>```</text:p>
            <text:p>(10) [457, 456, 454, 453, 452, 451, 450, 449, 448, 447]</text:p>
            <text:p>```</text:p>
            <text:p/>
            <text:p>## ページネーション</text:p>
            <text:p/>
            <text:p>　上記を全ページ分だけ実行したい。</text:p>
            <text:p/>
            <text:p>　マイページには自分の記事が新しい順に1ページあたり10件まで表示されている模様。それより古い記事を取得するには2ページ以降にアクセスする必要がある。そのURLは`https://monaledge.com/mypage/ページ数`らしい。そこで、まずは最大ページ数を取得する。</text:p>
            <text:p/>
            <text:p>　以下がページ遷移する要素らしい。ここから`10`を取得するのが狙い。</text:p>
            <text:p/>
            <text:p>```javascript</text:p>
            <text:p>&lt;button type="button" aria-label="Goto Page 10" class="v-pagination__item"&gt;10&lt;/button&gt;</text:p>
            <text:p>```</text:p>
            <text:p/>
            <text:p>### 最大ページ数</text:p>
            <text:p/>
            <text:p>1. `https://monaledge.com/mypage`にアクセスする</text:p>
            <text:p>1. 以下コマンドをコンソールで実行する</text:p>
            <text:p/>
            <text:p>　ページ遷移ボタンからページ数リストを取得する。</text:p>
            <text:p/>
            <text:p>```javascript</text:p>
            <text:p>Array.from(document.querySelectorAll(`button.v-pagination__item`)).map(e=&gt;parseInt(e.textContent))</text:p>
            <text:p>```</text:p>
            <text:p/>
            <text:p>　ページ数リストから最大値を取得する。</text:p>
            <text:p/>
            <text:p>```javascript</text:p>
            <text:p>Math.max(...Array.from(document.querySelectorAll(`button.v-pagination__item`)).map(e=&gt;parseInt(e.textContent)))</text:p>
            <text:p>```</text:p>
            <text:p/>
            <text:p>　あとは`1`〜最大値までの値を`https://monaledge.com/mypage/ページ数`でリクエストすればページにアクセスできるはず。</text:p>
            <text:p/>
            <text:p>### ページネーション</text:p>
            <text:p/>
            <text:p>　これでいけるかと思いきや、すべて空だった。</text:p>
            <text:p/>
            <text:p>```javascript</text:p>
            <text:p>const sleep = s =&gt; new Promise(resolve =&gt; setTimeout(resolve, s*1000));</text:p>
            <text:p>const myPages = []</text:p>
            <text:p>const lastPage = Math.max(...Array.from(document.querySelectorAll(`button.v-pagination__item`)).map(e=&gt;parseInt(e.textContent)))</text:p>
            <text:p>for (let page=1; page&lt;=lastPage; page++) {</text:p>
            <text:p>    const res = await fetch(`https://monaledge.com/mypage/${page}`)</text:p>
            <text:p>    const txt = await res.text()</text:p>
            <text:p>    const body = document.createElement('body')</text:p>
            <text:p>    body.innerHTML = txt</text:p>
            <text:p>    myPages.push(Array.from(body.querySelectorAll(`a[href^='/article/']`)).map(e=&gt;parseInt(e.getAttribute('href').replace(/.*[\/\\]/, ''))))</text:p>
            <text:p>    console.debug(myPages)</text:p>
            <text:p>    await sleep(1)</text:p>
            <text:p>}</text:p>
            <text:p>myPages.flat()</text:p>
            <text:p>```</text:p>
            <text:p/>
            <text:p>　原因はログインできなかったこと。`https://monaledge.com/mypage/${page}`で返されるHTMLがログインしていないときのものだと思われる。そのせいで記事へのリンク要素が存在せず結果ゼロ件となった模様。</text:p>
            <text:p/>
            <text:p>```javascript</text:p>
            <text:p>const res = await fetch(`https://monaledge.com/mypage/1`)</text:p>
            <text:p>const txt = await res.text()</text:p>
            <text:p>console.debug(txt)</text:p>
            <text:p>```</text:p>
            <text:p/>
            <text:p>　つまりログイン自動化できないせいでページネーションも自動化できないということだ。</text:p>
            <text:p/>
            <text:p>　ならどこまで自動化できるか予想してみる。</text:p>
            <text:p/>
            <text:p>1. `https://monaledge.com/mypage`にアクセスする</text:p>
            <text:p>1. ログインする</text:p>
            <text:p>1. 1ページずつクリックする</text:p>
            <text:p>1. そのたびにページ内から記事番号リストを取得するコードを実行する</text:p>
            <text:p/>
            <text:p>　1ページあたり10記事表示されることから、上記手順を全記事÷10回実行することになる。面倒くさいが仕方ない。</text:p>
            <text:p/>
            <text:p># 現在ページの記事番号をクリップボードに保存する</text:p>
            <text:p/>
            <text:p>　せめて記事番号を取得する手間を少しでも減らすためクリップボードへコピーしたい。</text:p>
            <text:p/>
            <text:p>```javascript</text:p>
            <text:p>await navigator.clipboard.writeText(Array.from(document.querySelectorAll(`a[href^='/article/']`)).map(e=&gt;parseInt(e.getAttribute('href').replace(/.*[\/\\]/, ''))).join('\n')).catch(e=&gt;console.error(e))</text:p>
            <text:p>```</text:p>
            <text:p/>
            <text:p>　以下のようなエラーが出た。</text:p>
            <text:p/>
            <text:p>```</text:p>
            <text:p>DOMException: Document is not focused.</text:p>
            <text:p>```</text:p>
            <text:p/>
            <text:p>　どうやら文書にフォーカスが当たってないとダメらしい。デベロッパツールを開いているとそっちにフォーカスが当たってしまい使えない。そこでブックマークレットにする。</text:p>
            <text:p/>
            <text:p>```javascript</text:p>
            <text:p>javascript:(async()=&gt;{await navigator.clipboard.writeText(Array.from(document.querySelectorAll(`a[href^='/article/']`)).map(e=&gt;parseInt(e.getAttribute('href').replace(/.*[\/\\]/, ''))).join('\n')).catch(e=&gt;console.error(e))})();</text:p>
            <text:p>```</text:p>
            <text:p/>
            <text:p>　ブックマークレットはブラウザでブックマークを編集すれば作れる。あるいはどこか適当なページで以下HTMLを表示させ、ブラウザでブックマークすれば登録できる。</text:p>
            <text:p/>
            <text:p>```html</text:p>
            <text:p>&lt;a href="javascript:(async()=&gt;{await navigator.clipboard.writeText(Array.from(document.querySelectorAll(`a[href^='/article/']`)).map(e=&gt;parseInt(e.getAttribute('href').replace(/.*[\/\\]/, ''))).join('\n')).catch(e=&gt;console.error(e))})();"&gt;モナレッジのmypageから記事番号を取得し、クリップボードにコピーするブックマークレット&lt;/a&gt;</text:p>
            <text:p>```</text:p>
            <text:p/>
            <text:p>&lt;a href="javascript:(async()=&gt;{await navigator.clipboard.writeText(Array.from(document.querySelectorAll(`a[href^='/article/']`)).map(e=&gt;parseInt(e.getAttribute('href').replace(/.*[\/\\]/, ''))).join('\n')).catch(e=&gt;console.error(e))})();"&gt;モナレッジのmypageから記事番号を取得し、クリップボードにコピーするブックマークレット&lt;/a&gt;</text:p>
            <text:p/>
            <text:p>　あとはモナレッジのmypageにアクセスし、ブラウザのブックマーク一覧からさきほどのブックマークレットをクリックすれば実行される。以下のように。</text:p>
            <text:p/>
            <text:p>```</text:p>
            <text:p>457</text:p>
            <text:p>456</text:p>
            <text:p>454</text:p>
            <text:p>453</text:p>
            <text:p>452</text:p>
            <text:p>451</text:p>
            <text:p>450</text:p>
            <text:p>449</text:p>
            <text:p>448</text:p>
            <text:p>447</text:p>
            <text:p>```</text:p>
            <text:p/>
            <text:p>　これを全ページで実行すれば、すべての記事番号を取得できる。あー面倒くさい。一発でやりたかったなぁ。しかもまだ記事番号を取得しただけ。肝心のマークダウンを取得できていないし。</text:p>
            <text:p/>
            <text:p># マークダウンを取得する</text:p>
            <text:p/>
            <text:p>　試しに以下URLでページを解析してみる。</text:p>
            <text:p/>
            <text:p>* https://monaledge.com/edit/430</text:p>
            <text:p/>
            <text:p>タイトル</text:p>
            <text:p>```javascript</text:p>
            <text:p>document.querySelector(`#input-32`).value</text:p>
            <text:p>```</text:p>
            <text:p>マークダウン本文</text:p>
            <text:p>```javascript</text:p>
            <text:p>document.querySelector(`pre.auto-textarea-block`).textContent</text:p>
            <text:p>```</text:p>
            <text:p>カテゴリ</text:p>
            <text:p>```javascript</text:p>
            <text:p>document.querySelector(`div.v-select__selection`).textContent</text:p>
            <text:p>```</text:p>
            <text:p/>
            <text:p>## 指定ページのマークダウンを取得する</text:p>
            <text:p/>
            <text:p>```javascript</text:p>
            <text:p>const sleep = s =&gt; new Promise(resolve =&gt; setTimeout(resolve, s*1000));</text:p>
            <text:p>const pages = [457,456,454,453,452,451,450,449,448,447]</text:p>
            <text:p>for (let page of pages) {</text:p>
            <text:p>    const res = await fetch(`https://monaledge.com/edit/${page}`)</text:p>
            <text:p>    const txt = await res.text()</text:p>
            <text:p>    const body = document.createElement('body')</text:p>
            <text:p>    console.debug(txt)</text:p>
            <text:p>    body.innerHTML = txt</text:p>
            <text:p>    const title = document.querySelector(`#input-32`)?.value</text:p>
            <text:p>    const content = document.querySelector(`pre.auto-textarea-block`)?.textContent</text:p>
            <text:p>    const category = document.querySelector(`div.v-select__selection`)?.textContent</text:p>
            <text:p>    console.debug(page, category, title, content)</text:p>
            <text:p>    await sleep(1)</text:p>
            <text:p>    break</text:p>
            <text:p>}</text:p>
            <text:p>```</text:p>
            <text:p/>
            <text:p>　すべて`undefined`だった。</text:p>
            <text:p/>
            <text:p>　嫌な予感がする。単体ページを取得してみる。</text:p>
            <text:p/>
            <text:p>```javascript</text:p>
            <text:p>const res = await fetch(`https://monaledge.com/mypage/457`)</text:p>
            <text:p>const txt = await res.text()</text:p>
            <text:p>console.debug(txt)</text:p>
            <text:p>```</text:p>
            <text:p/>
            <text:p>　結果、ログインしていないときのHTMLが返された模様。</text:p>
            <text:p/>
            <text:p>　あ、ダメだこれ。ログインしないと本文も取得できないらしい。ブラウザで閲覧しているときは見えたのに。たぶんクッキーを使ってログインを維持していたのだろう。それをJavaScriptでも再現したいのだが。</text:p>
            <text:p/>
            <text:p>　どうにかしてログインしないと解決できない。</text:p>
            <text:p/>
            <text:p># 後悔</text:p>
            <text:p/>
            <text:p>　最初からローカルでファイル作成しておき、それをモナレッジに投稿すればよかった。</text:p>
            <text:p/>
            <text:p>　でも、まさか100記事も書くと思ってなかったしなぁ。</text:p>
            <text:p/>
            <text:p>　手作業で取得できないこともないけれど絶対ミスする。そして負けた気がする。どうにかして自動化できないものか。こういう作業を自動化できるのがプログラミングの醍醐味なのに。まだまだ修行が足りないか。</text:p>
            <text:p/>
            <text:p># モナレッジにログインできなくなった件</text:p>
            <text:p/>
            <text:p>　この後、seleniumを使ってログインを手動でやりつつ、ページから記事番号を取得できないか試みました。結果からいえば取得できませんでした。ログイン前と思しきHTMLしか取得できませんでした。何度かブラウザの再起動とログインを繰り返しているうち、あるときログインできなくなりました。何度もログインを繰り返したのでBANされたかと思い、らいう様に連絡した次第です。</text:p>
            <text:p/>
            <text:p>* [モナレッジにログインできなかった件][]</text:p>
            <text:p/>
            <text:p>[モナレッジにログインできなかった件]:https://monaledge.com/article/458</text:p>
            <text:p/>
            <text:p>　seleniumのくだりは長すぎるのでさらに記事を分けます。関係あるとすればログインを繰り返したことだと思いますが。</text:p>
            <text:p/>
          </table:table-cell>
          <table:table-cell table:formula="of:=HYPERLINK(CONCATENATE([url.$A$4]; [.A4]))" office:value-type="string" office:string-value="https://monaledge.com/edit/459" calcext:value-type="string">
            <text:p>https://monaledge.com/edit/459</text:p>
          </table:table-cell>
          <table:table-cell table:style-name="ce4" table:formula="of:=HYPERLINK(CONCATENATE([url.$A$5]; [.$A4]); [.$C4])" office:value-type="string" office:string-value="モナレッジから自分の記事のマークダウンをすべて取得したい" calcext:value-type="string">
            <text:p>モナレッジから自分の記事のマークダウンをすべて取得したい</text:p>
          </table:table-cell>
          <table:table-cell table:number-columns-repeated="1018"/>
        </table:table-row>
        <table:table-row table:style-name="ro1">
          <table:table-cell office:value-type="string" calcext:value-type="string">
            <text:p>458</text:p>
          </table:table-cell>
          <table:table-cell table:content-validation-name="val2" office:value-type="string" calcext:value-type="string">
            <text:p>IT技術</text:p>
          </table:table-cell>
          <table:table-cell table:number-columns-repeated="2"/>
          <table:table-cell table:formula="of:=HYPERLINK(CONCATENATE([url.$A$4]; [.A5]))" office:value-type="string" office:string-value="https://monaledge.com/edit/458" calcext:value-type="string">
            <text:p>https://monaledge.com/edit/458</text:p>
          </table:table-cell>
          <table:table-cell table:style-name="ce4" table:formula="of:=HYPERLINK(CONCATENATE([url.$A$5]; [.$A5]); [.$C5])" office:value-type="float" office:value="0" calcext:value-type="float">
            <text:p>0</text:p>
          </table:table-cell>
          <table:table-cell table:number-columns-repeated="1018"/>
        </table:table-row>
        <table:table-row table:style-name="ro1">
          <table:table-cell office:value-type="string" calcext:value-type="string">
            <text:p>457</text:p>
          </table:table-cell>
          <table:table-cell table:content-validation-name="val2" office:value-type="string" calcext:value-type="string">
            <text:p>IT技術</text:p>
          </table:table-cell>
          <table:table-cell table:number-columns-repeated="2"/>
          <table:table-cell table:formula="of:=HYPERLINK(CONCATENATE([url.$A$4]; [.A6]))" office:value-type="string" office:string-value="https://monaledge.com/edit/457" calcext:value-type="string">
            <text:p>https://monaledge.com/edit/457</text:p>
          </table:table-cell>
          <table:table-cell table:style-name="ce4" table:formula="of:=HYPERLINK(CONCATENATE([url.$A$5]; [.$A6]); [.$C6])" office:value-type="float" office:value="0" calcext:value-type="float">
            <text:p>0</text:p>
          </table:table-cell>
          <table:table-cell table:number-columns-repeated="1018"/>
        </table:table-row>
        <table:table-row table:style-name="ro1">
          <table:table-cell office:value-type="string" calcext:value-type="string">
            <text:p>456</text:p>
          </table:table-cell>
          <table:table-cell table:content-validation-name="val2" office:value-type="string" calcext:value-type="string">
            <text:p>IT技術</text:p>
          </table:table-cell>
          <table:table-cell table:number-columns-repeated="2"/>
          <table:table-cell table:formula="of:=HYPERLINK(CONCATENATE([url.$A$4]; [.A7]))" office:value-type="string" office:string-value="https://monaledge.com/edit/456" calcext:value-type="string">
            <text:p>https://monaledge.com/edit/456</text:p>
          </table:table-cell>
          <table:table-cell table:style-name="ce4" table:formula="of:=HYPERLINK(CONCATENATE([url.$A$5]; [.$A7]); [.$C7])" office:value-type="float" office:value="0" calcext:value-type="float">
            <text:p>0</text:p>
          </table:table-cell>
          <table:table-cell table:number-columns-repeated="1018"/>
        </table:table-row>
        <table:table-row table:style-name="ro1">
          <table:table-cell office:value-type="string" calcext:value-type="string">
            <text:p>454</text:p>
          </table:table-cell>
          <table:table-cell table:content-validation-name="val2" office:value-type="string" calcext:value-type="string">
            <text:p>IT技術</text:p>
          </table:table-cell>
          <table:table-cell table:number-columns-repeated="2"/>
          <table:table-cell table:formula="of:=HYPERLINK(CONCATENATE([url.$A$4]; [.A8]))" office:value-type="string" office:string-value="https://monaledge.com/edit/454" calcext:value-type="string">
            <text:p>https://monaledge.com/edit/454</text:p>
          </table:table-cell>
          <table:table-cell table:style-name="ce4" table:formula="of:=HYPERLINK(CONCATENATE([url.$A$5]; [.$A8]); [.$C8])" office:value-type="float" office:value="0" calcext:value-type="float">
            <text:p>0</text:p>
          </table:table-cell>
          <table:table-cell table:number-columns-repeated="1018"/>
        </table:table-row>
        <table:table-row table:style-name="ro1">
          <table:table-cell office:value-type="string" calcext:value-type="string">
            <text:p>453</text:p>
          </table:table-cell>
          <table:table-cell table:content-validation-name="val2" office:value-type="string" calcext:value-type="string">
            <text:p>IT技術</text:p>
          </table:table-cell>
          <table:table-cell table:number-columns-repeated="2"/>
          <table:table-cell table:formula="of:=HYPERLINK(CONCATENATE([url.$A$4]; [.A9]))" office:value-type="string" office:string-value="https://monaledge.com/edit/453" calcext:value-type="string">
            <text:p>https://monaledge.com/edit/453</text:p>
          </table:table-cell>
          <table:table-cell table:style-name="ce4" table:formula="of:=HYPERLINK(CONCATENATE([url.$A$5]; [.$A9]); [.$C9])" office:value-type="float" office:value="0" calcext:value-type="float">
            <text:p>0</text:p>
          </table:table-cell>
          <table:table-cell table:number-columns-repeated="1018"/>
        </table:table-row>
        <table:table-row table:style-name="ro1">
          <table:table-cell office:value-type="string" calcext:value-type="string">
            <text:p>452</text:p>
          </table:table-cell>
          <table:table-cell table:content-validation-name="val2" office:value-type="string" calcext:value-type="string">
            <text:p>IT技術</text:p>
          </table:table-cell>
          <table:table-cell table:number-columns-repeated="2"/>
          <table:table-cell table:formula="of:=HYPERLINK(CONCATENATE([url.$A$4]; [.A10]))" office:value-type="string" office:string-value="https://monaledge.com/edit/452" calcext:value-type="string">
            <text:p>https://monaledge.com/edit/452</text:p>
          </table:table-cell>
          <table:table-cell table:style-name="ce4" table:formula="of:=HYPERLINK(CONCATENATE([url.$A$5]; [.$A10]); [.$C10])" office:value-type="float" office:value="0" calcext:value-type="float">
            <text:p>0</text:p>
          </table:table-cell>
          <table:table-cell table:number-columns-repeated="1018"/>
        </table:table-row>
        <table:table-row table:style-name="ro1">
          <table:table-cell office:value-type="string" calcext:value-type="string">
            <text:p>451</text:p>
          </table:table-cell>
          <table:table-cell table:content-validation-name="val2" office:value-type="string" calcext:value-type="string">
            <text:p>IT技術</text:p>
          </table:table-cell>
          <table:table-cell table:number-columns-repeated="2"/>
          <table:table-cell table:formula="of:=HYPERLINK(CONCATENATE([url.$A$4]; [.A11]))" office:value-type="string" office:string-value="https://monaledge.com/edit/451" calcext:value-type="string">
            <text:p>https://monaledge.com/edit/451</text:p>
          </table:table-cell>
          <table:table-cell table:style-name="ce4" table:formula="of:=HYPERLINK(CONCATENATE([url.$A$5]; [.$A11]); [.$C11])" office:value-type="float" office:value="0" calcext:value-type="float">
            <text:p>0</text:p>
          </table:table-cell>
          <table:table-cell table:number-columns-repeated="1018"/>
        </table:table-row>
        <table:table-row table:style-name="ro1">
          <table:table-cell office:value-type="string" calcext:value-type="string">
            <text:p>450</text:p>
          </table:table-cell>
          <table:table-cell table:content-validation-name="val2" office:value-type="string" calcext:value-type="string">
            <text:p>IT技術</text:p>
          </table:table-cell>
          <table:table-cell table:number-columns-repeated="2"/>
          <table:table-cell table:formula="of:=HYPERLINK(CONCATENATE([url.$A$4]; [.A12]))" office:value-type="string" office:string-value="https://monaledge.com/edit/450" calcext:value-type="string">
            <text:p>https://monaledge.com/edit/450</text:p>
          </table:table-cell>
          <table:table-cell table:style-name="ce4" table:formula="of:=HYPERLINK(CONCATENATE([url.$A$5]; [.$A12]); [.$C12])" office:value-type="float" office:value="0" calcext:value-type="float">
            <text:p>0</text:p>
          </table:table-cell>
          <table:table-cell table:number-columns-repeated="1018"/>
        </table:table-row>
        <table:table-row table:style-name="ro1">
          <table:table-cell office:value-type="string" calcext:value-type="string">
            <text:p>449</text:p>
          </table:table-cell>
          <table:table-cell table:content-validation-name="val2" office:value-type="string" calcext:value-type="string">
            <text:p>IT技術</text:p>
          </table:table-cell>
          <table:table-cell table:number-columns-repeated="2"/>
          <table:table-cell table:formula="of:=HYPERLINK(CONCATENATE([url.$A$4]; [.A13]))" office:value-type="string" office:string-value="https://monaledge.com/edit/449" calcext:value-type="string">
            <text:p>https://monaledge.com/edit/449</text:p>
          </table:table-cell>
          <table:table-cell table:style-name="ce4" table:formula="of:=HYPERLINK(CONCATENATE([url.$A$5]; [.$A13]); [.$C13])" office:value-type="float" office:value="0" calcext:value-type="float">
            <text:p>0</text:p>
          </table:table-cell>
          <table:table-cell table:number-columns-repeated="1018"/>
        </table:table-row>
        <table:table-row table:style-name="ro1">
          <table:table-cell office:value-type="string" calcext:value-type="string">
            <text:p>448</text:p>
          </table:table-cell>
          <table:table-cell table:content-validation-name="val2" office:value-type="string" calcext:value-type="string">
            <text:p>IT技術</text:p>
          </table:table-cell>
          <table:table-cell table:number-columns-repeated="2"/>
          <table:table-cell table:formula="of:=HYPERLINK(CONCATENATE([url.$A$4]; [.A14]))" office:value-type="string" office:string-value="https://monaledge.com/edit/448" calcext:value-type="string">
            <text:p>https://monaledge.com/edit/448</text:p>
          </table:table-cell>
          <table:table-cell table:style-name="ce4" table:formula="of:=HYPERLINK(CONCATENATE([url.$A$5]; [.$A14]); [.$C14])" office:value-type="float" office:value="0" calcext:value-type="float">
            <text:p>0</text:p>
          </table:table-cell>
          <table:table-cell table:number-columns-repeated="1018"/>
        </table:table-row>
        <table:table-row table:style-name="ro1">
          <table:table-cell office:value-type="string" calcext:value-type="string">
            <text:p>447</text:p>
          </table:table-cell>
          <table:table-cell table:content-validation-name="val2" office:value-type="string" calcext:value-type="string">
            <text:p>IT技術</text:p>
          </table:table-cell>
          <table:table-cell table:number-columns-repeated="2"/>
          <table:table-cell table:formula="of:=HYPERLINK(CONCATENATE([url.$A$4]; [.A15]))" office:value-type="string" office:string-value="https://monaledge.com/edit/447" calcext:value-type="string">
            <text:p>https://monaledge.com/edit/447</text:p>
          </table:table-cell>
          <table:table-cell table:style-name="ce4" table:formula="of:=HYPERLINK(CONCATENATE([url.$A$5]; [.$A15]); [.$C15])" office:value-type="float" office:value="0" calcext:value-type="float">
            <text:p>0</text:p>
          </table:table-cell>
          <table:table-cell table:number-columns-repeated="1018"/>
        </table:table-row>
        <table:table-row table:style-name="ro1">
          <table:table-cell office:value-type="string" calcext:value-type="string">
            <text:p>446</text:p>
          </table:table-cell>
          <table:table-cell table:content-validation-name="val2" office:value-type="string" calcext:value-type="string">
            <text:p>IT技術</text:p>
          </table:table-cell>
          <table:table-cell table:number-columns-repeated="2"/>
          <table:table-cell table:formula="of:=HYPERLINK(CONCATENATE([url.$A$4]; [.A16]))" office:value-type="string" office:string-value="https://monaledge.com/edit/446" calcext:value-type="string">
            <text:p>https://monaledge.com/edit/446</text:p>
          </table:table-cell>
          <table:table-cell table:style-name="ce4" table:formula="of:=HYPERLINK(CONCATENATE([url.$A$5]; [.$A16]); [.$C16])" office:value-type="float" office:value="0" calcext:value-type="float">
            <text:p>0</text:p>
          </table:table-cell>
          <table:table-cell table:number-columns-repeated="1018"/>
        </table:table-row>
        <table:table-row table:style-name="ro1">
          <table:table-cell office:value-type="string" calcext:value-type="string">
            <text:p>445</text:p>
          </table:table-cell>
          <table:table-cell table:content-validation-name="val2" office:value-type="string" calcext:value-type="string">
            <text:p>IT技術</text:p>
          </table:table-cell>
          <table:table-cell table:number-columns-repeated="2"/>
          <table:table-cell table:formula="of:=HYPERLINK(CONCATENATE([url.$A$4]; [.A17]))" office:value-type="string" office:string-value="https://monaledge.com/edit/445" calcext:value-type="string">
            <text:p>https://monaledge.com/edit/445</text:p>
          </table:table-cell>
          <table:table-cell table:style-name="ce4" table:formula="of:=HYPERLINK(CONCATENATE([url.$A$5]; [.$A17]); [.$C17])" office:value-type="float" office:value="0" calcext:value-type="float">
            <text:p>0</text:p>
          </table:table-cell>
          <table:table-cell table:number-columns-repeated="1018"/>
        </table:table-row>
        <table:table-row table:style-name="ro1">
          <table:table-cell office:value-type="string" calcext:value-type="string">
            <text:p>444</text:p>
          </table:table-cell>
          <table:table-cell table:content-validation-name="val2" office:value-type="string" calcext:value-type="string">
            <text:p>IT技術</text:p>
          </table:table-cell>
          <table:table-cell table:number-columns-repeated="2"/>
          <table:table-cell table:formula="of:=HYPERLINK(CONCATENATE([url.$A$4]; [.A18]))" office:value-type="string" office:string-value="https://monaledge.com/edit/444" calcext:value-type="string">
            <text:p>https://monaledge.com/edit/444</text:p>
          </table:table-cell>
          <table:table-cell table:style-name="ce4" table:formula="of:=HYPERLINK(CONCATENATE([url.$A$5]; [.$A18]); [.$C18])" office:value-type="float" office:value="0" calcext:value-type="float">
            <text:p>0</text:p>
          </table:table-cell>
          <table:table-cell table:number-columns-repeated="1018"/>
        </table:table-row>
        <table:table-row table:style-name="ro1">
          <table:table-cell office:value-type="string" calcext:value-type="string">
            <text:p>443</text:p>
          </table:table-cell>
          <table:table-cell table:content-validation-name="val2" office:value-type="string" calcext:value-type="string">
            <text:p>IT技術</text:p>
          </table:table-cell>
          <table:table-cell table:number-columns-repeated="2"/>
          <table:table-cell table:formula="of:=HYPERLINK(CONCATENATE([url.$A$4]; [.A19]))" office:value-type="string" office:string-value="https://monaledge.com/edit/443" calcext:value-type="string">
            <text:p>https://monaledge.com/edit/443</text:p>
          </table:table-cell>
          <table:table-cell table:style-name="ce4" table:formula="of:=HYPERLINK(CONCATENATE([url.$A$5]; [.$A19]); [.$C19])" office:value-type="float" office:value="0" calcext:value-type="float">
            <text:p>0</text:p>
          </table:table-cell>
          <table:table-cell table:number-columns-repeated="1018"/>
        </table:table-row>
        <table:table-row table:style-name="ro1">
          <table:table-cell office:value-type="string" calcext:value-type="string">
            <text:p>442</text:p>
          </table:table-cell>
          <table:table-cell table:content-validation-name="val2" office:value-type="string" calcext:value-type="string">
            <text:p>IT技術</text:p>
          </table:table-cell>
          <table:table-cell table:number-columns-repeated="2"/>
          <table:table-cell table:formula="of:=HYPERLINK(CONCATENATE([url.$A$4]; [.A20]))" office:value-type="string" office:string-value="https://monaledge.com/edit/442" calcext:value-type="string">
            <text:p>https://monaledge.com/edit/442</text:p>
          </table:table-cell>
          <table:table-cell table:style-name="ce4" table:formula="of:=HYPERLINK(CONCATENATE([url.$A$5]; [.$A20]); [.$C20])" office:value-type="float" office:value="0" calcext:value-type="float">
            <text:p>0</text:p>
          </table:table-cell>
          <table:table-cell table:number-columns-repeated="1018"/>
        </table:table-row>
        <table:table-row table:style-name="ro1">
          <table:table-cell office:value-type="string" calcext:value-type="string">
            <text:p>441</text:p>
          </table:table-cell>
          <table:table-cell table:content-validation-name="val2" office:value-type="string" calcext:value-type="string">
            <text:p>IT技術</text:p>
          </table:table-cell>
          <table:table-cell table:number-columns-repeated="2"/>
          <table:table-cell table:formula="of:=HYPERLINK(CONCATENATE([url.$A$4]; [.A21]))" office:value-type="string" office:string-value="https://monaledge.com/edit/441" calcext:value-type="string">
            <text:p>https://monaledge.com/edit/441</text:p>
          </table:table-cell>
          <table:table-cell table:style-name="ce4" table:formula="of:=HYPERLINK(CONCATENATE([url.$A$5]; [.$A21]); [.$C21])" office:value-type="float" office:value="0" calcext:value-type="float">
            <text:p>0</text:p>
          </table:table-cell>
          <table:table-cell table:number-columns-repeated="1018"/>
        </table:table-row>
        <table:table-row table:style-name="ro1">
          <table:table-cell office:value-type="string" calcext:value-type="string">
            <text:p>440</text:p>
          </table:table-cell>
          <table:table-cell table:content-validation-name="val2" office:value-type="string" calcext:value-type="string">
            <text:p>IT技術</text:p>
          </table:table-cell>
          <table:table-cell table:number-columns-repeated="2"/>
          <table:table-cell table:formula="of:=HYPERLINK(CONCATENATE([url.$A$4]; [.A22]))" office:value-type="string" office:string-value="https://monaledge.com/edit/440" calcext:value-type="string">
            <text:p>https://monaledge.com/edit/440</text:p>
          </table:table-cell>
          <table:table-cell table:style-name="ce4" table:formula="of:=HYPERLINK(CONCATENATE([url.$A$5]; [.$A22]); [.$C22])" office:value-type="float" office:value="0" calcext:value-type="float">
            <text:p>0</text:p>
          </table:table-cell>
          <table:table-cell table:number-columns-repeated="1018"/>
        </table:table-row>
        <table:table-row table:style-name="ro1">
          <table:table-cell office:value-type="string" calcext:value-type="string">
            <text:p>439</text:p>
          </table:table-cell>
          <table:table-cell table:content-validation-name="val2" office:value-type="string" calcext:value-type="string">
            <text:p>IT技術</text:p>
          </table:table-cell>
          <table:table-cell table:number-columns-repeated="2"/>
          <table:table-cell table:formula="of:=HYPERLINK(CONCATENATE([url.$A$4]; [.A23]))" office:value-type="string" office:string-value="https://monaledge.com/edit/439" calcext:value-type="string">
            <text:p>https://monaledge.com/edit/439</text:p>
          </table:table-cell>
          <table:table-cell table:style-name="ce4" table:formula="of:=HYPERLINK(CONCATENATE([url.$A$5]; [.$A23]); [.$C23])" office:value-type="float" office:value="0" calcext:value-type="float">
            <text:p>0</text:p>
          </table:table-cell>
          <table:table-cell table:number-columns-repeated="1018"/>
        </table:table-row>
        <table:table-row table:style-name="ro1">
          <table:table-cell office:value-type="string" calcext:value-type="string">
            <text:p>438</text:p>
          </table:table-cell>
          <table:table-cell table:content-validation-name="val2" office:value-type="string" calcext:value-type="string">
            <text:p>IT技術</text:p>
          </table:table-cell>
          <table:table-cell table:number-columns-repeated="2"/>
          <table:table-cell table:formula="of:=HYPERLINK(CONCATENATE([url.$A$4]; [.A24]))" office:value-type="string" office:string-value="https://monaledge.com/edit/438" calcext:value-type="string">
            <text:p>https://monaledge.com/edit/438</text:p>
          </table:table-cell>
          <table:table-cell table:style-name="ce4" table:formula="of:=HYPERLINK(CONCATENATE([url.$A$5]; [.$A24]); [.$C24])" office:value-type="float" office:value="0" calcext:value-type="float">
            <text:p>0</text:p>
          </table:table-cell>
          <table:table-cell table:number-columns-repeated="1018"/>
        </table:table-row>
        <table:table-row table:style-name="ro1">
          <table:table-cell office:value-type="string" calcext:value-type="string">
            <text:p>437</text:p>
          </table:table-cell>
          <table:table-cell table:content-validation-name="val2" office:value-type="string" calcext:value-type="string">
            <text:p>IT技術</text:p>
          </table:table-cell>
          <table:table-cell table:number-columns-repeated="2"/>
          <table:table-cell table:formula="of:=HYPERLINK(CONCATENATE([url.$A$4]; [.A25]))" office:value-type="string" office:string-value="https://monaledge.com/edit/437" calcext:value-type="string">
            <text:p>https://monaledge.com/edit/437</text:p>
          </table:table-cell>
          <table:table-cell table:style-name="ce4" table:formula="of:=HYPERLINK(CONCATENATE([url.$A$5]; [.$A25]); [.$C25])" office:value-type="float" office:value="0" calcext:value-type="float">
            <text:p>0</text:p>
          </table:table-cell>
          <table:table-cell table:number-columns-repeated="1018"/>
        </table:table-row>
        <table:table-row table:style-name="ro1">
          <table:table-cell office:value-type="string" calcext:value-type="string">
            <text:p>436</text:p>
          </table:table-cell>
          <table:table-cell table:content-validation-name="val2" office:value-type="string" calcext:value-type="string">
            <text:p>IT技術</text:p>
          </table:table-cell>
          <table:table-cell table:number-columns-repeated="2"/>
          <table:table-cell table:formula="of:=HYPERLINK(CONCATENATE([url.$A$4]; [.A26]))" office:value-type="string" office:string-value="https://monaledge.com/edit/436" calcext:value-type="string">
            <text:p>https://monaledge.com/edit/436</text:p>
          </table:table-cell>
          <table:table-cell table:style-name="ce4" table:formula="of:=HYPERLINK(CONCATENATE([url.$A$5]; [.$A26]); [.$C26])" office:value-type="float" office:value="0" calcext:value-type="float">
            <text:p>0</text:p>
          </table:table-cell>
          <table:table-cell table:number-columns-repeated="1018"/>
        </table:table-row>
        <table:table-row table:style-name="ro1">
          <table:table-cell office:value-type="string" calcext:value-type="string">
            <text:p>435</text:p>
          </table:table-cell>
          <table:table-cell table:content-validation-name="val2" office:value-type="string" calcext:value-type="string">
            <text:p>IT技術</text:p>
          </table:table-cell>
          <table:table-cell table:number-columns-repeated="2"/>
          <table:table-cell table:formula="of:=HYPERLINK(CONCATENATE([url.$A$4]; [.A27]))" office:value-type="string" office:string-value="https://monaledge.com/edit/435" calcext:value-type="string">
            <text:p>https://monaledge.com/edit/435</text:p>
          </table:table-cell>
          <table:table-cell table:style-name="ce4" table:formula="of:=HYPERLINK(CONCATENATE([url.$A$5]; [.$A27]); [.$C27])" office:value-type="float" office:value="0" calcext:value-type="float">
            <text:p>0</text:p>
          </table:table-cell>
          <table:table-cell table:number-columns-repeated="1018"/>
        </table:table-row>
        <table:table-row table:style-name="ro1">
          <table:table-cell office:value-type="string" calcext:value-type="string">
            <text:p>434</text:p>
          </table:table-cell>
          <table:table-cell table:content-validation-name="val2" office:value-type="string" calcext:value-type="string">
            <text:p>IT技術</text:p>
          </table:table-cell>
          <table:table-cell table:number-columns-repeated="2"/>
          <table:table-cell table:formula="of:=HYPERLINK(CONCATENATE([url.$A$4]; [.A28]))" office:value-type="string" office:string-value="https://monaledge.com/edit/434" calcext:value-type="string">
            <text:p>https://monaledge.com/edit/434</text:p>
          </table:table-cell>
          <table:table-cell table:style-name="ce4" table:formula="of:=HYPERLINK(CONCATENATE([url.$A$5]; [.$A28]); [.$C28])" office:value-type="float" office:value="0" calcext:value-type="float">
            <text:p>0</text:p>
          </table:table-cell>
          <table:table-cell table:number-columns-repeated="1018"/>
        </table:table-row>
        <table:table-row table:style-name="ro1">
          <table:table-cell office:value-type="string" calcext:value-type="string">
            <text:p>433</text:p>
          </table:table-cell>
          <table:table-cell table:content-validation-name="val2" office:value-type="string" calcext:value-type="string">
            <text:p>IT技術</text:p>
          </table:table-cell>
          <table:table-cell table:number-columns-repeated="2"/>
          <table:table-cell table:formula="of:=HYPERLINK(CONCATENATE([url.$A$4]; [.A29]))" office:value-type="string" office:string-value="https://monaledge.com/edit/433" calcext:value-type="string">
            <text:p>https://monaledge.com/edit/433</text:p>
          </table:table-cell>
          <table:table-cell table:style-name="ce4" table:formula="of:=HYPERLINK(CONCATENATE([url.$A$5]; [.$A29]); [.$C29])" office:value-type="float" office:value="0" calcext:value-type="float">
            <text:p>0</text:p>
          </table:table-cell>
          <table:table-cell table:number-columns-repeated="1018"/>
        </table:table-row>
        <table:table-row table:style-name="ro1">
          <table:table-cell office:value-type="string" calcext:value-type="string">
            <text:p>432</text:p>
          </table:table-cell>
          <table:table-cell table:content-validation-name="val2" office:value-type="string" calcext:value-type="string">
            <text:p>IT技術</text:p>
          </table:table-cell>
          <table:table-cell table:number-columns-repeated="2"/>
          <table:table-cell table:formula="of:=HYPERLINK(CONCATENATE([url.$A$4]; [.A30]))" office:value-type="string" office:string-value="https://monaledge.com/edit/432" calcext:value-type="string">
            <text:p>https://monaledge.com/edit/432</text:p>
          </table:table-cell>
          <table:table-cell table:style-name="ce4" table:formula="of:=HYPERLINK(CONCATENATE([url.$A$5]; [.$A30]); [.$C30])" office:value-type="float" office:value="0" calcext:value-type="float">
            <text:p>0</text:p>
          </table:table-cell>
          <table:table-cell table:number-columns-repeated="1018"/>
        </table:table-row>
        <table:table-row table:style-name="ro1">
          <table:table-cell office:value-type="string" calcext:value-type="string">
            <text:p>430</text:p>
          </table:table-cell>
          <table:table-cell table:content-validation-name="val2" office:value-type="string" calcext:value-type="string">
            <text:p>IT技術</text:p>
          </table:table-cell>
          <table:table-cell table:number-columns-repeated="2"/>
          <table:table-cell table:formula="of:=HYPERLINK(CONCATENATE([url.$A$4]; [.A31]))" office:value-type="string" office:string-value="https://monaledge.com/edit/430" calcext:value-type="string">
            <text:p>https://monaledge.com/edit/430</text:p>
          </table:table-cell>
          <table:table-cell table:style-name="ce4" table:formula="of:=HYPERLINK(CONCATENATE([url.$A$5]; [.$A31]); [.$C31])" office:value-type="float" office:value="0" calcext:value-type="float">
            <text:p>0</text:p>
          </table:table-cell>
          <table:table-cell table:number-columns-repeated="1018"/>
        </table:table-row>
        <table:table-row table:style-name="ro1">
          <table:table-cell office:value-type="string" calcext:value-type="string">
            <text:p>429</text:p>
          </table:table-cell>
          <table:table-cell table:content-validation-name="val2" office:value-type="string" calcext:value-type="string">
            <text:p>IT技術</text:p>
          </table:table-cell>
          <table:table-cell table:number-columns-repeated="2"/>
          <table:table-cell table:formula="of:=HYPERLINK(CONCATENATE([url.$A$4]; [.A32]))" office:value-type="string" office:string-value="https://monaledge.com/edit/429" calcext:value-type="string">
            <text:p>https://monaledge.com/edit/429</text:p>
          </table:table-cell>
          <table:table-cell table:style-name="ce4" table:formula="of:=HYPERLINK(CONCATENATE([url.$A$5]; [.$A32]); [.$C32])" office:value-type="float" office:value="0" calcext:value-type="float">
            <text:p>0</text:p>
          </table:table-cell>
          <table:table-cell table:number-columns-repeated="1018"/>
        </table:table-row>
        <table:table-row table:style-name="ro1">
          <table:table-cell office:value-type="string" calcext:value-type="string">
            <text:p>428</text:p>
          </table:table-cell>
          <table:table-cell table:content-validation-name="val2" office:value-type="string" calcext:value-type="string">
            <text:p>IT技術</text:p>
          </table:table-cell>
          <table:table-cell table:number-columns-repeated="2"/>
          <table:table-cell table:formula="of:=HYPERLINK(CONCATENATE([url.$A$4]; [.A33]))" office:value-type="string" office:string-value="https://monaledge.com/edit/428" calcext:value-type="string">
            <text:p>https://monaledge.com/edit/428</text:p>
          </table:table-cell>
          <table:table-cell table:style-name="ce4" table:formula="of:=HYPERLINK(CONCATENATE([url.$A$5]; [.$A33]); [.$C33])" office:value-type="float" office:value="0" calcext:value-type="float">
            <text:p>0</text:p>
          </table:table-cell>
          <table:table-cell table:number-columns-repeated="1018"/>
        </table:table-row>
        <table:table-row table:style-name="ro1">
          <table:table-cell office:value-type="string" calcext:value-type="string">
            <text:p>427</text:p>
          </table:table-cell>
          <table:table-cell table:content-validation-name="val2" office:value-type="string" calcext:value-type="string">
            <text:p>IT技術</text:p>
          </table:table-cell>
          <table:table-cell table:number-columns-repeated="2"/>
          <table:table-cell table:formula="of:=HYPERLINK(CONCATENATE([url.$A$4]; [.A34]))" office:value-type="string" office:string-value="https://monaledge.com/edit/427" calcext:value-type="string">
            <text:p>https://monaledge.com/edit/427</text:p>
          </table:table-cell>
          <table:table-cell table:style-name="ce4" table:formula="of:=HYPERLINK(CONCATENATE([url.$A$5]; [.$A34]); [.$C34])" office:value-type="float" office:value="0" calcext:value-type="float">
            <text:p>0</text:p>
          </table:table-cell>
          <table:table-cell table:number-columns-repeated="1018"/>
        </table:table-row>
        <table:table-row table:style-name="ro1">
          <table:table-cell office:value-type="string" calcext:value-type="string">
            <text:p>426</text:p>
          </table:table-cell>
          <table:table-cell table:content-validation-name="val2" office:value-type="string" calcext:value-type="string">
            <text:p>IT技術</text:p>
          </table:table-cell>
          <table:table-cell table:number-columns-repeated="2"/>
          <table:table-cell table:formula="of:=HYPERLINK(CONCATENATE([url.$A$4]; [.A35]))" office:value-type="string" office:string-value="https://monaledge.com/edit/426" calcext:value-type="string">
            <text:p>https://monaledge.com/edit/426</text:p>
          </table:table-cell>
          <table:table-cell table:style-name="ce4" table:formula="of:=HYPERLINK(CONCATENATE([url.$A$5]; [.$A35]); [.$C35])" office:value-type="float" office:value="0" calcext:value-type="float">
            <text:p>0</text:p>
          </table:table-cell>
          <table:table-cell table:number-columns-repeated="1018"/>
        </table:table-row>
        <table:table-row table:style-name="ro1">
          <table:table-cell office:value-type="string" calcext:value-type="string">
            <text:p>424</text:p>
          </table:table-cell>
          <table:table-cell table:content-validation-name="val2" office:value-type="string" calcext:value-type="string">
            <text:p>IT技術</text:p>
          </table:table-cell>
          <table:table-cell table:number-columns-repeated="2"/>
          <table:table-cell table:formula="of:=HYPERLINK(CONCATENATE([url.$A$4]; [.A36]))" office:value-type="string" office:string-value="https://monaledge.com/edit/424" calcext:value-type="string">
            <text:p>https://monaledge.com/edit/424</text:p>
          </table:table-cell>
          <table:table-cell table:style-name="ce4" table:formula="of:=HYPERLINK(CONCATENATE([url.$A$5]; [.$A36]); [.$C36])" office:value-type="float" office:value="0" calcext:value-type="float">
            <text:p>0</text:p>
          </table:table-cell>
          <table:table-cell table:number-columns-repeated="1018"/>
        </table:table-row>
        <table:table-row table:style-name="ro1">
          <table:table-cell office:value-type="string" calcext:value-type="string">
            <text:p>423</text:p>
          </table:table-cell>
          <table:table-cell table:content-validation-name="val2" office:value-type="string" calcext:value-type="string">
            <text:p>IT技術</text:p>
          </table:table-cell>
          <table:table-cell table:number-columns-repeated="2"/>
          <table:table-cell table:formula="of:=HYPERLINK(CONCATENATE([url.$A$4]; [.A37]))" office:value-type="string" office:string-value="https://monaledge.com/edit/423" calcext:value-type="string">
            <text:p>https://monaledge.com/edit/423</text:p>
          </table:table-cell>
          <table:table-cell table:style-name="ce4" table:formula="of:=HYPERLINK(CONCATENATE([url.$A$5]; [.$A37]); [.$C37])" office:value-type="float" office:value="0" calcext:value-type="float">
            <text:p>0</text:p>
          </table:table-cell>
          <table:table-cell table:number-columns-repeated="1018"/>
        </table:table-row>
        <table:table-row table:style-name="ro1">
          <table:table-cell office:value-type="string" calcext:value-type="string">
            <text:p>422</text:p>
          </table:table-cell>
          <table:table-cell table:content-validation-name="val2" office:value-type="string" calcext:value-type="string">
            <text:p>IT技術</text:p>
          </table:table-cell>
          <table:table-cell table:number-columns-repeated="2"/>
          <table:table-cell table:formula="of:=HYPERLINK(CONCATENATE([url.$A$4]; [.A38]))" office:value-type="string" office:string-value="https://monaledge.com/edit/422" calcext:value-type="string">
            <text:p>https://monaledge.com/edit/422</text:p>
          </table:table-cell>
          <table:table-cell table:style-name="ce4" table:formula="of:=HYPERLINK(CONCATENATE([url.$A$5]; [.$A38]); [.$C38])" office:value-type="float" office:value="0" calcext:value-type="float">
            <text:p>0</text:p>
          </table:table-cell>
          <table:table-cell table:number-columns-repeated="1018"/>
        </table:table-row>
        <table:table-row table:style-name="ro1">
          <table:table-cell office:value-type="string" calcext:value-type="string">
            <text:p>421</text:p>
          </table:table-cell>
          <table:table-cell table:content-validation-name="val2" office:value-type="string" calcext:value-type="string">
            <text:p>IT技術</text:p>
          </table:table-cell>
          <table:table-cell table:number-columns-repeated="2"/>
          <table:table-cell table:formula="of:=HYPERLINK(CONCATENATE([url.$A$4]; [.A39]))" office:value-type="string" office:string-value="https://monaledge.com/edit/421" calcext:value-type="string">
            <text:p>https://monaledge.com/edit/421</text:p>
          </table:table-cell>
          <table:table-cell table:style-name="ce4" table:formula="of:=HYPERLINK(CONCATENATE([url.$A$5]; [.$A39]); [.$C39])" office:value-type="float" office:value="0" calcext:value-type="float">
            <text:p>0</text:p>
          </table:table-cell>
          <table:table-cell table:number-columns-repeated="1018"/>
        </table:table-row>
        <table:table-row table:style-name="ro1">
          <table:table-cell office:value-type="string" calcext:value-type="string">
            <text:p>420</text:p>
          </table:table-cell>
          <table:table-cell table:content-validation-name="val2" office:value-type="string" calcext:value-type="string">
            <text:p>IT技術</text:p>
          </table:table-cell>
          <table:table-cell table:number-columns-repeated="2"/>
          <table:table-cell table:formula="of:=HYPERLINK(CONCATENATE([url.$A$4]; [.A40]))" office:value-type="string" office:string-value="https://monaledge.com/edit/420" calcext:value-type="string">
            <text:p>https://monaledge.com/edit/420</text:p>
          </table:table-cell>
          <table:table-cell table:style-name="ce4" table:formula="of:=HYPERLINK(CONCATENATE([url.$A$5]; [.$A40]); [.$C40])" office:value-type="float" office:value="0" calcext:value-type="float">
            <text:p>0</text:p>
          </table:table-cell>
          <table:table-cell table:number-columns-repeated="1018"/>
        </table:table-row>
        <table:table-row table:style-name="ro1">
          <table:table-cell office:value-type="string" calcext:value-type="string">
            <text:p>419</text:p>
          </table:table-cell>
          <table:table-cell table:content-validation-name="val2" office:value-type="string" calcext:value-type="string">
            <text:p>IT技術</text:p>
          </table:table-cell>
          <table:table-cell table:number-columns-repeated="2"/>
          <table:table-cell table:formula="of:=HYPERLINK(CONCATENATE([url.$A$4]; [.A41]))" office:value-type="string" office:string-value="https://monaledge.com/edit/419" calcext:value-type="string">
            <text:p>https://monaledge.com/edit/419</text:p>
          </table:table-cell>
          <table:table-cell table:style-name="ce4" table:formula="of:=HYPERLINK(CONCATENATE([url.$A$5]; [.$A41]); [.$C41])" office:value-type="float" office:value="0" calcext:value-type="float">
            <text:p>0</text:p>
          </table:table-cell>
          <table:table-cell table:number-columns-repeated="1018"/>
        </table:table-row>
        <table:table-row table:style-name="ro1">
          <table:table-cell office:value-type="string" calcext:value-type="string">
            <text:p>418</text:p>
          </table:table-cell>
          <table:table-cell table:content-validation-name="val2" office:value-type="string" calcext:value-type="string">
            <text:p>IT技術</text:p>
          </table:table-cell>
          <table:table-cell table:number-columns-repeated="2"/>
          <table:table-cell table:formula="of:=HYPERLINK(CONCATENATE([url.$A$4]; [.A42]))" office:value-type="string" office:string-value="https://monaledge.com/edit/418" calcext:value-type="string">
            <text:p>https://monaledge.com/edit/418</text:p>
          </table:table-cell>
          <table:table-cell table:style-name="ce4" table:formula="of:=HYPERLINK(CONCATENATE([url.$A$5]; [.$A42]); [.$C42])" office:value-type="float" office:value="0" calcext:value-type="float">
            <text:p>0</text:p>
          </table:table-cell>
          <table:table-cell table:number-columns-repeated="1018"/>
        </table:table-row>
        <table:table-row table:style-name="ro1">
          <table:table-cell office:value-type="string" calcext:value-type="string">
            <text:p>417</text:p>
          </table:table-cell>
          <table:table-cell table:content-validation-name="val2" office:value-type="string" calcext:value-type="string">
            <text:p>IT技術</text:p>
          </table:table-cell>
          <table:table-cell table:number-columns-repeated="2"/>
          <table:table-cell table:formula="of:=HYPERLINK(CONCATENATE([url.$A$4]; [.A43]))" office:value-type="string" office:string-value="https://monaledge.com/edit/417" calcext:value-type="string">
            <text:p>https://monaledge.com/edit/417</text:p>
          </table:table-cell>
          <table:table-cell table:style-name="ce4" table:formula="of:=HYPERLINK(CONCATENATE([url.$A$5]; [.$A43]); [.$C43])" office:value-type="float" office:value="0" calcext:value-type="float">
            <text:p>0</text:p>
          </table:table-cell>
          <table:table-cell table:number-columns-repeated="1018"/>
        </table:table-row>
        <table:table-row table:style-name="ro1">
          <table:table-cell office:value-type="string" calcext:value-type="string">
            <text:p>416</text:p>
          </table:table-cell>
          <table:table-cell table:content-validation-name="val2" office:value-type="string" calcext:value-type="string">
            <text:p>IT技術</text:p>
          </table:table-cell>
          <table:table-cell table:number-columns-repeated="2"/>
          <table:table-cell table:formula="of:=HYPERLINK(CONCATENATE([url.$A$4]; [.A44]))" office:value-type="string" office:string-value="https://monaledge.com/edit/416" calcext:value-type="string">
            <text:p>https://monaledge.com/edit/416</text:p>
          </table:table-cell>
          <table:table-cell table:style-name="ce4" table:formula="of:=HYPERLINK(CONCATENATE([url.$A$5]; [.$A44]); [.$C44])" office:value-type="float" office:value="0" calcext:value-type="float">
            <text:p>0</text:p>
          </table:table-cell>
          <table:table-cell table:number-columns-repeated="1018"/>
        </table:table-row>
        <table:table-row table:style-name="ro1">
          <table:table-cell office:value-type="string" calcext:value-type="string">
            <text:p>415</text:p>
          </table:table-cell>
          <table:table-cell table:content-validation-name="val2" office:value-type="string" calcext:value-type="string">
            <text:p>IT技術</text:p>
          </table:table-cell>
          <table:table-cell table:number-columns-repeated="2"/>
          <table:table-cell table:formula="of:=HYPERLINK(CONCATENATE([url.$A$4]; [.A45]))" office:value-type="string" office:string-value="https://monaledge.com/edit/415" calcext:value-type="string">
            <text:p>https://monaledge.com/edit/415</text:p>
          </table:table-cell>
          <table:table-cell table:style-name="ce4" table:formula="of:=HYPERLINK(CONCATENATE([url.$A$5]; [.$A45]); [.$C45])" office:value-type="float" office:value="0" calcext:value-type="float">
            <text:p>0</text:p>
          </table:table-cell>
          <table:table-cell table:number-columns-repeated="1018"/>
        </table:table-row>
        <table:table-row table:style-name="ro1">
          <table:table-cell office:value-type="string" calcext:value-type="string">
            <text:p>414</text:p>
          </table:table-cell>
          <table:table-cell table:content-validation-name="val2" office:value-type="string" calcext:value-type="string">
            <text:p>IT技術</text:p>
          </table:table-cell>
          <table:table-cell table:number-columns-repeated="2"/>
          <table:table-cell table:formula="of:=HYPERLINK(CONCATENATE([url.$A$4]; [.A46]))" office:value-type="string" office:string-value="https://monaledge.com/edit/414" calcext:value-type="string">
            <text:p>https://monaledge.com/edit/414</text:p>
          </table:table-cell>
          <table:table-cell table:style-name="ce4" table:formula="of:=HYPERLINK(CONCATENATE([url.$A$5]; [.$A46]); [.$C46])" office:value-type="float" office:value="0" calcext:value-type="float">
            <text:p>0</text:p>
          </table:table-cell>
          <table:table-cell table:number-columns-repeated="1018"/>
        </table:table-row>
        <table:table-row table:style-name="ro1">
          <table:table-cell office:value-type="string" calcext:value-type="string">
            <text:p>413</text:p>
          </table:table-cell>
          <table:table-cell table:content-validation-name="val2" office:value-type="string" calcext:value-type="string">
            <text:p>IT技術</text:p>
          </table:table-cell>
          <table:table-cell table:number-columns-repeated="2"/>
          <table:table-cell table:formula="of:=HYPERLINK(CONCATENATE([url.$A$4]; [.A47]))" office:value-type="string" office:string-value="https://monaledge.com/edit/413" calcext:value-type="string">
            <text:p>https://monaledge.com/edit/413</text:p>
          </table:table-cell>
          <table:table-cell table:style-name="ce4" table:formula="of:=HYPERLINK(CONCATENATE([url.$A$5]; [.$A47]); [.$C47])" office:value-type="float" office:value="0" calcext:value-type="float">
            <text:p>0</text:p>
          </table:table-cell>
          <table:table-cell table:number-columns-repeated="1018"/>
        </table:table-row>
        <table:table-row table:style-name="ro1">
          <table:table-cell office:value-type="string" calcext:value-type="string">
            <text:p>412</text:p>
          </table:table-cell>
          <table:table-cell table:content-validation-name="val2" office:value-type="string" calcext:value-type="string">
            <text:p>IT技術</text:p>
          </table:table-cell>
          <table:table-cell table:number-columns-repeated="2"/>
          <table:table-cell table:formula="of:=HYPERLINK(CONCATENATE([url.$A$4]; [.A48]))" office:value-type="string" office:string-value="https://monaledge.com/edit/412" calcext:value-type="string">
            <text:p>https://monaledge.com/edit/412</text:p>
          </table:table-cell>
          <table:table-cell table:style-name="ce4" table:formula="of:=HYPERLINK(CONCATENATE([url.$A$5]; [.$A48]); [.$C48])" office:value-type="float" office:value="0" calcext:value-type="float">
            <text:p>0</text:p>
          </table:table-cell>
          <table:table-cell table:number-columns-repeated="1018"/>
        </table:table-row>
        <table:table-row table:style-name="ro1">
          <table:table-cell office:value-type="string" calcext:value-type="string">
            <text:p>411</text:p>
          </table:table-cell>
          <table:table-cell table:content-validation-name="val2" office:value-type="string" calcext:value-type="string">
            <text:p>IT技術</text:p>
          </table:table-cell>
          <table:table-cell table:number-columns-repeated="2"/>
          <table:table-cell table:formula="of:=HYPERLINK(CONCATENATE([url.$A$4]; [.A49]))" office:value-type="string" office:string-value="https://monaledge.com/edit/411" calcext:value-type="string">
            <text:p>https://monaledge.com/edit/411</text:p>
          </table:table-cell>
          <table:table-cell table:style-name="ce4" table:formula="of:=HYPERLINK(CONCATENATE([url.$A$5]; [.$A49]); [.$C49])" office:value-type="float" office:value="0" calcext:value-type="float">
            <text:p>0</text:p>
          </table:table-cell>
          <table:table-cell table:number-columns-repeated="1018"/>
        </table:table-row>
        <table:table-row table:style-name="ro1">
          <table:table-cell office:value-type="string" calcext:value-type="string">
            <text:p>410</text:p>
          </table:table-cell>
          <table:table-cell table:content-validation-name="val2" office:value-type="string" calcext:value-type="string">
            <text:p>IT技術</text:p>
          </table:table-cell>
          <table:table-cell table:number-columns-repeated="2"/>
          <table:table-cell table:formula="of:=HYPERLINK(CONCATENATE([url.$A$4]; [.A50]))" office:value-type="string" office:string-value="https://monaledge.com/edit/410" calcext:value-type="string">
            <text:p>https://monaledge.com/edit/410</text:p>
          </table:table-cell>
          <table:table-cell table:style-name="ce4" table:formula="of:=HYPERLINK(CONCATENATE([url.$A$5]; [.$A50]); [.$C50])" office:value-type="float" office:value="0" calcext:value-type="float">
            <text:p>0</text:p>
          </table:table-cell>
          <table:table-cell table:number-columns-repeated="1018"/>
        </table:table-row>
        <table:table-row table:style-name="ro1">
          <table:table-cell office:value-type="string" calcext:value-type="string">
            <text:p>409</text:p>
          </table:table-cell>
          <table:table-cell table:content-validation-name="val2" office:value-type="string" calcext:value-type="string">
            <text:p>IT技術</text:p>
          </table:table-cell>
          <table:table-cell table:number-columns-repeated="2"/>
          <table:table-cell table:formula="of:=HYPERLINK(CONCATENATE([url.$A$4]; [.A51]))" office:value-type="string" office:string-value="https://monaledge.com/edit/409" calcext:value-type="string">
            <text:p>https://monaledge.com/edit/409</text:p>
          </table:table-cell>
          <table:table-cell table:style-name="ce4" table:formula="of:=HYPERLINK(CONCATENATE([url.$A$5]; [.$A51]); [.$C51])" office:value-type="float" office:value="0" calcext:value-type="float">
            <text:p>0</text:p>
          </table:table-cell>
          <table:table-cell table:number-columns-repeated="1018"/>
        </table:table-row>
        <table:table-row table:style-name="ro1">
          <table:table-cell office:value-type="string" calcext:value-type="string">
            <text:p>408</text:p>
          </table:table-cell>
          <table:table-cell table:content-validation-name="val2" office:value-type="string" calcext:value-type="string">
            <text:p>IT技術</text:p>
          </table:table-cell>
          <table:table-cell table:number-columns-repeated="2"/>
          <table:table-cell table:formula="of:=HYPERLINK(CONCATENATE([url.$A$4]; [.A52]))" office:value-type="string" office:string-value="https://monaledge.com/edit/408" calcext:value-type="string">
            <text:p>https://monaledge.com/edit/408</text:p>
          </table:table-cell>
          <table:table-cell table:style-name="ce4" table:formula="of:=HYPERLINK(CONCATENATE([url.$A$5]; [.$A52]); [.$C52])" office:value-type="float" office:value="0" calcext:value-type="float">
            <text:p>0</text:p>
          </table:table-cell>
          <table:table-cell table:number-columns-repeated="1018"/>
        </table:table-row>
        <table:table-row table:style-name="ro1">
          <table:table-cell office:value-type="string" calcext:value-type="string">
            <text:p>406</text:p>
          </table:table-cell>
          <table:table-cell table:content-validation-name="val2" office:value-type="string" calcext:value-type="string">
            <text:p>IT技術</text:p>
          </table:table-cell>
          <table:table-cell table:number-columns-repeated="2"/>
          <table:table-cell table:formula="of:=HYPERLINK(CONCATENATE([url.$A$4]; [.A53]))" office:value-type="string" office:string-value="https://monaledge.com/edit/406" calcext:value-type="string">
            <text:p>https://monaledge.com/edit/406</text:p>
          </table:table-cell>
          <table:table-cell table:style-name="ce4" table:formula="of:=HYPERLINK(CONCATENATE([url.$A$5]; [.$A53]); [.$C53])" office:value-type="float" office:value="0" calcext:value-type="float">
            <text:p>0</text:p>
          </table:table-cell>
          <table:table-cell table:number-columns-repeated="1018"/>
        </table:table-row>
        <table:table-row table:style-name="ro1">
          <table:table-cell office:value-type="string" calcext:value-type="string">
            <text:p>404</text:p>
          </table:table-cell>
          <table:table-cell table:content-validation-name="val2" office:value-type="string" calcext:value-type="string">
            <text:p>IT技術</text:p>
          </table:table-cell>
          <table:table-cell table:number-columns-repeated="2"/>
          <table:table-cell table:formula="of:=HYPERLINK(CONCATENATE([url.$A$4]; [.A54]))" office:value-type="string" office:string-value="https://monaledge.com/edit/404" calcext:value-type="string">
            <text:p>https://monaledge.com/edit/404</text:p>
          </table:table-cell>
          <table:table-cell table:style-name="ce4" table:formula="of:=HYPERLINK(CONCATENATE([url.$A$5]; [.$A54]); [.$C54])" office:value-type="float" office:value="0" calcext:value-type="float">
            <text:p>0</text:p>
          </table:table-cell>
          <table:table-cell table:number-columns-repeated="1018"/>
        </table:table-row>
        <table:table-row table:style-name="ro1">
          <table:table-cell office:value-type="string" calcext:value-type="string">
            <text:p>402</text:p>
          </table:table-cell>
          <table:table-cell table:content-validation-name="val2" office:value-type="string" calcext:value-type="string">
            <text:p>IT技術</text:p>
          </table:table-cell>
          <table:table-cell table:number-columns-repeated="2"/>
          <table:table-cell table:formula="of:=HYPERLINK(CONCATENATE([url.$A$4]; [.A55]))" office:value-type="string" office:string-value="https://monaledge.com/edit/402" calcext:value-type="string">
            <text:p>https://monaledge.com/edit/402</text:p>
          </table:table-cell>
          <table:table-cell table:style-name="ce4" table:formula="of:=HYPERLINK(CONCATENATE([url.$A$5]; [.$A55]); [.$C55])" office:value-type="float" office:value="0" calcext:value-type="float">
            <text:p>0</text:p>
          </table:table-cell>
          <table:table-cell table:number-columns-repeated="1018"/>
        </table:table-row>
        <table:table-row table:style-name="ro1">
          <table:table-cell office:value-type="string" calcext:value-type="string">
            <text:p>401</text:p>
          </table:table-cell>
          <table:table-cell table:content-validation-name="val2" office:value-type="string" calcext:value-type="string">
            <text:p>IT技術</text:p>
          </table:table-cell>
          <table:table-cell table:number-columns-repeated="2"/>
          <table:table-cell table:formula="of:=HYPERLINK(CONCATENATE([url.$A$4]; [.A56]))" office:value-type="string" office:string-value="https://monaledge.com/edit/401" calcext:value-type="string">
            <text:p>https://monaledge.com/edit/401</text:p>
          </table:table-cell>
          <table:table-cell table:style-name="ce4" table:formula="of:=HYPERLINK(CONCATENATE([url.$A$5]; [.$A56]); [.$C56])" office:value-type="float" office:value="0" calcext:value-type="float">
            <text:p>0</text:p>
          </table:table-cell>
          <table:table-cell table:number-columns-repeated="1018"/>
        </table:table-row>
        <table:table-row table:style-name="ro1">
          <table:table-cell office:value-type="string" calcext:value-type="string">
            <text:p>400</text:p>
          </table:table-cell>
          <table:table-cell table:content-validation-name="val2" office:value-type="string" calcext:value-type="string">
            <text:p>IT技術</text:p>
          </table:table-cell>
          <table:table-cell table:number-columns-repeated="2"/>
          <table:table-cell table:formula="of:=HYPERLINK(CONCATENATE([url.$A$4]; [.A57]))" office:value-type="string" office:string-value="https://monaledge.com/edit/400" calcext:value-type="string">
            <text:p>https://monaledge.com/edit/400</text:p>
          </table:table-cell>
          <table:table-cell table:style-name="ce4" table:formula="of:=HYPERLINK(CONCATENATE([url.$A$5]; [.$A57]); [.$C57])" office:value-type="float" office:value="0" calcext:value-type="float">
            <text:p>0</text:p>
          </table:table-cell>
          <table:table-cell table:number-columns-repeated="1018"/>
        </table:table-row>
        <table:table-row table:style-name="ro1">
          <table:table-cell office:value-type="string" calcext:value-type="string">
            <text:p>399</text:p>
          </table:table-cell>
          <table:table-cell table:content-validation-name="val2" office:value-type="string" calcext:value-type="string">
            <text:p>IT技術</text:p>
          </table:table-cell>
          <table:table-cell table:number-columns-repeated="2"/>
          <table:table-cell table:formula="of:=HYPERLINK(CONCATENATE([url.$A$4]; [.A58]))" office:value-type="string" office:string-value="https://monaledge.com/edit/399" calcext:value-type="string">
            <text:p>https://monaledge.com/edit/399</text:p>
          </table:table-cell>
          <table:table-cell table:style-name="ce4" table:formula="of:=HYPERLINK(CONCATENATE([url.$A$5]; [.$A58]); [.$C58])" office:value-type="float" office:value="0" calcext:value-type="float">
            <text:p>0</text:p>
          </table:table-cell>
          <table:table-cell table:number-columns-repeated="1018"/>
        </table:table-row>
        <table:table-row table:style-name="ro1">
          <table:table-cell office:value-type="string" calcext:value-type="string">
            <text:p>398</text:p>
          </table:table-cell>
          <table:table-cell table:content-validation-name="val2" office:value-type="string" calcext:value-type="string">
            <text:p>IT技術</text:p>
          </table:table-cell>
          <table:table-cell table:number-columns-repeated="2"/>
          <table:table-cell table:formula="of:=HYPERLINK(CONCATENATE([url.$A$4]; [.A59]))" office:value-type="string" office:string-value="https://monaledge.com/edit/398" calcext:value-type="string">
            <text:p>https://monaledge.com/edit/398</text:p>
          </table:table-cell>
          <table:table-cell table:style-name="ce4" table:formula="of:=HYPERLINK(CONCATENATE([url.$A$5]; [.$A59]); [.$C59])" office:value-type="float" office:value="0" calcext:value-type="float">
            <text:p>0</text:p>
          </table:table-cell>
          <table:table-cell table:number-columns-repeated="1018"/>
        </table:table-row>
        <table:table-row table:style-name="ro1">
          <table:table-cell office:value-type="string" calcext:value-type="string">
            <text:p>397</text:p>
          </table:table-cell>
          <table:table-cell table:content-validation-name="val2" office:value-type="string" calcext:value-type="string">
            <text:p>IT技術</text:p>
          </table:table-cell>
          <table:table-cell table:number-columns-repeated="2"/>
          <table:table-cell table:formula="of:=HYPERLINK(CONCATENATE([url.$A$4]; [.A60]))" office:value-type="string" office:string-value="https://monaledge.com/edit/397" calcext:value-type="string">
            <text:p>https://monaledge.com/edit/397</text:p>
          </table:table-cell>
          <table:table-cell table:style-name="ce4" table:formula="of:=HYPERLINK(CONCATENATE([url.$A$5]; [.$A60]); [.$C60])" office:value-type="float" office:value="0" calcext:value-type="float">
            <text:p>0</text:p>
          </table:table-cell>
          <table:table-cell table:number-columns-repeated="1018"/>
        </table:table-row>
        <table:table-row table:style-name="ro1">
          <table:table-cell office:value-type="string" calcext:value-type="string">
            <text:p>396</text:p>
          </table:table-cell>
          <table:table-cell table:content-validation-name="val2" office:value-type="string" calcext:value-type="string">
            <text:p>IT技術</text:p>
          </table:table-cell>
          <table:table-cell table:number-columns-repeated="2"/>
          <table:table-cell table:formula="of:=HYPERLINK(CONCATENATE([url.$A$4]; [.A61]))" office:value-type="string" office:string-value="https://monaledge.com/edit/396" calcext:value-type="string">
            <text:p>https://monaledge.com/edit/396</text:p>
          </table:table-cell>
          <table:table-cell table:style-name="ce4" table:formula="of:=HYPERLINK(CONCATENATE([url.$A$5]; [.$A61]); [.$C61])" office:value-type="float" office:value="0" calcext:value-type="float">
            <text:p>0</text:p>
          </table:table-cell>
          <table:table-cell table:number-columns-repeated="1018"/>
        </table:table-row>
        <table:table-row table:style-name="ro1">
          <table:table-cell office:value-type="string" calcext:value-type="string">
            <text:p>395</text:p>
          </table:table-cell>
          <table:table-cell table:content-validation-name="val2" office:value-type="string" calcext:value-type="string">
            <text:p>IT技術</text:p>
          </table:table-cell>
          <table:table-cell table:number-columns-repeated="2"/>
          <table:table-cell table:formula="of:=HYPERLINK(CONCATENATE([url.$A$4]; [.A62]))" office:value-type="string" office:string-value="https://monaledge.com/edit/395" calcext:value-type="string">
            <text:p>https://monaledge.com/edit/395</text:p>
          </table:table-cell>
          <table:table-cell table:style-name="ce4" table:formula="of:=HYPERLINK(CONCATENATE([url.$A$5]; [.$A62]); [.$C62])" office:value-type="float" office:value="0" calcext:value-type="float">
            <text:p>0</text:p>
          </table:table-cell>
          <table:table-cell table:number-columns-repeated="1018"/>
        </table:table-row>
        <table:table-row table:style-name="ro1">
          <table:table-cell office:value-type="string" calcext:value-type="string">
            <text:p>394</text:p>
          </table:table-cell>
          <table:table-cell table:content-validation-name="val2" office:value-type="string" calcext:value-type="string">
            <text:p>IT技術</text:p>
          </table:table-cell>
          <table:table-cell table:number-columns-repeated="2"/>
          <table:table-cell table:formula="of:=HYPERLINK(CONCATENATE([url.$A$4]; [.A63]))" office:value-type="string" office:string-value="https://monaledge.com/edit/394" calcext:value-type="string">
            <text:p>https://monaledge.com/edit/394</text:p>
          </table:table-cell>
          <table:table-cell table:style-name="ce4" table:formula="of:=HYPERLINK(CONCATENATE([url.$A$5]; [.$A63]); [.$C63])" office:value-type="float" office:value="0" calcext:value-type="float">
            <text:p>0</text:p>
          </table:table-cell>
          <table:table-cell table:number-columns-repeated="1018"/>
        </table:table-row>
        <table:table-row table:style-name="ro1">
          <table:table-cell office:value-type="string" calcext:value-type="string">
            <text:p>393</text:p>
          </table:table-cell>
          <table:table-cell table:content-validation-name="val2" office:value-type="string" calcext:value-type="string">
            <text:p>IT技術</text:p>
          </table:table-cell>
          <table:table-cell table:number-columns-repeated="2"/>
          <table:table-cell table:formula="of:=HYPERLINK(CONCATENATE([url.$A$4]; [.A64]))" office:value-type="string" office:string-value="https://monaledge.com/edit/393" calcext:value-type="string">
            <text:p>https://monaledge.com/edit/393</text:p>
          </table:table-cell>
          <table:table-cell table:style-name="ce4" table:formula="of:=HYPERLINK(CONCATENATE([url.$A$5]; [.$A64]); [.$C64])" office:value-type="float" office:value="0" calcext:value-type="float">
            <text:p>0</text:p>
          </table:table-cell>
          <table:table-cell table:number-columns-repeated="1018"/>
        </table:table-row>
        <table:table-row table:style-name="ro1">
          <table:table-cell office:value-type="string" calcext:value-type="string">
            <text:p>392</text:p>
          </table:table-cell>
          <table:table-cell table:content-validation-name="val2" office:value-type="string" calcext:value-type="string">
            <text:p>IT技術</text:p>
          </table:table-cell>
          <table:table-cell table:number-columns-repeated="2"/>
          <table:table-cell table:formula="of:=HYPERLINK(CONCATENATE([url.$A$4]; [.A65]))" office:value-type="string" office:string-value="https://monaledge.com/edit/392" calcext:value-type="string">
            <text:p>https://monaledge.com/edit/392</text:p>
          </table:table-cell>
          <table:table-cell table:style-name="ce4" table:formula="of:=HYPERLINK(CONCATENATE([url.$A$5]; [.$A65]); [.$C65])" office:value-type="float" office:value="0" calcext:value-type="float">
            <text:p>0</text:p>
          </table:table-cell>
          <table:table-cell table:number-columns-repeated="1018"/>
        </table:table-row>
        <table:table-row table:style-name="ro1">
          <table:table-cell office:value-type="string" calcext:value-type="string">
            <text:p>391</text:p>
          </table:table-cell>
          <table:table-cell table:content-validation-name="val2" office:value-type="string" calcext:value-type="string">
            <text:p>IT技術</text:p>
          </table:table-cell>
          <table:table-cell table:number-columns-repeated="2"/>
          <table:table-cell table:formula="of:=HYPERLINK(CONCATENATE([url.$A$4]; [.A66]))" office:value-type="string" office:string-value="https://monaledge.com/edit/391" calcext:value-type="string">
            <text:p>https://monaledge.com/edit/391</text:p>
          </table:table-cell>
          <table:table-cell table:style-name="ce4" table:formula="of:=HYPERLINK(CONCATENATE([url.$A$5]; [.$A66]); [.$C66])" office:value-type="float" office:value="0" calcext:value-type="float">
            <text:p>0</text:p>
          </table:table-cell>
          <table:table-cell table:number-columns-repeated="1018"/>
        </table:table-row>
        <table:table-row table:style-name="ro1">
          <table:table-cell office:value-type="string" calcext:value-type="string">
            <text:p>389</text:p>
          </table:table-cell>
          <table:table-cell table:content-validation-name="val2" office:value-type="string" calcext:value-type="string">
            <text:p>IT技術</text:p>
          </table:table-cell>
          <table:table-cell table:number-columns-repeated="2"/>
          <table:table-cell table:formula="of:=HYPERLINK(CONCATENATE([url.$A$4]; [.A67]))" office:value-type="string" office:string-value="https://monaledge.com/edit/389" calcext:value-type="string">
            <text:p>https://monaledge.com/edit/389</text:p>
          </table:table-cell>
          <table:table-cell table:style-name="ce4" table:formula="of:=HYPERLINK(CONCATENATE([url.$A$5]; [.$A67]); [.$C67])" office:value-type="float" office:value="0" calcext:value-type="float">
            <text:p>0</text:p>
          </table:table-cell>
          <table:table-cell table:number-columns-repeated="1018"/>
        </table:table-row>
        <table:table-row table:style-name="ro1">
          <table:table-cell office:value-type="string" calcext:value-type="string">
            <text:p>388</text:p>
          </table:table-cell>
          <table:table-cell table:content-validation-name="val2" office:value-type="string" calcext:value-type="string">
            <text:p>IT技術</text:p>
          </table:table-cell>
          <table:table-cell table:number-columns-repeated="2"/>
          <table:table-cell table:formula="of:=HYPERLINK(CONCATENATE([url.$A$4]; [.A68]))" office:value-type="string" office:string-value="https://monaledge.com/edit/388" calcext:value-type="string">
            <text:p>https://monaledge.com/edit/388</text:p>
          </table:table-cell>
          <table:table-cell table:style-name="ce4" table:formula="of:=HYPERLINK(CONCATENATE([url.$A$5]; [.$A68]); [.$C68])" office:value-type="float" office:value="0" calcext:value-type="float">
            <text:p>0</text:p>
          </table:table-cell>
          <table:table-cell table:number-columns-repeated="1018"/>
        </table:table-row>
        <table:table-row table:style-name="ro1">
          <table:table-cell office:value-type="string" calcext:value-type="string">
            <text:p>386</text:p>
          </table:table-cell>
          <table:table-cell table:content-validation-name="val2" office:value-type="string" calcext:value-type="string">
            <text:p>IT技術</text:p>
          </table:table-cell>
          <table:table-cell table:number-columns-repeated="2"/>
          <table:table-cell table:formula="of:=HYPERLINK(CONCATENATE([url.$A$4]; [.A69]))" office:value-type="string" office:string-value="https://monaledge.com/edit/386" calcext:value-type="string">
            <text:p>https://monaledge.com/edit/386</text:p>
          </table:table-cell>
          <table:table-cell table:style-name="ce4" table:formula="of:=HYPERLINK(CONCATENATE([url.$A$5]; [.$A69]); [.$C69])" office:value-type="float" office:value="0" calcext:value-type="float">
            <text:p>0</text:p>
          </table:table-cell>
          <table:table-cell table:number-columns-repeated="1018"/>
        </table:table-row>
        <table:table-row table:style-name="ro1">
          <table:table-cell office:value-type="string" calcext:value-type="string">
            <text:p>385</text:p>
          </table:table-cell>
          <table:table-cell table:content-validation-name="val2" office:value-type="string" calcext:value-type="string">
            <text:p>IT技術</text:p>
          </table:table-cell>
          <table:table-cell table:number-columns-repeated="2"/>
          <table:table-cell table:formula="of:=HYPERLINK(CONCATENATE([url.$A$4]; [.A70]))" office:value-type="string" office:string-value="https://monaledge.com/edit/385" calcext:value-type="string">
            <text:p>https://monaledge.com/edit/385</text:p>
          </table:table-cell>
          <table:table-cell table:style-name="ce4" table:formula="of:=HYPERLINK(CONCATENATE([url.$A$5]; [.$A70]); [.$C70])" office:value-type="float" office:value="0" calcext:value-type="float">
            <text:p>0</text:p>
          </table:table-cell>
          <table:table-cell table:number-columns-repeated="1018"/>
        </table:table-row>
        <table:table-row table:style-name="ro1">
          <table:table-cell office:value-type="string" calcext:value-type="string">
            <text:p>384</text:p>
          </table:table-cell>
          <table:table-cell table:content-validation-name="val2" office:value-type="string" calcext:value-type="string">
            <text:p>IT技術</text:p>
          </table:table-cell>
          <table:table-cell table:number-columns-repeated="2"/>
          <table:table-cell table:formula="of:=HYPERLINK(CONCATENATE([url.$A$4]; [.A71]))" office:value-type="string" office:string-value="https://monaledge.com/edit/384" calcext:value-type="string">
            <text:p>https://monaledge.com/edit/384</text:p>
          </table:table-cell>
          <table:table-cell table:style-name="ce4" table:formula="of:=HYPERLINK(CONCATENATE([url.$A$5]; [.$A71]); [.$C71])" office:value-type="float" office:value="0" calcext:value-type="float">
            <text:p>0</text:p>
          </table:table-cell>
          <table:table-cell table:number-columns-repeated="1018"/>
        </table:table-row>
        <table:table-row table:style-name="ro1">
          <table:table-cell office:value-type="string" calcext:value-type="string">
            <text:p>383</text:p>
          </table:table-cell>
          <table:table-cell table:content-validation-name="val2" office:value-type="string" calcext:value-type="string">
            <text:p>IT技術</text:p>
          </table:table-cell>
          <table:table-cell table:number-columns-repeated="2"/>
          <table:table-cell table:formula="of:=HYPERLINK(CONCATENATE([url.$A$4]; [.A72]))" office:value-type="string" office:string-value="https://monaledge.com/edit/383" calcext:value-type="string">
            <text:p>https://monaledge.com/edit/383</text:p>
          </table:table-cell>
          <table:table-cell table:style-name="ce4" table:formula="of:=HYPERLINK(CONCATENATE([url.$A$5]; [.$A72]); [.$C72])" office:value-type="float" office:value="0" calcext:value-type="float">
            <text:p>0</text:p>
          </table:table-cell>
          <table:table-cell table:number-columns-repeated="1018"/>
        </table:table-row>
        <table:table-row table:style-name="ro1">
          <table:table-cell office:value-type="string" calcext:value-type="string">
            <text:p>381</text:p>
          </table:table-cell>
          <table:table-cell table:content-validation-name="val2" office:value-type="string" calcext:value-type="string">
            <text:p>IT技術</text:p>
          </table:table-cell>
          <table:table-cell table:number-columns-repeated="2"/>
          <table:table-cell table:formula="of:=HYPERLINK(CONCATENATE([url.$A$4]; [.A73]))" office:value-type="string" office:string-value="https://monaledge.com/edit/381" calcext:value-type="string">
            <text:p>https://monaledge.com/edit/381</text:p>
          </table:table-cell>
          <table:table-cell table:style-name="ce4" table:formula="of:=HYPERLINK(CONCATENATE([url.$A$5]; [.$A73]); [.$C73])" office:value-type="float" office:value="0" calcext:value-type="float">
            <text:p>0</text:p>
          </table:table-cell>
          <table:table-cell table:number-columns-repeated="1018"/>
        </table:table-row>
        <table:table-row table:style-name="ro1">
          <table:table-cell office:value-type="string" calcext:value-type="string">
            <text:p>380</text:p>
          </table:table-cell>
          <table:table-cell table:content-validation-name="val2" office:value-type="string" calcext:value-type="string">
            <text:p>IT技術</text:p>
          </table:table-cell>
          <table:table-cell table:number-columns-repeated="2"/>
          <table:table-cell table:formula="of:=HYPERLINK(CONCATENATE([url.$A$4]; [.A74]))" office:value-type="string" office:string-value="https://monaledge.com/edit/380" calcext:value-type="string">
            <text:p>https://monaledge.com/edit/380</text:p>
          </table:table-cell>
          <table:table-cell table:style-name="ce4" table:formula="of:=HYPERLINK(CONCATENATE([url.$A$5]; [.$A74]); [.$C74])" office:value-type="float" office:value="0" calcext:value-type="float">
            <text:p>0</text:p>
          </table:table-cell>
          <table:table-cell table:number-columns-repeated="1018"/>
        </table:table-row>
        <table:table-row table:style-name="ro1">
          <table:table-cell office:value-type="string" calcext:value-type="string">
            <text:p>379</text:p>
          </table:table-cell>
          <table:table-cell table:content-validation-name="val2" office:value-type="string" calcext:value-type="string">
            <text:p>IT技術</text:p>
          </table:table-cell>
          <table:table-cell table:number-columns-repeated="2"/>
          <table:table-cell table:formula="of:=HYPERLINK(CONCATENATE([url.$A$4]; [.A75]))" office:value-type="string" office:string-value="https://monaledge.com/edit/379" calcext:value-type="string">
            <text:p>https://monaledge.com/edit/379</text:p>
          </table:table-cell>
          <table:table-cell table:style-name="ce4" table:formula="of:=HYPERLINK(CONCATENATE([url.$A$5]; [.$A75]); [.$C75])" office:value-type="float" office:value="0" calcext:value-type="float">
            <text:p>0</text:p>
          </table:table-cell>
          <table:table-cell table:number-columns-repeated="1018"/>
        </table:table-row>
        <table:table-row table:style-name="ro1">
          <table:table-cell office:value-type="string" calcext:value-type="string">
            <text:p>378</text:p>
          </table:table-cell>
          <table:table-cell table:content-validation-name="val2" office:value-type="string" calcext:value-type="string">
            <text:p>IT技術</text:p>
          </table:table-cell>
          <table:table-cell table:number-columns-repeated="2"/>
          <table:table-cell table:formula="of:=HYPERLINK(CONCATENATE([url.$A$4]; [.A76]))" office:value-type="string" office:string-value="https://monaledge.com/edit/378" calcext:value-type="string">
            <text:p>https://monaledge.com/edit/378</text:p>
          </table:table-cell>
          <table:table-cell table:style-name="ce4" table:formula="of:=HYPERLINK(CONCATENATE([url.$A$5]; [.$A76]); [.$C76])" office:value-type="float" office:value="0" calcext:value-type="float">
            <text:p>0</text:p>
          </table:table-cell>
          <table:table-cell table:number-columns-repeated="1018"/>
        </table:table-row>
        <table:table-row table:style-name="ro1">
          <table:table-cell office:value-type="string" calcext:value-type="string">
            <text:p>377</text:p>
          </table:table-cell>
          <table:table-cell table:content-validation-name="val2" office:value-type="string" calcext:value-type="string">
            <text:p>IT技術</text:p>
          </table:table-cell>
          <table:table-cell table:number-columns-repeated="2"/>
          <table:table-cell table:formula="of:=HYPERLINK(CONCATENATE([url.$A$4]; [.A77]))" office:value-type="string" office:string-value="https://monaledge.com/edit/377" calcext:value-type="string">
            <text:p>https://monaledge.com/edit/377</text:p>
          </table:table-cell>
          <table:table-cell table:style-name="ce4" table:formula="of:=HYPERLINK(CONCATENATE([url.$A$5]; [.$A77]); [.$C77])" office:value-type="float" office:value="0" calcext:value-type="float">
            <text:p>0</text:p>
          </table:table-cell>
          <table:table-cell table:number-columns-repeated="1018"/>
        </table:table-row>
        <table:table-row table:style-name="ro1">
          <table:table-cell office:value-type="string" calcext:value-type="string">
            <text:p>376</text:p>
          </table:table-cell>
          <table:table-cell table:content-validation-name="val2" office:value-type="string" calcext:value-type="string">
            <text:p>IT技術</text:p>
          </table:table-cell>
          <table:table-cell table:number-columns-repeated="2"/>
          <table:table-cell table:formula="of:=HYPERLINK(CONCATENATE([url.$A$4]; [.A78]))" office:value-type="string" office:string-value="https://monaledge.com/edit/376" calcext:value-type="string">
            <text:p>https://monaledge.com/edit/376</text:p>
          </table:table-cell>
          <table:table-cell table:style-name="ce4" table:formula="of:=HYPERLINK(CONCATENATE([url.$A$5]; [.$A78]); [.$C78])" office:value-type="float" office:value="0" calcext:value-type="float">
            <text:p>0</text:p>
          </table:table-cell>
          <table:table-cell table:number-columns-repeated="1018"/>
        </table:table-row>
        <table:table-row table:style-name="ro1">
          <table:table-cell office:value-type="string" calcext:value-type="string">
            <text:p>375</text:p>
          </table:table-cell>
          <table:table-cell table:content-validation-name="val2" office:value-type="string" calcext:value-type="string">
            <text:p>IT技術</text:p>
          </table:table-cell>
          <table:table-cell table:number-columns-repeated="2"/>
          <table:table-cell table:formula="of:=HYPERLINK(CONCATENATE([url.$A$4]; [.A79]))" office:value-type="string" office:string-value="https://monaledge.com/edit/375" calcext:value-type="string">
            <text:p>https://monaledge.com/edit/375</text:p>
          </table:table-cell>
          <table:table-cell table:style-name="ce4" table:formula="of:=HYPERLINK(CONCATENATE([url.$A$5]; [.$A79]); [.$C79])" office:value-type="float" office:value="0" calcext:value-type="float">
            <text:p>0</text:p>
          </table:table-cell>
          <table:table-cell table:number-columns-repeated="1018"/>
        </table:table-row>
        <table:table-row table:style-name="ro1">
          <table:table-cell office:value-type="string" calcext:value-type="string">
            <text:p>374</text:p>
          </table:table-cell>
          <table:table-cell table:content-validation-name="val2" office:value-type="string" calcext:value-type="string">
            <text:p>IT技術</text:p>
          </table:table-cell>
          <table:table-cell table:number-columns-repeated="2"/>
          <table:table-cell table:formula="of:=HYPERLINK(CONCATENATE([url.$A$4]; [.A80]))" office:value-type="string" office:string-value="https://monaledge.com/edit/374" calcext:value-type="string">
            <text:p>https://monaledge.com/edit/374</text:p>
          </table:table-cell>
          <table:table-cell table:style-name="ce4" table:formula="of:=HYPERLINK(CONCATENATE([url.$A$5]; [.$A80]); [.$C80])" office:value-type="float" office:value="0" calcext:value-type="float">
            <text:p>0</text:p>
          </table:table-cell>
          <table:table-cell table:number-columns-repeated="1018"/>
        </table:table-row>
        <table:table-row table:style-name="ro1">
          <table:table-cell office:value-type="string" calcext:value-type="string">
            <text:p>373</text:p>
          </table:table-cell>
          <table:table-cell table:content-validation-name="val2" office:value-type="string" calcext:value-type="string">
            <text:p>IT技術</text:p>
          </table:table-cell>
          <table:table-cell table:number-columns-repeated="2"/>
          <table:table-cell table:formula="of:=HYPERLINK(CONCATENATE([url.$A$4]; [.A81]))" office:value-type="string" office:string-value="https://monaledge.com/edit/373" calcext:value-type="string">
            <text:p>https://monaledge.com/edit/373</text:p>
          </table:table-cell>
          <table:table-cell table:style-name="ce4" table:formula="of:=HYPERLINK(CONCATENATE([url.$A$5]; [.$A81]); [.$C81])" office:value-type="float" office:value="0" calcext:value-type="float">
            <text:p>0</text:p>
          </table:table-cell>
          <table:table-cell table:number-columns-repeated="1018"/>
        </table:table-row>
        <table:table-row table:style-name="ro1">
          <table:table-cell office:value-type="string" calcext:value-type="string">
            <text:p>371</text:p>
          </table:table-cell>
          <table:table-cell table:content-validation-name="val2" office:value-type="string" calcext:value-type="string">
            <text:p>IT技術</text:p>
          </table:table-cell>
          <table:table-cell table:number-columns-repeated="2"/>
          <table:table-cell table:formula="of:=HYPERLINK(CONCATENATE([url.$A$4]; [.A82]))" office:value-type="string" office:string-value="https://monaledge.com/edit/371" calcext:value-type="string">
            <text:p>https://monaledge.com/edit/371</text:p>
          </table:table-cell>
          <table:table-cell table:style-name="ce4" table:formula="of:=HYPERLINK(CONCATENATE([url.$A$5]; [.$A82]); [.$C82])" office:value-type="float" office:value="0" calcext:value-type="float">
            <text:p>0</text:p>
          </table:table-cell>
          <table:table-cell table:number-columns-repeated="1018"/>
        </table:table-row>
        <table:table-row table:style-name="ro1">
          <table:table-cell office:value-type="string" calcext:value-type="string">
            <text:p>370</text:p>
          </table:table-cell>
          <table:table-cell table:content-validation-name="val2" office:value-type="string" calcext:value-type="string">
            <text:p>IT技術</text:p>
          </table:table-cell>
          <table:table-cell table:number-columns-repeated="2"/>
          <table:table-cell table:formula="of:=HYPERLINK(CONCATENATE([url.$A$4]; [.A83]))" office:value-type="string" office:string-value="https://monaledge.com/edit/370" calcext:value-type="string">
            <text:p>https://monaledge.com/edit/370</text:p>
          </table:table-cell>
          <table:table-cell table:style-name="ce4" table:formula="of:=HYPERLINK(CONCATENATE([url.$A$5]; [.$A83]); [.$C83])" office:value-type="float" office:value="0" calcext:value-type="float">
            <text:p>0</text:p>
          </table:table-cell>
          <table:table-cell table:number-columns-repeated="1018"/>
        </table:table-row>
        <table:table-row table:style-name="ro1">
          <table:table-cell office:value-type="string" calcext:value-type="string">
            <text:p>369</text:p>
          </table:table-cell>
          <table:table-cell table:content-validation-name="val2" office:value-type="string" calcext:value-type="string">
            <text:p>IT技術</text:p>
          </table:table-cell>
          <table:table-cell table:number-columns-repeated="2"/>
          <table:table-cell table:formula="of:=HYPERLINK(CONCATENATE([url.$A$4]; [.A84]))" office:value-type="string" office:string-value="https://monaledge.com/edit/369" calcext:value-type="string">
            <text:p>https://monaledge.com/edit/369</text:p>
          </table:table-cell>
          <table:table-cell table:style-name="ce4" table:formula="of:=HYPERLINK(CONCATENATE([url.$A$5]; [.$A84]); [.$C84])" office:value-type="float" office:value="0" calcext:value-type="float">
            <text:p>0</text:p>
          </table:table-cell>
          <table:table-cell table:number-columns-repeated="1018"/>
        </table:table-row>
        <table:table-row table:style-name="ro1">
          <table:table-cell office:value-type="string" calcext:value-type="string">
            <text:p>368</text:p>
          </table:table-cell>
          <table:table-cell table:content-validation-name="val2" office:value-type="string" calcext:value-type="string">
            <text:p>IT技術</text:p>
          </table:table-cell>
          <table:table-cell table:number-columns-repeated="2"/>
          <table:table-cell table:formula="of:=HYPERLINK(CONCATENATE([url.$A$4]; [.A85]))" office:value-type="string" office:string-value="https://monaledge.com/edit/368" calcext:value-type="string">
            <text:p>https://monaledge.com/edit/368</text:p>
          </table:table-cell>
          <table:table-cell table:style-name="ce4" table:formula="of:=HYPERLINK(CONCATENATE([url.$A$5]; [.$A85]); [.$C85])" office:value-type="float" office:value="0" calcext:value-type="float">
            <text:p>0</text:p>
          </table:table-cell>
          <table:table-cell table:number-columns-repeated="1018"/>
        </table:table-row>
        <table:table-row table:style-name="ro1">
          <table:table-cell office:value-type="string" calcext:value-type="string">
            <text:p>367</text:p>
          </table:table-cell>
          <table:table-cell table:content-validation-name="val2" office:value-type="string" calcext:value-type="string">
            <text:p>IT技術</text:p>
          </table:table-cell>
          <table:table-cell table:number-columns-repeated="2"/>
          <table:table-cell table:formula="of:=HYPERLINK(CONCATENATE([url.$A$4]; [.A86]))" office:value-type="string" office:string-value="https://monaledge.com/edit/367" calcext:value-type="string">
            <text:p>https://monaledge.com/edit/367</text:p>
          </table:table-cell>
          <table:table-cell table:style-name="ce4" table:formula="of:=HYPERLINK(CONCATENATE([url.$A$5]; [.$A86]); [.$C86])" office:value-type="float" office:value="0" calcext:value-type="float">
            <text:p>0</text:p>
          </table:table-cell>
          <table:table-cell table:number-columns-repeated="1018"/>
        </table:table-row>
        <table:table-row table:style-name="ro1">
          <table:table-cell office:value-type="string" calcext:value-type="string">
            <text:p>366</text:p>
          </table:table-cell>
          <table:table-cell table:content-validation-name="val2" office:value-type="string" calcext:value-type="string">
            <text:p>IT技術</text:p>
          </table:table-cell>
          <table:table-cell table:number-columns-repeated="2"/>
          <table:table-cell table:formula="of:=HYPERLINK(CONCATENATE([url.$A$4]; [.A87]))" office:value-type="string" office:string-value="https://monaledge.com/edit/366" calcext:value-type="string">
            <text:p>https://monaledge.com/edit/366</text:p>
          </table:table-cell>
          <table:table-cell table:style-name="ce4" table:formula="of:=HYPERLINK(CONCATENATE([url.$A$5]; [.$A87]); [.$C87])" office:value-type="float" office:value="0" calcext:value-type="float">
            <text:p>0</text:p>
          </table:table-cell>
          <table:table-cell table:number-columns-repeated="1018"/>
        </table:table-row>
        <table:table-row table:style-name="ro1">
          <table:table-cell office:value-type="string" calcext:value-type="string">
            <text:p>365</text:p>
          </table:table-cell>
          <table:table-cell table:content-validation-name="val2" office:value-type="string" calcext:value-type="string">
            <text:p>IT技術</text:p>
          </table:table-cell>
          <table:table-cell table:number-columns-repeated="2"/>
          <table:table-cell table:formula="of:=HYPERLINK(CONCATENATE([url.$A$4]; [.A88]))" office:value-type="string" office:string-value="https://monaledge.com/edit/365" calcext:value-type="string">
            <text:p>https://monaledge.com/edit/365</text:p>
          </table:table-cell>
          <table:table-cell table:style-name="ce4" table:formula="of:=HYPERLINK(CONCATENATE([url.$A$5]; [.$A88]); [.$C88])" office:value-type="float" office:value="0" calcext:value-type="float">
            <text:p>0</text:p>
          </table:table-cell>
          <table:table-cell table:number-columns-repeated="1018"/>
        </table:table-row>
        <table:table-row table:style-name="ro1">
          <table:table-cell office:value-type="string" calcext:value-type="string">
            <text:p>363</text:p>
          </table:table-cell>
          <table:table-cell table:content-validation-name="val2" office:value-type="string" calcext:value-type="string">
            <text:p>IT技術</text:p>
          </table:table-cell>
          <table:table-cell table:number-columns-repeated="2"/>
          <table:table-cell table:formula="of:=HYPERLINK(CONCATENATE([url.$A$4]; [.A89]))" office:value-type="string" office:string-value="https://monaledge.com/edit/363" calcext:value-type="string">
            <text:p>https://monaledge.com/edit/363</text:p>
          </table:table-cell>
          <table:table-cell table:style-name="ce4" table:formula="of:=HYPERLINK(CONCATENATE([url.$A$5]; [.$A89]); [.$C89])" office:value-type="float" office:value="0" calcext:value-type="float">
            <text:p>0</text:p>
          </table:table-cell>
          <table:table-cell table:number-columns-repeated="1018"/>
        </table:table-row>
        <table:table-row table:style-name="ro1">
          <table:table-cell office:value-type="string" calcext:value-type="string">
            <text:p>362</text:p>
          </table:table-cell>
          <table:table-cell table:content-validation-name="val2" office:value-type="string" calcext:value-type="string">
            <text:p>IT技術</text:p>
          </table:table-cell>
          <table:table-cell table:number-columns-repeated="2"/>
          <table:table-cell table:formula="of:=HYPERLINK(CONCATENATE([url.$A$4]; [.A90]))" office:value-type="string" office:string-value="https://monaledge.com/edit/362" calcext:value-type="string">
            <text:p>https://monaledge.com/edit/362</text:p>
          </table:table-cell>
          <table:table-cell table:style-name="ce4" table:formula="of:=HYPERLINK(CONCATENATE([url.$A$5]; [.$A90]); [.$C90])" office:value-type="float" office:value="0" calcext:value-type="float">
            <text:p>0</text:p>
          </table:table-cell>
          <table:table-cell table:number-columns-repeated="1018"/>
        </table:table-row>
        <table:table-row table:style-name="ro1">
          <table:table-cell office:value-type="string" calcext:value-type="string">
            <text:p>361</text:p>
          </table:table-cell>
          <table:table-cell table:content-validation-name="val2" office:value-type="string" calcext:value-type="string">
            <text:p>IT技術</text:p>
          </table:table-cell>
          <table:table-cell table:number-columns-repeated="2"/>
          <table:table-cell table:formula="of:=HYPERLINK(CONCATENATE([url.$A$4]; [.A91]))" office:value-type="string" office:string-value="https://monaledge.com/edit/361" calcext:value-type="string">
            <text:p>https://monaledge.com/edit/361</text:p>
          </table:table-cell>
          <table:table-cell table:style-name="ce4" table:formula="of:=HYPERLINK(CONCATENATE([url.$A$5]; [.$A91]); [.$C91])" office:value-type="float" office:value="0" calcext:value-type="float">
            <text:p>0</text:p>
          </table:table-cell>
          <table:table-cell table:number-columns-repeated="1018"/>
        </table:table-row>
        <table:table-row table:style-name="ro1">
          <table:table-cell office:value-type="string" calcext:value-type="string">
            <text:p>360</text:p>
          </table:table-cell>
          <table:table-cell table:content-validation-name="val2" office:value-type="string" calcext:value-type="string">
            <text:p>IT技術</text:p>
          </table:table-cell>
          <table:table-cell table:number-columns-repeated="2"/>
          <table:table-cell table:formula="of:=HYPERLINK(CONCATENATE([url.$A$4]; [.A92]))" office:value-type="string" office:string-value="https://monaledge.com/edit/360" calcext:value-type="string">
            <text:p>https://monaledge.com/edit/360</text:p>
          </table:table-cell>
          <table:table-cell table:style-name="ce4" table:formula="of:=HYPERLINK(CONCATENATE([url.$A$5]; [.$A92]); [.$C92])" office:value-type="float" office:value="0" calcext:value-type="float">
            <text:p>0</text:p>
          </table:table-cell>
          <table:table-cell table:number-columns-repeated="1018"/>
        </table:table-row>
        <table:table-row table:style-name="ro1">
          <table:table-cell office:value-type="string" calcext:value-type="string">
            <text:p>359</text:p>
          </table:table-cell>
          <table:table-cell table:content-validation-name="val2" office:value-type="string" calcext:value-type="string">
            <text:p>IT技術</text:p>
          </table:table-cell>
          <table:table-cell table:number-columns-repeated="2"/>
          <table:table-cell table:formula="of:=HYPERLINK(CONCATENATE([url.$A$4]; [.A93]))" office:value-type="string" office:string-value="https://monaledge.com/edit/359" calcext:value-type="string">
            <text:p>https://monaledge.com/edit/359</text:p>
          </table:table-cell>
          <table:table-cell table:style-name="ce4" table:formula="of:=HYPERLINK(CONCATENATE([url.$A$5]; [.$A93]); [.$C93])" office:value-type="float" office:value="0" calcext:value-type="float">
            <text:p>0</text:p>
          </table:table-cell>
          <table:table-cell table:number-columns-repeated="1018"/>
        </table:table-row>
        <table:table-row table:style-name="ro1">
          <table:table-cell office:value-type="string" calcext:value-type="string">
            <text:p>357</text:p>
          </table:table-cell>
          <table:table-cell table:content-validation-name="val2" office:value-type="string" calcext:value-type="string">
            <text:p>IT技術</text:p>
          </table:table-cell>
          <table:table-cell table:number-columns-repeated="2"/>
          <table:table-cell table:formula="of:=HYPERLINK(CONCATENATE([url.$A$4]; [.A94]))" office:value-type="string" office:string-value="https://monaledge.com/edit/357" calcext:value-type="string">
            <text:p>https://monaledge.com/edit/357</text:p>
          </table:table-cell>
          <table:table-cell table:style-name="ce4" table:formula="of:=HYPERLINK(CONCATENATE([url.$A$5]; [.$A94]); [.$C94])" office:value-type="float" office:value="0" calcext:value-type="float">
            <text:p>0</text:p>
          </table:table-cell>
          <table:table-cell table:number-columns-repeated="1018"/>
        </table:table-row>
        <table:table-row table:style-name="ro1">
          <table:table-cell office:value-type="string" calcext:value-type="string">
            <text:p>354</text:p>
          </table:table-cell>
          <table:table-cell table:content-validation-name="val2" office:value-type="string" calcext:value-type="string">
            <text:p>IT技術</text:p>
          </table:table-cell>
          <table:table-cell table:number-columns-repeated="2"/>
          <table:table-cell table:formula="of:=HYPERLINK(CONCATENATE([url.$A$4]; [.A95]))" office:value-type="string" office:string-value="https://monaledge.com/edit/354" calcext:value-type="string">
            <text:p>https://monaledge.com/edit/354</text:p>
          </table:table-cell>
          <table:table-cell table:style-name="ce4" table:formula="of:=HYPERLINK(CONCATENATE([url.$A$5]; [.$A95]); [.$C95])" office:value-type="float" office:value="0" calcext:value-type="float">
            <text:p>0</text:p>
          </table:table-cell>
          <table:table-cell table:number-columns-repeated="1018"/>
        </table:table-row>
        <table:table-row table:style-name="ro1">
          <table:table-cell office:value-type="string" calcext:value-type="string">
            <text:p>352</text:p>
          </table:table-cell>
          <table:table-cell table:content-validation-name="val2" office:value-type="string" calcext:value-type="string">
            <text:p>IT技術</text:p>
          </table:table-cell>
          <table:table-cell table:number-columns-repeated="2"/>
          <table:table-cell table:formula="of:=HYPERLINK(CONCATENATE([url.$A$4]; [.A96]))" office:value-type="string" office:string-value="https://monaledge.com/edit/352" calcext:value-type="string">
            <text:p>https://monaledge.com/edit/352</text:p>
          </table:table-cell>
          <table:table-cell table:style-name="ce4" table:formula="of:=HYPERLINK(CONCATENATE([url.$A$5]; [.$A96]); [.$C96])" office:value-type="float" office:value="0" calcext:value-type="float">
            <text:p>0</text:p>
          </table:table-cell>
          <table:table-cell table:number-columns-repeated="1018"/>
        </table:table-row>
        <table:table-row table:style-name="ro1" table:number-rows-repeated="1048446">
          <table:table-cell/>
          <table:table-cell table:content-validation-name="val2"/>
          <table:table-cell table:number-columns-repeated="1022"/>
        </table:table-row>
        <table:table-row table:style-name="ro2" table:number-rows-repeated="33">
          <table:table-cell/>
          <table:table-cell table:content-validation-name="val2"/>
          <table:table-cell table:number-columns-repeated="1022"/>
        </table:table-row>
        <table:table-row table:style-name="ro2">
          <table:table-cell/>
          <table:table-cell table:content-validation-name="val2"/>
          <table:table-cell table:number-columns-repeated="1022"/>
        </table:table-row>
      </table:table>
      <table:table table:name="category" table:style-name="ta1">
        <table:table-column table:style-name="co6" table:default-cell-style-name="Default"/>
        <table:table-column table:style-name="co2" table:default-cell-style-name="Default"/>
        <table:table-row table:style-name="ro3">
          <table:table-cell table:style-name="ce5" office:value-type="string" calcext:value-type="string">
            <text:p>ID</text:p>
          </table:table-cell>
          <table:table-cell table:style-name="ce5" office:value-type="string" calcext:value-type="string">
            <text:p>名前</text:p>
          </table:table-cell>
        </table:table-row>
        <table:table-row table:style-name="ro3">
          <table:table-cell office:value-type="float" office:value="1" calcext:value-type="float">
            <text:p>1</text:p>
          </table:table-cell>
          <table:table-cell office:value-type="string" calcext:value-type="string">
            <text:p>暗号通貨</text:p>
          </table:table-cell>
        </table:table-row>
        <table:table-row table:style-name="ro3">
          <table:table-cell office:value-type="float" office:value="2" calcext:value-type="float">
            <text:p>2</text:p>
          </table:table-cell>
          <table:table-cell office:value-type="string" calcext:value-type="string">
            <text:p>モナコイン</text:p>
          </table:table-cell>
        </table:table-row>
        <table:table-row table:style-name="ro3">
          <table:table-cell office:value-type="float" office:value="3" calcext:value-type="float">
            <text:p>3</text:p>
          </table:table-cell>
          <table:table-cell office:value-type="string" calcext:value-type="string">
            <text:p>温泉</text:p>
          </table:table-cell>
        </table:table-row>
        <table:table-row table:style-name="ro3">
          <table:table-cell office:value-type="float" office:value="4" calcext:value-type="float">
            <text:p>4</text:p>
          </table:table-cell>
          <table:table-cell office:value-type="string" calcext:value-type="string">
            <text:p>神社・お寺</text:p>
          </table:table-cell>
        </table:table-row>
        <table:table-row table:style-name="ro3">
          <table:table-cell office:value-type="float" office:value="5" calcext:value-type="float">
            <text:p>5</text:p>
          </table:table-cell>
          <table:table-cell office:value-type="string" calcext:value-type="string">
            <text:p>趣味</text:p>
          </table:table-cell>
        </table:table-row>
        <table:table-row table:style-name="ro3">
          <table:table-cell office:value-type="float" office:value="6" calcext:value-type="float">
            <text:p>6</text:p>
          </table:table-cell>
          <table:table-cell office:value-type="string" calcext:value-type="string">
            <text:p>カーライフ</text:p>
          </table:table-cell>
        </table:table-row>
        <table:table-row table:style-name="ro3">
          <table:table-cell office:value-type="float" office:value="7" calcext:value-type="float">
            <text:p>7</text:p>
          </table:table-cell>
          <table:table-cell office:value-type="string" calcext:value-type="string">
            <text:p>日記</text:p>
          </table:table-cell>
        </table:table-row>
        <table:table-row table:style-name="ro3">
          <table:table-cell office:value-type="float" office:value="8" calcext:value-type="float">
            <text:p>8</text:p>
          </table:table-cell>
          <table:table-cell office:value-type="string" calcext:value-type="string">
            <text:p>IT技術</text:p>
          </table:table-cell>
        </table:table-row>
        <table:table-row table:style-name="ro3">
          <table:table-cell office:value-type="float" office:value="9" calcext:value-type="float">
            <text:p>9</text:p>
          </table:table-cell>
          <table:table-cell office:value-type="string" calcext:value-type="string">
            <text:p>ガジェット</text:p>
          </table:table-cell>
        </table:table-row>
        <table:table-row table:style-name="ro3">
          <table:table-cell office:value-type="float" office:value="10" calcext:value-type="float">
            <text:p>10</text:p>
          </table:table-cell>
          <table:table-cell office:value-type="string" calcext:value-type="string">
            <text:p>本</text:p>
          </table:table-cell>
        </table:table-row>
        <table:table-row table:style-name="ro3">
          <table:table-cell office:value-type="float" office:value="11" calcext:value-type="float">
            <text:p>11</text:p>
          </table:table-cell>
          <table:table-cell office:value-type="string" calcext:value-type="string">
            <text:p>創作話</text:p>
          </table:table-cell>
        </table:table-row>
        <table:table-row table:style-name="ro3">
          <table:table-cell office:value-type="float" office:value="12" calcext:value-type="float">
            <text:p>12</text:p>
          </table:table-cell>
          <table:table-cell office:value-type="string" calcext:value-type="string">
            <text:p>怖い話</text:p>
          </table:table-cell>
        </table:table-row>
        <table:table-row table:style-name="ro3">
          <table:table-cell office:value-type="float" office:value="13" calcext:value-type="float">
            <text:p>13</text:p>
          </table:table-cell>
          <table:table-cell office:value-type="string" calcext:value-type="string">
            <text:p>その他</text:p>
          </table:table-cell>
        </table:table-row>
      </table:table>
      <table:table table:name="url" table:style-name="ta1">
        <table:table-column table:style-name="co7" table:default-cell-style-name="Default"/>
        <table:table-column table:style-name="co8" table:default-cell-style-name="Default"/>
        <table:table-row table:style-name="ro3">
          <table:table-cell table:style-name="ce5" office:value-type="string" calcext:value-type="string">
            <text:p>URL</text:p>
          </table:table-cell>
          <table:table-cell table:style-name="ce5" office:value-type="string" calcext:value-type="string">
            <text:p>概要</text:p>
          </table:table-cell>
        </table:table-row>
        <table:table-row table:style-name="ro3">
          <table:table-cell office:value-type="string" calcext:value-type="string">
            <text:p><text:a xlink:href="https://monaledge.com/user/" xlink:type="simple">https://monaledge.com/user/</text:a>{address}?page={page}</text:p>
          </table:table-cell>
          <table:table-cell office:value-type="string" calcext:value-type="string">
            <text:p>ユーザページ。ログイン不要で自分の記事IDを取得できそう？　でもマークダウンは取得できなさそう。</text:p>
          </table:table-cell>
        </table:table-row>
        <table:table-row table:style-name="ro3">
          <table:table-cell office:value-type="string" calcext:value-type="string">
            <text:p><text:a xlink:href="https://monaledge.com/mypage/" xlink:type="simple">https://monaledge.com/mypage/</text:a>{page}</text:p>
          </table:table-cell>
          <table:table-cell office:value-type="string" calcext:value-type="string">
            <text:p>ユーザページ。ログインしないと閲覧できない。</text:p>
          </table:table-cell>
        </table:table-row>
        <table:table-row table:style-name="ro3">
          <table:table-cell office:value-type="string" calcext:value-type="string">
            <text:p><text:a xlink:href="https://monaledge.com/edit/" xlink:type="simple">https://monaledge.com/edit/</text:a></text:p>
          </table:table-cell>
          <table:table-cell office:value-type="string" calcext:value-type="string">
            <text:p>編集画面。マークダウンがある。URL末尾に記事IDを付与する。</text:p>
          </table:table-cell>
        </table:table-row>
        <table:table-row table:style-name="ro3">
          <table:table-cell office:value-type="string" calcext:value-type="string">
            <text:p><text:a xlink:href="https://monaledge.com/article/" xlink:type="simple">https://monaledge.com/article/</text:a></text:p>
          </table:table-cell>
          <table:table-cell office:value-type="string" calcext:value-type="string">
            <text:p>閲覧画面。HTMLで表示される。URL末尾に記事IDを付与する。</text:p>
          </table:table-cell>
        </table:table-row>
      </table:table>
      <table:table table:name="id" table:style-name="ta1">
        <table:table-column table:style-name="co9" table:default-cell-style-name="Default"/>
        <table:table-column table:style-name="co10" table:default-cell-style-name="ce2"/>
        <table:table-row table:style-name="ro3">
          <table:table-cell table:style-name="ce5" office:value-type="string" calcext:value-type="string">
            <text:p>概要</text:p>
          </table:table-cell>
          <table:table-cell table:style-name="ce5" office:value-type="string" calcext:value-type="string">
            <text:p>ブックマークレット</text:p>
          </table:table-cell>
        </table:table-row>
        <table:table-row table:style-name="ro3">
          <table:table-cell office:value-type="string" calcext:value-type="string">
            <text:p>モナレッジのmypageから記事IDを取得する（そのページ内のみ）</text:p>
          </table:table-cell>
          <table:table-cell office:value-type="string" calcext:value-type="string">
            <text:p>javascript:(async()=&gt;{await navigator.clipboard.writeText(Array.from(document.querySelectorAll(`a[href^='/article/']`)).map(e=&gt;parseInt(e.getAttribute('href').replace(/.*[\/\\]/, ''))).join('\n')).catch(e=&gt;console.error(e))})();</text:p>
          </table:table-cell>
        </table:table-row>
        <table:table-row table:style-name="ro3" table:number-rows-repeated="1048573">
          <table:table-cell table:number-columns-repeated="2"/>
        </table:table-row>
        <table:table-row table:style-name="ro3">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IPA Pゴシック" style:language-asian="ja" style:country-asian="JP"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6T11:04:02.025275263</meta:creation-date>
    <dc:date>2022-07-26T12:23:00.183370207</dc:date>
    <meta:editing-duration>PT54M6S</meta:editing-duration>
    <meta:editing-cycles>2</meta:editing-cycles>
    <meta:generator>LibreOffice/6.1.5.2$Linux_ARM_EABI LibreOffice_project/10$Build-2</meta:generator>
    <meta:document-statistic meta:table-count="4" meta:cell-count="434" meta:object-count="0"/>
  </office:meta>
</office:document-meta>
</file>